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91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1.9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2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76" table:default-cell-style-name="Default"/>
        <table:table-row table:style-name="ro1">
          <table:table-cell office:value-type="string">
            <text:p>Hebb,unsupervised,forgetting,multilayer</text:p>
          </table:table-cell>
          <table:table-cell office:value-type="float" office:value="121.044444">
            <text:p>121,044444</text:p>
          </table:table-cell>
          <table:table-cell office:value-type="float" office:value="123.044444">
            <text:p>123,044444</text:p>
          </table:table-cell>
          <table:table-cell office:value-type="float" office:value="121.266667">
            <text:p>121,266667</text:p>
          </table:table-cell>
          <table:table-cell office:value-type="float" office:value="119.311111">
            <text:p>119,311111</text:p>
          </table:table-cell>
          <table:table-cell office:value-type="float" office:value="119.266667">
            <text:p>119,266667</text:p>
          </table:table-cell>
          <table:table-cell office:value-type="float" office:value="117.288889">
            <text:p>117,288889</text:p>
          </table:table-cell>
          <table:table-cell office:value-type="float" office:value="118.022222">
            <text:p>118,022222</text:p>
          </table:table-cell>
          <table:table-cell office:value-type="float" office:value="117.577778">
            <text:p>117,577778</text:p>
          </table:table-cell>
          <table:table-cell office:value-type="float" office:value="116.311111">
            <text:p>116,311111</text:p>
          </table:table-cell>
          <table:table-cell office:value-type="float" office:value="116.533333">
            <text:p>116,533333</text:p>
          </table:table-cell>
          <table:table-cell office:value-type="float" office:value="115.511111">
            <text:p>115,511111</text:p>
          </table:table-cell>
          <table:table-cell office:value-type="float" office:value="115.022222">
            <text:p>115,022222</text:p>
          </table:table-cell>
          <table:table-cell office:value-type="float" office:value="113">
            <text:p>113</text:p>
          </table:table-cell>
          <table:table-cell office:value-type="float" office:value="111.177778">
            <text:p>111,177778</text:p>
          </table:table-cell>
          <table:table-cell office:value-type="float" office:value="109.266667">
            <text:p>109,266667</text:p>
          </table:table-cell>
          <table:table-cell office:value-type="float" office:value="108.733333">
            <text:p>108,733333</text:p>
          </table:table-cell>
          <table:table-cell office:value-type="float" office:value="106.133333">
            <text:p>106,133333</text:p>
          </table:table-cell>
          <table:table-cell office:value-type="float" office:value="103.822222">
            <text:p>103,822222</text:p>
          </table:table-cell>
          <table:table-cell office:value-type="float" office:value="103.644444">
            <text:p>103,644444</text:p>
          </table:table-cell>
          <table:table-cell office:value-type="float" office:value="100.511111">
            <text:p>100,511111</text:p>
          </table:table-cell>
          <table:table-cell office:value-type="float" office:value="100.088889">
            <text:p>100,088889</text:p>
          </table:table-cell>
          <table:table-cell office:value-type="float" office:value="100.155556">
            <text:p>100,155556</text:p>
          </table:table-cell>
          <table:table-cell office:value-type="float" office:value="98.155556">
            <text:p>98,155556</text:p>
          </table:table-cell>
          <table:table-cell office:value-type="float" office:value="98.133333">
            <text:p>98,133333</text:p>
          </table:table-cell>
          <table:table-cell office:value-type="float" office:value="96.822222">
            <text:p>96,822222</text:p>
          </table:table-cell>
          <table:table-cell office:value-type="float" office:value="96.577778">
            <text:p>96,577778</text:p>
          </table:table-cell>
          <table:table-cell office:value-type="float" office:value="95.333333">
            <text:p>95,333333</text:p>
          </table:table-cell>
          <table:table-cell office:value-type="float" office:value="95.088889">
            <text:p>95,088889</text:p>
          </table:table-cell>
          <table:table-cell office:value-type="float" office:value="93.777778">
            <text:p>93,777778</text:p>
          </table:table-cell>
          <table:table-cell office:value-type="float" office:value="92.6">
            <text:p>92,6</text:p>
          </table:table-cell>
          <table:table-cell office:value-type="float" office:value="92.266667">
            <text:p>92,266667</text:p>
          </table:table-cell>
          <table:table-cell office:value-type="float" office:value="91.377778">
            <text:p>91,377778</text:p>
          </table:table-cell>
          <table:table-cell office:value-type="float" office:value="89.711111">
            <text:p>89,711111</text:p>
          </table:table-cell>
          <table:table-cell office:value-type="float" office:value="89.688889">
            <text:p>89,688889</text:p>
          </table:table-cell>
          <table:table-cell office:value-type="float" office:value="88.911111">
            <text:p>88,911111</text:p>
          </table:table-cell>
          <table:table-cell office:value-type="float" office:value="89.177778">
            <text:p>89,177778</text:p>
          </table:table-cell>
          <table:table-cell office:value-type="float" office:value="88.933333">
            <text:p>88,933333</text:p>
          </table:table-cell>
          <table:table-cell office:value-type="float" office:value="89.777778">
            <text:p>89,777778</text:p>
          </table:table-cell>
          <table:table-cell office:value-type="float" office:value="89.088889">
            <text:p>89,088889</text:p>
          </table:table-cell>
          <table:table-cell office:value-type="float" office:value="88.888889">
            <text:p>88,888889</text:p>
          </table:table-cell>
          <table:table-cell office:value-type="float" office:value="88.533333">
            <text:p>88,533333</text:p>
          </table:table-cell>
          <table:table-cell office:value-type="float" office:value="88.444444">
            <text:p>88,444444</text:p>
          </table:table-cell>
          <table:table-cell office:value-type="float" office:value="87.066667">
            <text:p>87,066667</text:p>
          </table:table-cell>
          <table:table-cell office:value-type="float" office:value="88.066667">
            <text:p>88,066667</text:p>
          </table:table-cell>
          <table:table-cell office:value-type="float" office:value="88.177778">
            <text:p>88,177778</text:p>
          </table:table-cell>
          <table:table-cell office:value-type="float" office:value="87.311111">
            <text:p>87,311111</text:p>
          </table:table-cell>
          <table:table-cell office:value-type="float" office:value="88.155556">
            <text:p>88,155556</text:p>
          </table:table-cell>
          <table:table-cell office:value-type="float" office:value="86.177778">
            <text:p>86,177778</text:p>
          </table:table-cell>
          <table:table-cell office:value-type="float" office:value="85.177778">
            <text:p>85,177778</text:p>
          </table:table-cell>
          <table:table-cell office:value-type="float" office:value="85.644444">
            <text:p>85,644444</text:p>
          </table:table-cell>
          <table:table-cell office:value-type="float" office:value="84.511111">
            <text:p>84,511111</text:p>
          </table:table-cell>
          <table:table-cell office:value-type="float" office:value="83.777778">
            <text:p>83,777778</text:p>
          </table:table-cell>
          <table:table-cell office:value-type="float" office:value="82.977778">
            <text:p>82,977778</text:p>
          </table:table-cell>
          <table:table-cell office:value-type="float" office:value="82.933333">
            <text:p>82,933333</text:p>
          </table:table-cell>
          <table:table-cell office:value-type="float" office:value="81.666667">
            <text:p>81,666667</text:p>
          </table:table-cell>
          <table:table-cell office:value-type="float" office:value="79.711111">
            <text:p>79,711111</text:p>
          </table:table-cell>
          <table:table-cell office:value-type="float" office:value="77.355556">
            <text:p>77,355556</text:p>
          </table:table-cell>
          <table:table-cell office:value-type="float" office:value="74.266667">
            <text:p>74,266667</text:p>
          </table:table-cell>
          <table:table-cell office:value-type="float" office:value="72.488889">
            <text:p>72,488889</text:p>
          </table:table-cell>
          <table:table-cell office:value-type="float" office:value="71.8">
            <text:p>71,8</text:p>
          </table:table-cell>
          <table:table-cell office:value-type="float" office:value="71.066667">
            <text:p>71,066667</text:p>
          </table:table-cell>
          <table:table-cell office:value-type="float" office:value="68.822222">
            <text:p>68,822222</text:p>
          </table:table-cell>
          <table:table-cell office:value-type="float" office:value="67.355556">
            <text:p>67,355556</text:p>
          </table:table-cell>
          <table:table-cell office:value-type="float" office:value="67.488889">
            <text:p>67,488889</text:p>
          </table:table-cell>
          <table:table-cell office:value-type="float" office:value="66.088889">
            <text:p>66,088889</text:p>
          </table:table-cell>
          <table:table-cell office:value-type="float" office:value="65.955556">
            <text:p>65,955556</text:p>
          </table:table-cell>
          <table:table-cell office:value-type="float" office:value="67.755556">
            <text:p>67,755556</text:p>
          </table:table-cell>
          <table:table-cell office:value-type="float" office:value="66.377778">
            <text:p>66,377778</text:p>
          </table:table-cell>
          <table:table-cell office:value-type="float" office:value="65.577778">
            <text:p>65,577778</text:p>
          </table:table-cell>
          <table:table-cell office:value-type="float" office:value="65.933333">
            <text:p>65,933333</text:p>
          </table:table-cell>
          <table:table-cell office:value-type="float" office:value="66.622222">
            <text:p>66,622222</text:p>
          </table:table-cell>
          <table:table-cell office:value-type="float" office:value="64.888889">
            <text:p>64,888889</text:p>
          </table:table-cell>
          <table:table-cell office:value-type="float" office:value="66.222222">
            <text:p>66,222222</text:p>
          </table:table-cell>
          <table:table-cell office:value-type="float" office:value="67.266667">
            <text:p>67,266667</text:p>
          </table:table-cell>
          <table:table-cell office:value-type="float" office:value="67.4">
            <text:p>67,4</text:p>
          </table:table-cell>
          <table:table-cell office:value-type="float" office:value="64.422222">
            <text:p>64,422222</text:p>
          </table:table-cell>
          <table:table-cell office:value-type="float" office:value="65.577778">
            <text:p>65,577778</text:p>
          </table:table-cell>
          <table:table-cell office:value-type="float" office:value="67.2">
            <text:p>67,2</text:p>
          </table:table-cell>
          <table:table-cell office:value-type="float" office:value="64.333333">
            <text:p>64,333333</text:p>
          </table:table-cell>
          <table:table-cell office:value-type="float" office:value="65.688889">
            <text:p>65,688889</text:p>
          </table:table-cell>
          <table:table-cell office:value-type="float" office:value="66.2">
            <text:p>66,2</text:p>
          </table:table-cell>
          <table:table-cell office:value-type="float" office:value="66.822222">
            <text:p>66,822222</text:p>
          </table:table-cell>
          <table:table-cell office:value-type="float" office:value="66.8">
            <text:p>66,8</text:p>
          </table:table-cell>
          <table:table-cell office:value-type="float" office:value="66.155556">
            <text:p>66,155556</text:p>
          </table:table-cell>
          <table:table-cell office:value-type="float" office:value="66.555556">
            <text:p>66,555556</text:p>
          </table:table-cell>
          <table:table-cell office:value-type="float" office:value="65.333333">
            <text:p>65,333333</text:p>
          </table:table-cell>
          <table:table-cell office:value-type="float" office:value="67.666667">
            <text:p>67,666667</text:p>
          </table:table-cell>
          <table:table-cell office:value-type="float" office:value="66.866667">
            <text:p>66,866667</text:p>
          </table:table-cell>
          <table:table-cell office:value-type="float" office:value="66.533333">
            <text:p>66,533333</text:p>
          </table:table-cell>
          <table:table-cell office:value-type="float" office:value="64.577778">
            <text:p>64,577778</text:p>
          </table:table-cell>
          <table:table-cell office:value-type="float" office:value="65.866667">
            <text:p>65,866667</text:p>
          </table:table-cell>
          <table:table-cell office:value-type="float" office:value="67.311111">
            <text:p>67,311111</text:p>
          </table:table-cell>
          <table:table-cell office:value-type="float" office:value="66.755556">
            <text:p>66,755556</text:p>
          </table:table-cell>
          <table:table-cell office:value-type="float" office:value="65.044444">
            <text:p>65,044444</text:p>
          </table:table-cell>
          <table:table-cell office:value-type="float" office:value="66.022222">
            <text:p>66,022222</text:p>
          </table:table-cell>
          <table:table-cell office:value-type="float" office:value="68.133333">
            <text:p>68,133333</text:p>
          </table:table-cell>
          <table:table-cell table:number-columns-repeated="2" office:value-type="float" office:value="66.955556">
            <text:p>66,955556</text:p>
          </table:table-cell>
          <table:table-cell office:value-type="float" office:value="67.133333">
            <text:p>67,133333</text:p>
          </table:table-cell>
          <table:table-cell office:value-type="float" office:value="66.711111">
            <text:p>66,711111</text:p>
          </table:table-cell>
          <table:table-cell office:value-type="float" office:value="66.377778">
            <text:p>66,377778</text:p>
          </table:table-cell>
          <table:table-cell office:value-type="float" office:value="67.666667">
            <text:p>67,666667</text:p>
          </table:table-cell>
          <table:table-cell office:value-type="float" office:value="66.933333">
            <text:p>66,933333</text:p>
          </table:table-cell>
          <table:table-cell office:value-type="float" office:value="64.888889">
            <text:p>64,888889</text:p>
          </table:table-cell>
          <table:table-cell office:value-type="float" office:value="65.288889">
            <text:p>65,288889</text:p>
          </table:table-cell>
          <table:table-cell office:value-type="float" office:value="66.977778">
            <text:p>66,977778</text:p>
          </table:table-cell>
          <table:table-cell office:value-type="float" office:value="64.133333">
            <text:p>64,133333</text:p>
          </table:table-cell>
          <table:table-cell office:value-type="float" office:value="66.866667">
            <text:p>66,866667</text:p>
          </table:table-cell>
          <table:table-cell office:value-type="float" office:value="68.133333">
            <text:p>68,133333</text:p>
          </table:table-cell>
          <table:table-cell office:value-type="float" office:value="68.822222">
            <text:p>68,822222</text:p>
          </table:table-cell>
          <table:table-cell office:value-type="float" office:value="65.977778">
            <text:p>65,977778</text:p>
          </table:table-cell>
          <table:table-cell office:value-type="float" office:value="66.044444">
            <text:p>66,044444</text:p>
          </table:table-cell>
          <table:table-cell office:value-type="float" office:value="66.355556">
            <text:p>66,355556</text:p>
          </table:table-cell>
          <table:table-cell office:value-type="float" office:value="67.288889">
            <text:p>67,288889</text:p>
          </table:table-cell>
          <table:table-cell office:value-type="float" office:value="66.355556">
            <text:p>66,355556</text:p>
          </table:table-cell>
          <table:table-cell office:value-type="float" office:value="66.666667">
            <text:p>66,666667</text:p>
          </table:table-cell>
          <table:table-cell office:value-type="float" office:value="68.777778">
            <text:p>68,777778</text:p>
          </table:table-cell>
          <table:table-cell office:value-type="float" office:value="66.222222">
            <text:p>66,222222</text:p>
          </table:table-cell>
          <table:table-cell office:value-type="float" office:value="66.511111">
            <text:p>66,511111</text:p>
          </table:table-cell>
          <table:table-cell office:value-type="float" office:value="67.8">
            <text:p>67,8</text:p>
          </table:table-cell>
          <table:table-cell office:value-type="float" office:value="66.133333">
            <text:p>66,133333</text:p>
          </table:table-cell>
          <table:table-cell office:value-type="float" office:value="65.488889">
            <text:p>65,488889</text:p>
          </table:table-cell>
          <table:table-cell office:value-type="float" office:value="65.777778">
            <text:p>65,777778</text:p>
          </table:table-cell>
          <table:table-cell office:value-type="float" office:value="66.333333">
            <text:p>66,333333</text:p>
          </table:table-cell>
          <table:table-cell office:value-type="float" office:value="67.088889">
            <text:p>67,088889</text:p>
          </table:table-cell>
          <table:table-cell office:value-type="float" office:value="67.377778">
            <text:p>67,377778</text:p>
          </table:table-cell>
          <table:table-cell office:value-type="float" office:value="65.377778">
            <text:p>65,377778</text:p>
          </table:table-cell>
          <table:table-cell office:value-type="float" office:value="66.8">
            <text:p>66,8</text:p>
          </table:table-cell>
          <table:table-cell office:value-type="float" office:value="66.444444">
            <text:p>66,444444</text:p>
          </table:table-cell>
          <table:table-cell office:value-type="float" office:value="66.555556">
            <text:p>66,555556</text:p>
          </table:table-cell>
          <table:table-cell office:value-type="float" office:value="65.088889">
            <text:p>65,088889</text:p>
          </table:table-cell>
          <table:table-cell office:value-type="float" office:value="66.244444">
            <text:p>66,244444</text:p>
          </table:table-cell>
          <table:table-cell office:value-type="float" office:value="67.177778">
            <text:p>67,177778</text:p>
          </table:table-cell>
          <table:table-cell office:value-type="float" office:value="66.333333">
            <text:p>66,333333</text:p>
          </table:table-cell>
          <table:table-cell office:value-type="float" office:value="65.933333">
            <text:p>65,933333</text:p>
          </table:table-cell>
          <table:table-cell office:value-type="float" office:value="66.822222">
            <text:p>66,822222</text:p>
          </table:table-cell>
          <table:table-cell office:value-type="float" office:value="66.355556">
            <text:p>66,355556</text:p>
          </table:table-cell>
          <table:table-cell office:value-type="float" office:value="66.133333">
            <text:p>66,133333</text:p>
          </table:table-cell>
          <table:table-cell office:value-type="float" office:value="66.288889">
            <text:p>66,288889</text:p>
          </table:table-cell>
          <table:table-cell office:value-type="float" office:value="64.6">
            <text:p>64,6</text:p>
          </table:table-cell>
          <table:table-cell office:value-type="float" office:value="67.022222">
            <text:p>67,022222</text:p>
          </table:table-cell>
          <table:table-cell office:value-type="float" office:value="66.711111">
            <text:p>66,711111</text:p>
          </table:table-cell>
          <table:table-cell office:value-type="float" office:value="67.488889">
            <text:p>67,488889</text:p>
          </table:table-cell>
          <table:table-cell office:value-type="float" office:value="66.222222">
            <text:p>66,222222</text:p>
          </table:table-cell>
          <table:table-cell office:value-type="float" office:value="65.666667">
            <text:p>65,666667</text:p>
          </table:table-cell>
          <table:table-cell office:value-type="float" office:value="67.755556">
            <text:p>67,755556</text:p>
          </table:table-cell>
          <table:table-cell office:value-type="float" office:value="66.866667">
            <text:p>66,866667</text:p>
          </table:table-cell>
          <table:table-cell office:value-type="float" office:value="67.377778">
            <text:p>67,377778</text:p>
          </table:table-cell>
          <table:table-cell office:value-type="float" office:value="68.288889">
            <text:p>68,288889</text:p>
          </table:table-cell>
          <table:table-cell office:value-type="float" office:value="65.577778">
            <text:p>65,577778</text:p>
          </table:table-cell>
          <table:table-cell office:value-type="float" office:value="67.355556">
            <text:p>67,355556</text:p>
          </table:table-cell>
          <table:table-cell office:value-type="float" office:value="65.755556">
            <text:p>65,755556</text:p>
          </table:table-cell>
          <table:table-cell office:value-type="float" office:value="66.444444">
            <text:p>66,444444</text:p>
          </table:table-cell>
          <table:table-cell office:value-type="float" office:value="65.955556">
            <text:p>65,955556</text:p>
          </table:table-cell>
          <table:table-cell office:value-type="float" office:value="66.977778">
            <text:p>66,977778</text:p>
          </table:table-cell>
          <table:table-cell office:value-type="float" office:value="67.266667">
            <text:p>67,266667</text:p>
          </table:table-cell>
          <table:table-cell office:value-type="float" office:value="64.711111">
            <text:p>64,711111</text:p>
          </table:table-cell>
          <table:table-cell office:value-type="float" office:value="65.355556">
            <text:p>65,355556</text:p>
          </table:table-cell>
          <table:table-cell office:value-type="float" office:value="67.088889">
            <text:p>67,088889</text:p>
          </table:table-cell>
          <table:table-cell office:value-type="float" office:value="66.4">
            <text:p>66,4</text:p>
          </table:table-cell>
          <table:table-cell office:value-type="float" office:value="65.755556">
            <text:p>65,755556</text:p>
          </table:table-cell>
          <table:table-cell office:value-type="float" office:value="65.688889">
            <text:p>65,688889</text:p>
          </table:table-cell>
          <table:table-cell office:value-type="float" office:value="66">
            <text:p>66</text:p>
          </table:table-cell>
          <table:table-cell table:number-columns-repeated="2" office:value-type="float" office:value="66.911111">
            <text:p>66,911111</text:p>
          </table:table-cell>
          <table:table-cell office:value-type="float" office:value="64.933333">
            <text:p>64,933333</text:p>
          </table:table-cell>
          <table:table-cell office:value-type="float" office:value="66.088889">
            <text:p>66,088889</text:p>
          </table:table-cell>
          <table:table-cell office:value-type="float" office:value="66.377778">
            <text:p>66,377778</text:p>
          </table:table-cell>
          <table:table-cell office:value-type="float" office:value="64.666667">
            <text:p>64,666667</text:p>
          </table:table-cell>
          <table:table-cell office:value-type="float" office:value="66.311111">
            <text:p>66,311111</text:p>
          </table:table-cell>
          <table:table-cell office:value-type="float" office:value="66.111111">
            <text:p>66,111111</text:p>
          </table:table-cell>
          <table:table-cell office:value-type="float" office:value="67.2">
            <text:p>67,2</text:p>
          </table:table-cell>
          <table:table-cell office:value-type="float" office:value="65.955556">
            <text:p>65,955556</text:p>
          </table:table-cell>
          <table:table-cell office:value-type="float" office:value="67.177778">
            <text:p>67,177778</text:p>
          </table:table-cell>
          <table:table-cell office:value-type="float" office:value="67.355556">
            <text:p>67,355556</text:p>
          </table:table-cell>
          <table:table-cell office:value-type="float" office:value="67.044444">
            <text:p>67,044444</text:p>
          </table:table-cell>
          <table:table-cell office:value-type="float" office:value="67.977778">
            <text:p>67,977778</text:p>
          </table:table-cell>
          <table:table-cell office:value-type="float" office:value="67.133333">
            <text:p>67,133333</text:p>
          </table:table-cell>
          <table:table-cell office:value-type="float" office:value="66.911111">
            <text:p>66,911111</text:p>
          </table:table-cell>
          <table:table-cell office:value-type="float" office:value="66.244444">
            <text:p>66,244444</text:p>
          </table:table-cell>
          <table:table-cell office:value-type="float" office:value="66.555556">
            <text:p>66,555556</text:p>
          </table:table-cell>
          <table:table-cell office:value-type="float" office:value="66.977778">
            <text:p>66,977778</text:p>
          </table:table-cell>
          <table:table-cell office:value-type="float" office:value="65.422222">
            <text:p>65,422222</text:p>
          </table:table-cell>
          <table:table-cell office:value-type="float" office:value="64.933333">
            <text:p>64,933333</text:p>
          </table:table-cell>
          <table:table-cell office:value-type="float" office:value="66.288889">
            <text:p>66,288889</text:p>
          </table:table-cell>
          <table:table-cell office:value-type="float" office:value="66.711111">
            <text:p>66,711111</text:p>
          </table:table-cell>
          <table:table-cell office:value-type="float" office:value="65.555556">
            <text:p>65,555556</text:p>
          </table:table-cell>
          <table:table-cell office:value-type="float" office:value="67.088889">
            <text:p>67,088889</text:p>
          </table:table-cell>
          <table:table-cell office:value-type="float" office:value="66.844444">
            <text:p>66,844444</text:p>
          </table:table-cell>
          <table:table-cell office:value-type="float" office:value="67.644444">
            <text:p>67,644444</text:p>
          </table:table-cell>
          <table:table-cell office:value-type="float" office:value="66.066667">
            <text:p>66,066667</text:p>
          </table:table-cell>
          <table:table-cell office:value-type="float" office:value="66.422222">
            <text:p>66,422222</text:p>
          </table:table-cell>
          <table:table-cell office:value-type="float" office:value="66.355556">
            <text:p>66,355556</text:p>
          </table:table-cell>
          <table:table-cell office:value-type="float" office:value="65.355556">
            <text:p>65,355556</text:p>
          </table:table-cell>
          <table:table-cell office:value-type="float" office:value="67.266667">
            <text:p>67,266667</text:p>
          </table:table-cell>
          <table:table-cell office:value-type="float" office:value="66.555556">
            <text:p>66,555556</text:p>
          </table:table-cell>
          <table:table-cell office:value-type="float" office:value="65.866667">
            <text:p>65,866667</text:p>
          </table:table-cell>
          <table:table-cell office:value-type="float" office:value="68.844444">
            <text:p>68,844444</text:p>
          </table:table-cell>
          <table:table-cell office:value-type="float" office:value="66.822222">
            <text:p>66,822222</text:p>
          </table:table-cell>
          <table:table-cell office:value-type="float" office:value="64.066667">
            <text:p>64,066667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103.422222">
            <text:p>103,422222</text:p>
          </table:table-cell>
          <table:table-cell office:value-type="float" office:value="96.266667">
            <text:p>96,266667</text:p>
          </table:table-cell>
          <table:table-cell office:value-type="float" office:value="90.577778">
            <text:p>90,577778</text:p>
          </table:table-cell>
          <table:table-cell office:value-type="float" office:value="84">
            <text:p>84</text:p>
          </table:table-cell>
          <table:table-cell office:value-type="float" office:value="73.933333">
            <text:p>73,933333</text:p>
          </table:table-cell>
          <table:table-cell table:number-columns-repeated="5" office:value-type="float" office:value="66.666667">
            <text:p>66,666667</text:p>
          </table:table-cell>
          <table:table-cell office:value-type="float" office:value="67.444444">
            <text:p>67,444444</text:p>
          </table:table-cell>
          <table:table-cell office:value-type="float" office:value="74.733333">
            <text:p>74,733333</text:p>
          </table:table-cell>
          <table:table-cell office:value-type="float" office:value="88.311111">
            <text:p>88,311111</text:p>
          </table:table-cell>
          <table:table-cell office:value-type="float" office:value="88.666667">
            <text:p>88,666667</text:p>
          </table:table-cell>
          <table:table-cell office:value-type="float" office:value="84.511111">
            <text:p>84,511111</text:p>
          </table:table-cell>
          <table:table-cell office:value-type="float" office:value="69.466667">
            <text:p>69,466667</text:p>
          </table:table-cell>
          <table:table-cell table:number-columns-repeated="95" office:value-type="float" office:value="66.666667">
            <text:p>66,666667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  <table:table-cell office:value-type="string">
            <text:p>NaN</text:p>
          </table:table-cell>
        </table:table-row>
        <table:table-row table:style-name="ro1">
          <table:table-cell office:value-type="string">
            <text:p>Hebb,supervised,forgetting,multilayer</text:p>
          </table:table-cell>
          <table:table-cell office:value-type="float" office:value="69.555556">
            <text:p>69,555556</text:p>
          </table:table-cell>
          <table:table-cell office:value-type="float" office:value="70.666667">
            <text:p>70,666667</text:p>
          </table:table-cell>
          <table:table-cell office:value-type="float" office:value="69.6">
            <text:p>69,6</text:p>
          </table:table-cell>
          <table:table-cell office:value-type="float" office:value="69.844444">
            <text:p>69,844444</text:p>
          </table:table-cell>
          <table:table-cell office:value-type="float" office:value="70.488889">
            <text:p>70,488889</text:p>
          </table:table-cell>
          <table:table-cell office:value-type="float" office:value="70.155556">
            <text:p>70,155556</text:p>
          </table:table-cell>
          <table:table-cell office:value-type="float" office:value="69.866667">
            <text:p>69,866667</text:p>
          </table:table-cell>
          <table:table-cell office:value-type="float" office:value="70.977778">
            <text:p>70,977778</text:p>
          </table:table-cell>
          <table:table-cell office:value-type="float" office:value="69.844444">
            <text:p>69,844444</text:p>
          </table:table-cell>
          <table:table-cell office:value-type="float" office:value="68.222222">
            <text:p>68,222222</text:p>
          </table:table-cell>
          <table:table-cell office:value-type="float" office:value="66.333333">
            <text:p>66,333333</text:p>
          </table:table-cell>
          <table:table-cell office:value-type="float" office:value="63.8">
            <text:p>63,8</text:p>
          </table:table-cell>
          <table:table-cell office:value-type="float" office:value="61.8">
            <text:p>61,8</text:p>
          </table:table-cell>
          <table:table-cell office:value-type="float" office:value="61.511111">
            <text:p>61,511111</text:p>
          </table:table-cell>
          <table:table-cell office:value-type="float" office:value="59.533333">
            <text:p>59,533333</text:p>
          </table:table-cell>
          <table:table-cell office:value-type="float" office:value="58.555556">
            <text:p>58,555556</text:p>
          </table:table-cell>
          <table:table-cell office:value-type="float" office:value="56.511111">
            <text:p>56,511111</text:p>
          </table:table-cell>
          <table:table-cell office:value-type="float" office:value="54.133333">
            <text:p>54,133333</text:p>
          </table:table-cell>
          <table:table-cell office:value-type="float" office:value="54.888889">
            <text:p>54,888889</text:p>
          </table:table-cell>
          <table:table-cell office:value-type="float" office:value="53.377778">
            <text:p>53,377778</text:p>
          </table:table-cell>
          <table:table-cell office:value-type="float" office:value="53.133333">
            <text:p>53,133333</text:p>
          </table:table-cell>
          <table:table-cell office:value-type="float" office:value="53.8">
            <text:p>53,8</text:p>
          </table:table-cell>
          <table:table-cell office:value-type="float" office:value="54.311111">
            <text:p>54,311111</text:p>
          </table:table-cell>
          <table:table-cell office:value-type="float" office:value="56.422222">
            <text:p>56,422222</text:p>
          </table:table-cell>
          <table:table-cell office:value-type="float" office:value="58.4">
            <text:p>58,4</text:p>
          </table:table-cell>
          <table:table-cell office:value-type="float" office:value="62.266667">
            <text:p>62,266667</text:p>
          </table:table-cell>
          <table:table-cell office:value-type="float" office:value="64.377778">
            <text:p>64,377778</text:p>
          </table:table-cell>
          <table:table-cell office:value-type="float" office:value="68.044444">
            <text:p>68,044444</text:p>
          </table:table-cell>
          <table:table-cell office:value-type="float" office:value="68.377778">
            <text:p>68,377778</text:p>
          </table:table-cell>
          <table:table-cell office:value-type="float" office:value="69.911111">
            <text:p>69,911111</text:p>
          </table:table-cell>
          <table:table-cell office:value-type="float" office:value="73.911111">
            <text:p>73,911111</text:p>
          </table:table-cell>
          <table:table-cell office:value-type="float" office:value="76.711111">
            <text:p>76,711111</text:p>
          </table:table-cell>
          <table:table-cell office:value-type="float" office:value="75.266667">
            <text:p>75,266667</text:p>
          </table:table-cell>
          <table:table-cell office:value-type="float" office:value="77.333333">
            <text:p>77,333333</text:p>
          </table:table-cell>
          <table:table-cell office:value-type="float" office:value="76.711111">
            <text:p>76,711111</text:p>
          </table:table-cell>
          <table:table-cell office:value-type="float" office:value="75.755556">
            <text:p>75,755556</text:p>
          </table:table-cell>
          <table:table-cell office:value-type="float" office:value="76.466667">
            <text:p>76,466667</text:p>
          </table:table-cell>
          <table:table-cell office:value-type="float" office:value="76.577778">
            <text:p>76,577778</text:p>
          </table:table-cell>
          <table:table-cell office:value-type="float" office:value="77.333333">
            <text:p>77,333333</text:p>
          </table:table-cell>
          <table:table-cell office:value-type="float" office:value="76.155556">
            <text:p>76,155556</text:p>
          </table:table-cell>
          <table:table-cell office:value-type="float" office:value="75.733333">
            <text:p>75,733333</text:p>
          </table:table-cell>
          <table:table-cell office:value-type="float" office:value="78.088889">
            <text:p>78,088889</text:p>
          </table:table-cell>
          <table:table-cell office:value-type="float" office:value="76.133333">
            <text:p>76,133333</text:p>
          </table:table-cell>
          <table:table-cell office:value-type="float" office:value="76.311111">
            <text:p>76,311111</text:p>
          </table:table-cell>
          <table:table-cell office:value-type="float" office:value="75.022222">
            <text:p>75,022222</text:p>
          </table:table-cell>
          <table:table-cell office:value-type="float" office:value="78.444444">
            <text:p>78,444444</text:p>
          </table:table-cell>
          <table:table-cell office:value-type="float" office:value="74.288889">
            <text:p>74,288889</text:p>
          </table:table-cell>
          <table:table-cell office:value-type="float" office:value="77.066667">
            <text:p>77,066667</text:p>
          </table:table-cell>
          <table:table-cell office:value-type="float" office:value="75.577778">
            <text:p>75,577778</text:p>
          </table:table-cell>
          <table:table-cell office:value-type="float" office:value="75.133333">
            <text:p>75,133333</text:p>
          </table:table-cell>
          <table:table-cell office:value-type="float" office:value="76.688889">
            <text:p>76,688889</text:p>
          </table:table-cell>
          <table:table-cell office:value-type="float" office:value="76.4">
            <text:p>76,4</text:p>
          </table:table-cell>
          <table:table-cell office:value-type="float" office:value="75.133333">
            <text:p>75,133333</text:p>
          </table:table-cell>
          <table:table-cell office:value-type="float" office:value="77.8">
            <text:p>77,8</text:p>
          </table:table-cell>
          <table:table-cell office:value-type="float" office:value="76.533333">
            <text:p>76,533333</text:p>
          </table:table-cell>
          <table:table-cell office:value-type="float" office:value="75.266667">
            <text:p>75,266667</text:p>
          </table:table-cell>
          <table:table-cell office:value-type="float" office:value="74.955556">
            <text:p>74,955556</text:p>
          </table:table-cell>
          <table:table-cell office:value-type="float" office:value="74.288889">
            <text:p>74,288889</text:p>
          </table:table-cell>
          <table:table-cell office:value-type="float" office:value="76.8">
            <text:p>76,8</text:p>
          </table:table-cell>
          <table:table-cell office:value-type="float" office:value="76.133333">
            <text:p>76,133333</text:p>
          </table:table-cell>
          <table:table-cell office:value-type="float" office:value="75.622222">
            <text:p>75,622222</text:p>
          </table:table-cell>
          <table:table-cell office:value-type="float" office:value="74.733333">
            <text:p>74,733333</text:p>
          </table:table-cell>
          <table:table-cell office:value-type="float" office:value="74.666667">
            <text:p>74,666667</text:p>
          </table:table-cell>
          <table:table-cell office:value-type="float" office:value="73.555556">
            <text:p>73,555556</text:p>
          </table:table-cell>
          <table:table-cell office:value-type="float" office:value="74.755556">
            <text:p>74,755556</text:p>
          </table:table-cell>
          <table:table-cell office:value-type="float" office:value="75.911111">
            <text:p>75,911111</text:p>
          </table:table-cell>
          <table:table-cell office:value-type="float" office:value="73.711111">
            <text:p>73,711111</text:p>
          </table:table-cell>
          <table:table-cell office:value-type="float" office:value="79.8">
            <text:p>79,8</text:p>
          </table:table-cell>
          <table:table-cell office:value-type="float" office:value="80.4">
            <text:p>80,4</text:p>
          </table:table-cell>
          <table:table-cell office:value-type="float" office:value="78.622222">
            <text:p>78,622222</text:p>
          </table:table-cell>
          <table:table-cell office:value-type="float" office:value="82">
            <text:p>82</text:p>
          </table:table-cell>
          <table:table-cell office:value-type="float" office:value="89.422222">
            <text:p>89,422222</text:p>
          </table:table-cell>
          <table:table-cell office:value-type="float" office:value="90.488889">
            <text:p>90,488889</text:p>
          </table:table-cell>
          <table:table-cell office:value-type="float" office:value="87.244444">
            <text:p>87,244444</text:p>
          </table:table-cell>
          <table:table-cell office:value-type="float" office:value="89.777778">
            <text:p>89,777778</text:p>
          </table:table-cell>
          <table:table-cell office:value-type="float" office:value="88.711111">
            <text:p>88,711111</text:p>
          </table:table-cell>
          <table:table-cell office:value-type="float" office:value="81.733333">
            <text:p>81,733333</text:p>
          </table:table-cell>
          <table:table-cell office:value-type="float" office:value="71.422222">
            <text:p>71,422222</text:p>
          </table:table-cell>
          <table:table-cell office:value-type="float" office:value="72.222222">
            <text:p>72,222222</text:p>
          </table:table-cell>
          <table:table-cell office:value-type="float" office:value="90.755556">
            <text:p>90,755556</text:p>
          </table:table-cell>
          <table:table-cell office:value-type="float" office:value="88.311111">
            <text:p>88,311111</text:p>
          </table:table-cell>
          <table:table-cell office:value-type="float" office:value="84.622222">
            <text:p>84,622222</text:p>
          </table:table-cell>
          <table:table-cell office:value-type="float" office:value="88.488889">
            <text:p>88,488889</text:p>
          </table:table-cell>
          <table:table-cell office:value-type="float" office:value="76.644444">
            <text:p>76,644444</text:p>
          </table:table-cell>
          <table:table-cell office:value-type="float" office:value="89.911111">
            <text:p>89,911111</text:p>
          </table:table-cell>
          <table:table-cell office:value-type="float" office:value="86.711111">
            <text:p>86,711111</text:p>
          </table:table-cell>
          <table:table-cell office:value-type="float" office:value="87.6">
            <text:p>87,6</text:p>
          </table:table-cell>
          <table:table-cell office:value-type="float" office:value="87.644444">
            <text:p>87,644444</text:p>
          </table:table-cell>
          <table:table-cell office:value-type="float" office:value="88.355556">
            <text:p>88,355556</text:p>
          </table:table-cell>
          <table:table-cell office:value-type="float" office:value="87.511111">
            <text:p>87,511111</text:p>
          </table:table-cell>
          <table:table-cell office:value-type="float" office:value="90.533333">
            <text:p>90,533333</text:p>
          </table:table-cell>
          <table:table-cell office:value-type="float" office:value="89.511111">
            <text:p>89,511111</text:p>
          </table:table-cell>
          <table:table-cell office:value-type="float" office:value="86.888889">
            <text:p>86,888889</text:p>
          </table:table-cell>
          <table:table-cell office:value-type="float" office:value="88.844444">
            <text:p>88,844444</text:p>
          </table:table-cell>
          <table:table-cell office:value-type="float" office:value="89.288889">
            <text:p>89,288889</text:p>
          </table:table-cell>
          <table:table-cell office:value-type="float" office:value="89.155556">
            <text:p>89,155556</text:p>
          </table:table-cell>
          <table:table-cell office:value-type="float" office:value="88.844444">
            <text:p>88,844444</text:p>
          </table:table-cell>
          <table:table-cell office:value-type="float" office:value="88.8">
            <text:p>88,8</text:p>
          </table:table-cell>
          <table:table-cell office:value-type="float" office:value="88">
            <text:p>88</text:p>
          </table:table-cell>
          <table:table-cell office:value-type="float" office:value="89.2">
            <text:p>89,2</text:p>
          </table:table-cell>
          <table:table-cell office:value-type="float" office:value="88.755556">
            <text:p>88,755556</text:p>
          </table:table-cell>
          <table:table-cell office:value-type="float" office:value="88.088889">
            <text:p>88,088889</text:p>
          </table:table-cell>
          <table:table-cell office:value-type="float" office:value="88.622222">
            <text:p>88,622222</text:p>
          </table:table-cell>
          <table:table-cell office:value-type="float" office:value="89.244444">
            <text:p>89,244444</text:p>
          </table:table-cell>
          <table:table-cell office:value-type="float" office:value="89.288889">
            <text:p>89,288889</text:p>
          </table:table-cell>
          <table:table-cell office:value-type="float" office:value="89.066667">
            <text:p>89,066667</text:p>
          </table:table-cell>
          <table:table-cell office:value-type="float" office:value="88.266667">
            <text:p>88,266667</text:p>
          </table:table-cell>
          <table:table-cell office:value-type="float" office:value="88">
            <text:p>88</text:p>
          </table:table-cell>
          <table:table-cell office:value-type="float" office:value="91.422222">
            <text:p>91,422222</text:p>
          </table:table-cell>
          <table:table-cell office:value-type="float" office:value="89.688889">
            <text:p>89,688889</text:p>
          </table:table-cell>
          <table:table-cell office:value-type="float" office:value="89.733333">
            <text:p>89,733333</text:p>
          </table:table-cell>
          <table:table-cell office:value-type="float" office:value="89.377778">
            <text:p>89,377778</text:p>
          </table:table-cell>
          <table:table-cell office:value-type="float" office:value="89.022222">
            <text:p>89,022222</text:p>
          </table:table-cell>
          <table:table-cell office:value-type="float" office:value="88.977778">
            <text:p>88,977778</text:p>
          </table:table-cell>
          <table:table-cell office:value-type="float" office:value="90.533333">
            <text:p>90,533333</text:p>
          </table:table-cell>
          <table:table-cell office:value-type="float" office:value="87.955556">
            <text:p>87,955556</text:p>
          </table:table-cell>
          <table:table-cell office:value-type="float" office:value="88.977778">
            <text:p>88,977778</text:p>
          </table:table-cell>
          <table:table-cell office:value-type="float" office:value="87.066667">
            <text:p>87,066667</text:p>
          </table:table-cell>
          <table:table-cell office:value-type="float" office:value="88.4">
            <text:p>88,4</text:p>
          </table:table-cell>
          <table:table-cell office:value-type="float" office:value="88.755556">
            <text:p>88,755556</text:p>
          </table:table-cell>
          <table:table-cell office:value-type="float" office:value="88.933333">
            <text:p>88,933333</text:p>
          </table:table-cell>
          <table:table-cell office:value-type="float" office:value="90.488889">
            <text:p>90,488889</text:p>
          </table:table-cell>
          <table:table-cell office:value-type="float" office:value="88.088889">
            <text:p>88,088889</text:p>
          </table:table-cell>
          <table:table-cell office:value-type="float" office:value="88.222222">
            <text:p>88,222222</text:p>
          </table:table-cell>
          <table:table-cell office:value-type="float" office:value="89.6">
            <text:p>89,6</text:p>
          </table:table-cell>
          <table:table-cell office:value-type="float" office:value="89.644444">
            <text:p>89,644444</text:p>
          </table:table-cell>
          <table:table-cell office:value-type="float" office:value="87.422222">
            <text:p>87,422222</text:p>
          </table:table-cell>
          <table:table-cell office:value-type="float" office:value="87.866667">
            <text:p>87,866667</text:p>
          </table:table-cell>
          <table:table-cell office:value-type="float" office:value="89.2">
            <text:p>89,2</text:p>
          </table:table-cell>
          <table:table-cell table:number-columns-repeated="2" office:value-type="float" office:value="88.755556">
            <text:p>88,755556</text:p>
          </table:table-cell>
          <table:table-cell office:value-type="float" office:value="88.4">
            <text:p>88,4</text:p>
          </table:table-cell>
          <table:table-cell office:value-type="float" office:value="89.022222">
            <text:p>89,022222</text:p>
          </table:table-cell>
          <table:table-cell office:value-type="float" office:value="87.911111">
            <text:p>87,911111</text:p>
          </table:table-cell>
          <table:table-cell office:value-type="float" office:value="88.088889">
            <text:p>88,088889</text:p>
          </table:table-cell>
          <table:table-cell office:value-type="float" office:value="89.377778">
            <text:p>89,377778</text:p>
          </table:table-cell>
          <table:table-cell office:value-type="float" office:value="88.844444">
            <text:p>88,844444</text:p>
          </table:table-cell>
          <table:table-cell office:value-type="float" office:value="89.6">
            <text:p>89,6</text:p>
          </table:table-cell>
          <table:table-cell office:value-type="float" office:value="87.644444">
            <text:p>87,644444</text:p>
          </table:table-cell>
          <table:table-cell office:value-type="float" office:value="88.355556">
            <text:p>88,355556</text:p>
          </table:table-cell>
          <table:table-cell office:value-type="float" office:value="88.622222">
            <text:p>88,622222</text:p>
          </table:table-cell>
          <table:table-cell office:value-type="float" office:value="89.733333">
            <text:p>89,733333</text:p>
          </table:table-cell>
          <table:table-cell office:value-type="float" office:value="89.422222">
            <text:p>89,422222</text:p>
          </table:table-cell>
          <table:table-cell office:value-type="float" office:value="89.155556">
            <text:p>89,155556</text:p>
          </table:table-cell>
          <table:table-cell office:value-type="float" office:value="89.777778">
            <text:p>89,777778</text:p>
          </table:table-cell>
          <table:table-cell office:value-type="float" office:value="88.844444">
            <text:p>88,844444</text:p>
          </table:table-cell>
          <table:table-cell office:value-type="float" office:value="89.822222">
            <text:p>89,822222</text:p>
          </table:table-cell>
          <table:table-cell office:value-type="float" office:value="88.933333">
            <text:p>88,933333</text:p>
          </table:table-cell>
          <table:table-cell office:value-type="float" office:value="88.4">
            <text:p>88,4</text:p>
          </table:table-cell>
          <table:table-cell office:value-type="float" office:value="88.8">
            <text:p>88,8</text:p>
          </table:table-cell>
          <table:table-cell office:value-type="float" office:value="88.488889">
            <text:p>88,488889</text:p>
          </table:table-cell>
          <table:table-cell office:value-type="float" office:value="91.422222">
            <text:p>91,422222</text:p>
          </table:table-cell>
          <table:table-cell office:value-type="float" office:value="90.888889">
            <text:p>90,888889</text:p>
          </table:table-cell>
          <table:table-cell office:value-type="float" office:value="89.244444">
            <text:p>89,244444</text:p>
          </table:table-cell>
          <table:table-cell office:value-type="float" office:value="88.755556">
            <text:p>88,755556</text:p>
          </table:table-cell>
          <table:table-cell office:value-type="float" office:value="87.644444">
            <text:p>87,644444</text:p>
          </table:table-cell>
          <table:table-cell office:value-type="float" office:value="89.822222">
            <text:p>89,822222</text:p>
          </table:table-cell>
          <table:table-cell office:value-type="float" office:value="88.711111">
            <text:p>88,711111</text:p>
          </table:table-cell>
          <table:table-cell office:value-type="float" office:value="89.066667">
            <text:p>89,066667</text:p>
          </table:table-cell>
          <table:table-cell office:value-type="float" office:value="88.844444">
            <text:p>88,844444</text:p>
          </table:table-cell>
          <table:table-cell office:value-type="float" office:value="88.577778">
            <text:p>88,577778</text:p>
          </table:table-cell>
          <table:table-cell office:value-type="float" office:value="90.844444">
            <text:p>90,844444</text:p>
          </table:table-cell>
          <table:table-cell office:value-type="float" office:value="87.555556">
            <text:p>87,555556</text:p>
          </table:table-cell>
          <table:table-cell office:value-type="float" office:value="89.955556">
            <text:p>89,955556</text:p>
          </table:table-cell>
          <table:table-cell office:value-type="float" office:value="89.2">
            <text:p>89,2</text:p>
          </table:table-cell>
          <table:table-cell office:value-type="float" office:value="88.177778">
            <text:p>88,177778</text:p>
          </table:table-cell>
          <table:table-cell office:value-type="float" office:value="90.088889">
            <text:p>90,088889</text:p>
          </table:table-cell>
          <table:table-cell office:value-type="float" office:value="90.488889">
            <text:p>90,488889</text:p>
          </table:table-cell>
          <table:table-cell office:value-type="float" office:value="88.755556">
            <text:p>88,755556</text:p>
          </table:table-cell>
          <table:table-cell office:value-type="float" office:value="88.711111">
            <text:p>88,711111</text:p>
          </table:table-cell>
          <table:table-cell office:value-type="float" office:value="87.555556">
            <text:p>87,555556</text:p>
          </table:table-cell>
          <table:table-cell office:value-type="float" office:value="90.355556">
            <text:p>90,355556</text:p>
          </table:table-cell>
          <table:table-cell office:value-type="float" office:value="90.088889">
            <text:p>90,088889</text:p>
          </table:table-cell>
          <table:table-cell office:value-type="float" office:value="87.066667">
            <text:p>87,066667</text:p>
          </table:table-cell>
          <table:table-cell office:value-type="float" office:value="87.022222">
            <text:p>87,022222</text:p>
          </table:table-cell>
          <table:table-cell office:value-type="float" office:value="89.066667">
            <text:p>89,066667</text:p>
          </table:table-cell>
          <table:table-cell office:value-type="float" office:value="88.711111">
            <text:p>88,711111</text:p>
          </table:table-cell>
          <table:table-cell office:value-type="float" office:value="88.755556">
            <text:p>88,755556</text:p>
          </table:table-cell>
          <table:table-cell office:value-type="float" office:value="89.866667">
            <text:p>89,866667</text:p>
          </table:table-cell>
          <table:table-cell office:value-type="float" office:value="88.622222">
            <text:p>88,622222</text:p>
          </table:table-cell>
          <table:table-cell office:value-type="float" office:value="89.022222">
            <text:p>89,022222</text:p>
          </table:table-cell>
          <table:table-cell office:value-type="float" office:value="87.333333">
            <text:p>87,333333</text:p>
          </table:table-cell>
          <table:table-cell office:value-type="float" office:value="88.4">
            <text:p>88,4</text:p>
          </table:table-cell>
          <table:table-cell office:value-type="float" office:value="87.111111">
            <text:p>87,111111</text:p>
          </table:table-cell>
          <table:table-cell office:value-type="float" office:value="86.355556">
            <text:p>86,355556</text:p>
          </table:table-cell>
          <table:table-cell office:value-type="float" office:value="89.333333">
            <text:p>89,333333</text:p>
          </table:table-cell>
          <table:table-cell office:value-type="float" office:value="89.644444">
            <text:p>89,644444</text:p>
          </table:table-cell>
          <table:table-cell office:value-type="float" office:value="87.511111">
            <text:p>87,511111</text:p>
          </table:table-cell>
          <table:table-cell office:value-type="float" office:value="89.155556">
            <text:p>89,155556</text:p>
          </table:table-cell>
          <table:table-cell office:value-type="float" office:value="86.977778">
            <text:p>86,977778</text:p>
          </table:table-cell>
          <table:table-cell office:value-type="float" office:value="87.6">
            <text:p>87,6</text:p>
          </table:table-cell>
          <table:table-cell office:value-type="float" office:value="88.133333">
            <text:p>88,133333</text:p>
          </table:table-cell>
          <table:table-cell office:value-type="float" office:value="89.022222">
            <text:p>89,022222</text:p>
          </table:table-cell>
          <table:table-cell office:value-type="float" office:value="89.155556">
            <text:p>89,155556</text:p>
          </table:table-cell>
          <table:table-cell office:value-type="float" office:value="90.533333">
            <text:p>90,533333</text:p>
          </table:table-cell>
          <table:table-cell office:value-type="float" office:value="89.155556">
            <text:p>89,155556</text:p>
          </table:table-cell>
          <table:table-cell office:value-type="float" office:value="88.711111">
            <text:p>88,711111</text:p>
          </table:table-cell>
          <table:table-cell table:number-columns-repeated="3" office:value-type="float" office:value="66.666667">
            <text:p>66,666667</text:p>
          </table:table-cell>
        </table:table-row>
        <table:table-row table:style-name="ro1">
          <table:table-cell office:value-type="string">
            <text:p>Hebb,unsupervised,not forgetting,multilayer</text:p>
          </table:table-cell>
          <table:table-cell office:value-type="float" office:value="119.711111">
            <text:p>119,711111</text:p>
          </table:table-cell>
          <table:table-cell office:value-type="float" office:value="119.422222">
            <text:p>119,422222</text:p>
          </table:table-cell>
          <table:table-cell office:value-type="float" office:value="118.288889">
            <text:p>118,288889</text:p>
          </table:table-cell>
          <table:table-cell office:value-type="float" office:value="116.266667">
            <text:p>116,266667</text:p>
          </table:table-cell>
          <table:table-cell office:value-type="float" office:value="114.088889">
            <text:p>114,088889</text:p>
          </table:table-cell>
          <table:table-cell office:value-type="float" office:value="116.333333">
            <text:p>116,333333</text:p>
          </table:table-cell>
          <table:table-cell office:value-type="float" office:value="113.911111">
            <text:p>113,911111</text:p>
          </table:table-cell>
          <table:table-cell office:value-type="float" office:value="111.155556">
            <text:p>111,155556</text:p>
          </table:table-cell>
          <table:table-cell office:value-type="float" office:value="110.222222">
            <text:p>110,222222</text:p>
          </table:table-cell>
          <table:table-cell office:value-type="float" office:value="111.644444">
            <text:p>111,644444</text:p>
          </table:table-cell>
          <table:table-cell office:value-type="float" office:value="111.6">
            <text:p>111,6</text:p>
          </table:table-cell>
          <table:table-cell office:value-type="float" office:value="109.866667">
            <text:p>109,866667</text:p>
          </table:table-cell>
          <table:table-cell office:value-type="float" office:value="111.822222">
            <text:p>111,822222</text:p>
          </table:table-cell>
          <table:table-cell office:value-type="float" office:value="109.955556">
            <text:p>109,955556</text:p>
          </table:table-cell>
          <table:table-cell office:value-type="float" office:value="113.022222">
            <text:p>113,022222</text:p>
          </table:table-cell>
          <table:table-cell office:value-type="float" office:value="114.266667">
            <text:p>114,266667</text:p>
          </table:table-cell>
          <table:table-cell office:value-type="float" office:value="111.866667">
            <text:p>111,866667</text:p>
          </table:table-cell>
          <table:table-cell office:value-type="float" office:value="112.511111">
            <text:p>112,511111</text:p>
          </table:table-cell>
          <table:table-cell office:value-type="float" office:value="112.866667">
            <text:p>112,866667</text:p>
          </table:table-cell>
          <table:table-cell office:value-type="float" office:value="111.022222">
            <text:p>111,022222</text:p>
          </table:table-cell>
          <table:table-cell office:value-type="float" office:value="112.422222">
            <text:p>112,422222</text:p>
          </table:table-cell>
          <table:table-cell office:value-type="float" office:value="109.888889">
            <text:p>109,888889</text:p>
          </table:table-cell>
          <table:table-cell office:value-type="float" office:value="109.4">
            <text:p>109,4</text:p>
          </table:table-cell>
          <table:table-cell office:value-type="float" office:value="102.488889">
            <text:p>102,488889</text:p>
          </table:table-cell>
          <table:table-cell office:value-type="float" office:value="98.6">
            <text:p>98,6</text:p>
          </table:table-cell>
          <table:table-cell office:value-type="float" office:value="94.111111">
            <text:p>94,111111</text:p>
          </table:table-cell>
          <table:table-cell office:value-type="float" office:value="91.733333">
            <text:p>91,733333</text:p>
          </table:table-cell>
          <table:table-cell office:value-type="float" office:value="89.044444">
            <text:p>89,044444</text:p>
          </table:table-cell>
          <table:table-cell office:value-type="float" office:value="87.511111">
            <text:p>87,511111</text:p>
          </table:table-cell>
          <table:table-cell office:value-type="float" office:value="83.8">
            <text:p>83,8</text:p>
          </table:table-cell>
          <table:table-cell office:value-type="float" office:value="79.755556">
            <text:p>79,755556</text:p>
          </table:table-cell>
          <table:table-cell office:value-type="float" office:value="77.755556">
            <text:p>77,755556</text:p>
          </table:table-cell>
          <table:table-cell office:value-type="float" office:value="75.266667">
            <text:p>75,266667</text:p>
          </table:table-cell>
          <table:table-cell office:value-type="float" office:value="73.777778">
            <text:p>73,777778</text:p>
          </table:table-cell>
          <table:table-cell office:value-type="float" office:value="71.866667">
            <text:p>71,866667</text:p>
          </table:table-cell>
          <table:table-cell office:value-type="float" office:value="71.333333">
            <text:p>71,333333</text:p>
          </table:table-cell>
          <table:table-cell office:value-type="float" office:value="69.755556">
            <text:p>69,755556</text:p>
          </table:table-cell>
          <table:table-cell office:value-type="float" office:value="69.311111">
            <text:p>69,311111</text:p>
          </table:table-cell>
          <table:table-cell office:value-type="float" office:value="68.244444">
            <text:p>68,244444</text:p>
          </table:table-cell>
          <table:table-cell office:value-type="float" office:value="66.933333">
            <text:p>66,933333</text:p>
          </table:table-cell>
          <table:table-cell office:value-type="float" office:value="66.333333">
            <text:p>66,333333</text:p>
          </table:table-cell>
          <table:table-cell office:value-type="float" office:value="64.977778">
            <text:p>64,977778</text:p>
          </table:table-cell>
          <table:table-cell office:value-type="float" office:value="64.733333">
            <text:p>64,733333</text:p>
          </table:table-cell>
          <table:table-cell office:value-type="float" office:value="64.111111">
            <text:p>64,111111</text:p>
          </table:table-cell>
          <table:table-cell office:value-type="float" office:value="63.288889">
            <text:p>63,288889</text:p>
          </table:table-cell>
          <table:table-cell office:value-type="float" office:value="63.311111">
            <text:p>63,311111</text:p>
          </table:table-cell>
          <table:table-cell office:value-type="float" office:value="62.755556">
            <text:p>62,755556</text:p>
          </table:table-cell>
          <table:table-cell office:value-type="float" office:value="62.222222">
            <text:p>62,222222</text:p>
          </table:table-cell>
          <table:table-cell office:value-type="float" office:value="61.866667">
            <text:p>61,866667</text:p>
          </table:table-cell>
          <table:table-cell office:value-type="float" office:value="61.977778">
            <text:p>61,977778</text:p>
          </table:table-cell>
          <table:table-cell office:value-type="float" office:value="61.133333">
            <text:p>61,133333</text:p>
          </table:table-cell>
          <table:table-cell office:value-type="float" office:value="61.044444">
            <text:p>61,044444</text:p>
          </table:table-cell>
          <table:table-cell office:value-type="float" office:value="60.377778">
            <text:p>60,377778</text:p>
          </table:table-cell>
          <table:table-cell office:value-type="float" office:value="60.133333">
            <text:p>60,133333</text:p>
          </table:table-cell>
          <table:table-cell office:value-type="float" office:value="59.533333">
            <text:p>59,533333</text:p>
          </table:table-cell>
          <table:table-cell office:value-type="float" office:value="59.377778">
            <text:p>59,377778</text:p>
          </table:table-cell>
          <table:table-cell office:value-type="float" office:value="58.6">
            <text:p>58,6</text:p>
          </table:table-cell>
          <table:table-cell office:value-type="float" office:value="58.377778">
            <text:p>58,377778</text:p>
          </table:table-cell>
          <table:table-cell office:value-type="float" office:value="57.911111">
            <text:p>57,911111</text:p>
          </table:table-cell>
          <table:table-cell office:value-type="float" office:value="57.288889">
            <text:p>57,288889</text:p>
          </table:table-cell>
          <table:table-cell office:value-type="float" office:value="56.2">
            <text:p>56,2</text:p>
          </table:table-cell>
          <table:table-cell office:value-type="float" office:value="56.111111">
            <text:p>56,111111</text:p>
          </table:table-cell>
          <table:table-cell office:value-type="float" office:value="55.066667">
            <text:p>55,066667</text:p>
          </table:table-cell>
          <table:table-cell office:value-type="float" office:value="55.555556">
            <text:p>55,555556</text:p>
          </table:table-cell>
          <table:table-cell office:value-type="float" office:value="53.711111">
            <text:p>53,711111</text:p>
          </table:table-cell>
          <table:table-cell office:value-type="float" office:value="54.2">
            <text:p>54,2</text:p>
          </table:table-cell>
          <table:table-cell office:value-type="float" office:value="53.088889">
            <text:p>53,088889</text:p>
          </table:table-cell>
          <table:table-cell office:value-type="float" office:value="52.066667">
            <text:p>52,066667</text:p>
          </table:table-cell>
          <table:table-cell office:value-type="float" office:value="52.222222">
            <text:p>52,222222</text:p>
          </table:table-cell>
          <table:table-cell office:value-type="float" office:value="51.288889">
            <text:p>51,288889</text:p>
          </table:table-cell>
          <table:table-cell office:value-type="float" office:value="50.666667">
            <text:p>50,666667</text:p>
          </table:table-cell>
          <table:table-cell office:value-type="float" office:value="50.333333">
            <text:p>50,333333</text:p>
          </table:table-cell>
          <table:table-cell office:value-type="float" office:value="49.977778">
            <text:p>49,977778</text:p>
          </table:table-cell>
          <table:table-cell office:value-type="float" office:value="48.955556">
            <text:p>48,955556</text:p>
          </table:table-cell>
          <table:table-cell office:value-type="float" office:value="49.444444">
            <text:p>49,444444</text:p>
          </table:table-cell>
          <table:table-cell table:number-columns-repeated="2" office:value-type="float" office:value="47.977778">
            <text:p>47,977778</text:p>
          </table:table-cell>
          <table:table-cell office:value-type="float" office:value="46.844444">
            <text:p>46,844444</text:p>
          </table:table-cell>
          <table:table-cell office:value-type="float" office:value="47.044444">
            <text:p>47,044444</text:p>
          </table:table-cell>
          <table:table-cell office:value-type="float" office:value="45.911111">
            <text:p>45,911111</text:p>
          </table:table-cell>
          <table:table-cell office:value-type="float" office:value="45.644444">
            <text:p>45,644444</text:p>
          </table:table-cell>
          <table:table-cell office:value-type="float" office:value="45.555556">
            <text:p>45,555556</text:p>
          </table:table-cell>
          <table:table-cell office:value-type="float" office:value="44.244444">
            <text:p>44,244444</text:p>
          </table:table-cell>
          <table:table-cell office:value-type="float" office:value="43.666667">
            <text:p>43,666667</text:p>
          </table:table-cell>
          <table:table-cell office:value-type="float" office:value="44.6">
            <text:p>44,6</text:p>
          </table:table-cell>
          <table:table-cell office:value-type="float" office:value="44.755556">
            <text:p>44,755556</text:p>
          </table:table-cell>
          <table:table-cell office:value-type="float" office:value="43.822222">
            <text:p>43,822222</text:p>
          </table:table-cell>
          <table:table-cell office:value-type="float" office:value="45.311111">
            <text:p>45,311111</text:p>
          </table:table-cell>
          <table:table-cell office:value-type="float" office:value="45.177778">
            <text:p>45,177778</text:p>
          </table:table-cell>
          <table:table-cell office:value-type="float" office:value="44.133333">
            <text:p>44,133333</text:p>
          </table:table-cell>
          <table:table-cell office:value-type="float" office:value="44.888889">
            <text:p>44,888889</text:p>
          </table:table-cell>
          <table:table-cell office:value-type="float" office:value="44.177778">
            <text:p>44,177778</text:p>
          </table:table-cell>
          <table:table-cell office:value-type="float" office:value="45.422222">
            <text:p>45,422222</text:p>
          </table:table-cell>
          <table:table-cell office:value-type="float" office:value="44.177778">
            <text:p>44,177778</text:p>
          </table:table-cell>
          <table:table-cell office:value-type="float" office:value="44.266667">
            <text:p>44,266667</text:p>
          </table:table-cell>
          <table:table-cell office:value-type="float" office:value="44.333333">
            <text:p>44,333333</text:p>
          </table:table-cell>
          <table:table-cell office:value-type="float" office:value="44.933333">
            <text:p>44,933333</text:p>
          </table:table-cell>
          <table:table-cell office:value-type="float" office:value="44.022222">
            <text:p>44,022222</text:p>
          </table:table-cell>
          <table:table-cell office:value-type="float" office:value="44.755556">
            <text:p>44,755556</text:p>
          </table:table-cell>
          <table:table-cell table:number-columns-repeated="2" office:value-type="float" office:value="44.422222">
            <text:p>44,422222</text:p>
          </table:table-cell>
          <table:table-cell office:value-type="float" office:value="43.355556">
            <text:p>43,355556</text:p>
          </table:table-cell>
          <table:table-cell office:value-type="float" office:value="43.955556">
            <text:p>43,955556</text:p>
          </table:table-cell>
          <table:table-cell office:value-type="float" office:value="44.933333">
            <text:p>44,933333</text:p>
          </table:table-cell>
          <table:table-cell office:value-type="float" office:value="44.222222">
            <text:p>44,222222</text:p>
          </table:table-cell>
          <table:table-cell office:value-type="float" office:value="43.555556">
            <text:p>43,555556</text:p>
          </table:table-cell>
          <table:table-cell office:value-type="float" office:value="45.422222">
            <text:p>45,422222</text:p>
          </table:table-cell>
          <table:table-cell office:value-type="float" office:value="43.244444">
            <text:p>43,244444</text:p>
          </table:table-cell>
          <table:table-cell office:value-type="float" office:value="44.533333">
            <text:p>44,533333</text:p>
          </table:table-cell>
          <table:table-cell office:value-type="float" office:value="44.466667">
            <text:p>44,466667</text:p>
          </table:table-cell>
          <table:table-cell office:value-type="float" office:value="44.777778">
            <text:p>44,777778</text:p>
          </table:table-cell>
          <table:table-cell office:value-type="float" office:value="44.755556">
            <text:p>44,755556</text:p>
          </table:table-cell>
          <table:table-cell office:value-type="float" office:value="43.777778">
            <text:p>43,777778</text:p>
          </table:table-cell>
          <table:table-cell office:value-type="float" office:value="43.533333">
            <text:p>43,533333</text:p>
          </table:table-cell>
          <table:table-cell office:value-type="float" office:value="44.666667">
            <text:p>44,666667</text:p>
          </table:table-cell>
          <table:table-cell office:value-type="float" office:value="44.288889">
            <text:p>44,288889</text:p>
          </table:table-cell>
          <table:table-cell office:value-type="float" office:value="44.066667">
            <text:p>44,066667</text:p>
          </table:table-cell>
          <table:table-cell office:value-type="float" office:value="43.844444">
            <text:p>43,844444</text:p>
          </table:table-cell>
          <table:table-cell office:value-type="float" office:value="44.711111">
            <text:p>44,711111</text:p>
          </table:table-cell>
          <table:table-cell office:value-type="float" office:value="44.533333">
            <text:p>44,533333</text:p>
          </table:table-cell>
          <table:table-cell office:value-type="float" office:value="44.177778">
            <text:p>44,177778</text:p>
          </table:table-cell>
          <table:table-cell office:value-type="float" office:value="44.422222">
            <text:p>44,422222</text:p>
          </table:table-cell>
          <table:table-cell office:value-type="float" office:value="44.4">
            <text:p>44,4</text:p>
          </table:table-cell>
          <table:table-cell office:value-type="float" office:value="44.155556">
            <text:p>44,155556</text:p>
          </table:table-cell>
          <table:table-cell office:value-type="float" office:value="44.733333">
            <text:p>44,733333</text:p>
          </table:table-cell>
          <table:table-cell office:value-type="float" office:value="43.8">
            <text:p>43,8</text:p>
          </table:table-cell>
          <table:table-cell office:value-type="float" office:value="44.755556">
            <text:p>44,755556</text:p>
          </table:table-cell>
          <table:table-cell office:value-type="float" office:value="43.8">
            <text:p>43,8</text:p>
          </table:table-cell>
          <table:table-cell office:value-type="float" office:value="43.777778">
            <text:p>43,777778</text:p>
          </table:table-cell>
          <table:table-cell office:value-type="float" office:value="45.288889">
            <text:p>45,288889</text:p>
          </table:table-cell>
          <table:table-cell office:value-type="float" office:value="44.2">
            <text:p>44,2</text:p>
          </table:table-cell>
          <table:table-cell office:value-type="float" office:value="44.755556">
            <text:p>44,755556</text:p>
          </table:table-cell>
          <table:table-cell office:value-type="float" office:value="45.711111">
            <text:p>45,711111</text:p>
          </table:table-cell>
          <table:table-cell office:value-type="float" office:value="44.911111">
            <text:p>44,911111</text:p>
          </table:table-cell>
          <table:table-cell office:value-type="float" office:value="44.666667">
            <text:p>44,666667</text:p>
          </table:table-cell>
          <table:table-cell office:value-type="float" office:value="44.133333">
            <text:p>44,133333</text:p>
          </table:table-cell>
          <table:table-cell office:value-type="float" office:value="43.8">
            <text:p>43,8</text:p>
          </table:table-cell>
          <table:table-cell office:value-type="float" office:value="44.555556">
            <text:p>44,555556</text:p>
          </table:table-cell>
          <table:table-cell office:value-type="float" office:value="43.977778">
            <text:p>43,977778</text:p>
          </table:table-cell>
          <table:table-cell office:value-type="float" office:value="44.577778">
            <text:p>44,577778</text:p>
          </table:table-cell>
          <table:table-cell office:value-type="float" office:value="44.111111">
            <text:p>44,111111</text:p>
          </table:table-cell>
          <table:table-cell office:value-type="float" office:value="44.644444">
            <text:p>44,644444</text:p>
          </table:table-cell>
          <table:table-cell office:value-type="float" office:value="45.066667">
            <text:p>45,066667</text:p>
          </table:table-cell>
          <table:table-cell office:value-type="float" office:value="44.444444">
            <text:p>44,444444</text:p>
          </table:table-cell>
          <table:table-cell office:value-type="float" office:value="44.955556">
            <text:p>44,955556</text:p>
          </table:table-cell>
          <table:table-cell office:value-type="float" office:value="44.266667">
            <text:p>44,266667</text:p>
          </table:table-cell>
          <table:table-cell office:value-type="float" office:value="44.622222">
            <text:p>44,622222</text:p>
          </table:table-cell>
          <table:table-cell office:value-type="float" office:value="44.088889">
            <text:p>44,088889</text:p>
          </table:table-cell>
          <table:table-cell office:value-type="float" office:value="44.155556">
            <text:p>44,155556</text:p>
          </table:table-cell>
          <table:table-cell office:value-type="float" office:value="43.8">
            <text:p>43,8</text:p>
          </table:table-cell>
          <table:table-cell office:value-type="float" office:value="45.022222">
            <text:p>45,022222</text:p>
          </table:table-cell>
          <table:table-cell office:value-type="float" office:value="44.622222">
            <text:p>44,622222</text:p>
          </table:table-cell>
          <table:table-cell office:value-type="float" office:value="44.133333">
            <text:p>44,133333</text:p>
          </table:table-cell>
          <table:table-cell office:value-type="float" office:value="44.088889">
            <text:p>44,088889</text:p>
          </table:table-cell>
          <table:table-cell table:number-columns-repeated="2" office:value-type="float" office:value="44.466667">
            <text:p>44,466667</text:p>
          </table:table-cell>
          <table:table-cell office:value-type="float" office:value="43.955556">
            <text:p>43,955556</text:p>
          </table:table-cell>
          <table:table-cell office:value-type="float" office:value="45.111111">
            <text:p>45,111111</text:p>
          </table:table-cell>
          <table:table-cell office:value-type="float" office:value="44.066667">
            <text:p>44,066667</text:p>
          </table:table-cell>
          <table:table-cell office:value-type="float" office:value="42.4">
            <text:p>42,4</text:p>
          </table:table-cell>
          <table:table-cell office:value-type="float" office:value="39.622222">
            <text:p>39,622222</text:p>
          </table:table-cell>
          <table:table-cell office:value-type="float" office:value="38.777778">
            <text:p>38,777778</text:p>
          </table:table-cell>
          <table:table-cell office:value-type="float" office:value="36.444444">
            <text:p>36,444444</text:p>
          </table:table-cell>
          <table:table-cell office:value-type="float" office:value="35.288889">
            <text:p>35,288889</text:p>
          </table:table-cell>
          <table:table-cell office:value-type="float" office:value="34.8">
            <text:p>34,8</text:p>
          </table:table-cell>
          <table:table-cell office:value-type="float" office:value="32.377778">
            <text:p>32,377778</text:p>
          </table:table-cell>
          <table:table-cell office:value-type="float" office:value="31.777778">
            <text:p>31,777778</text:p>
          </table:table-cell>
          <table:table-cell office:value-type="float" office:value="31.244444">
            <text:p>31,244444</text:p>
          </table:table-cell>
          <table:table-cell office:value-type="float" office:value="29.711111">
            <text:p>29,711111</text:p>
          </table:table-cell>
          <table:table-cell office:value-type="float" office:value="29.8">
            <text:p>29,8</text:p>
          </table:table-cell>
          <table:table-cell office:value-type="float" office:value="28.8">
            <text:p>28,8</text:p>
          </table:table-cell>
          <table:table-cell office:value-type="float" office:value="29.088889">
            <text:p>29,088889</text:p>
          </table:table-cell>
          <table:table-cell office:value-type="float" office:value="27.2">
            <text:p>27,2</text:p>
          </table:table-cell>
          <table:table-cell office:value-type="float" office:value="25.755556">
            <text:p>25,755556</text:p>
          </table:table-cell>
          <table:table-cell office:value-type="float" office:value="27.333333">
            <text:p>27,333333</text:p>
          </table:table-cell>
          <table:table-cell office:value-type="float" office:value="26.022222">
            <text:p>26,022222</text:p>
          </table:table-cell>
          <table:table-cell office:value-type="float" office:value="24.933333">
            <text:p>24,933333</text:p>
          </table:table-cell>
          <table:table-cell office:value-type="float" office:value="25.711111">
            <text:p>25,711111</text:p>
          </table:table-cell>
          <table:table-cell office:value-type="float" office:value="25.311111">
            <text:p>25,311111</text:p>
          </table:table-cell>
          <table:table-cell office:value-type="float" office:value="25.377778">
            <text:p>25,377778</text:p>
          </table:table-cell>
          <table:table-cell office:value-type="float" office:value="24.311111">
            <text:p>24,311111</text:p>
          </table:table-cell>
          <table:table-cell office:value-type="float" office:value="24.066667">
            <text:p>24,066667</text:p>
          </table:table-cell>
          <table:table-cell office:value-type="float" office:value="22.533333">
            <text:p>22,533333</text:p>
          </table:table-cell>
          <table:table-cell office:value-type="float" office:value="23.488889">
            <text:p>23,488889</text:p>
          </table:table-cell>
          <table:table-cell office:value-type="float" office:value="22.066667">
            <text:p>22,066667</text:p>
          </table:table-cell>
          <table:table-cell office:value-type="float" office:value="23">
            <text:p>23</text:p>
          </table:table-cell>
          <table:table-cell office:value-type="float" office:value="22.866667">
            <text:p>22,866667</text:p>
          </table:table-cell>
          <table:table-cell office:value-type="float" office:value="22.666667">
            <text:p>22,666667</text:p>
          </table:table-cell>
          <table:table-cell office:value-type="float" office:value="24.022222">
            <text:p>24,022222</text:p>
          </table:table-cell>
          <table:table-cell office:value-type="float" office:value="24.555556">
            <text:p>24,555556</text:p>
          </table:table-cell>
          <table:table-cell office:value-type="float" office:value="24.577778">
            <text:p>24,577778</text:p>
          </table:table-cell>
          <table:table-cell office:value-type="float" office:value="23.711111">
            <text:p>23,711111</text:p>
          </table:table-cell>
          <table:table-cell office:value-type="float" office:value="24.466667">
            <text:p>24,466667</text:p>
          </table:table-cell>
          <table:table-cell office:value-type="float" office:value="23.488889">
            <text:p>23,488889</text:p>
          </table:table-cell>
          <table:table-cell office:value-type="float" office:value="24.222222">
            <text:p>24,222222</text:p>
          </table:table-cell>
          <table:table-cell office:value-type="float" office:value="25.288889">
            <text:p>25,288889</text:p>
          </table:table-cell>
          <table:table-cell office:value-type="float" office:value="24.355556">
            <text:p>24,355556</text:p>
          </table:table-cell>
          <table:table-cell office:value-type="float" office:value="25.088889">
            <text:p>25,088889</text:p>
          </table:table-cell>
          <table:table-cell office:value-type="float" office:value="25.111111">
            <text:p>25,11111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Oji,unsupervised,multilayer</text:p>
          </table:table-cell>
          <table:table-cell office:value-type="float" office:value="68.577778">
            <text:p>68,577778</text:p>
          </table:table-cell>
          <table:table-cell office:value-type="float" office:value="66.688889">
            <text:p>66,688889</text:p>
          </table:table-cell>
          <table:table-cell office:value-type="float" office:value="63.533333">
            <text:p>63,533333</text:p>
          </table:table-cell>
          <table:table-cell office:value-type="float" office:value="61.6">
            <text:p>61,6</text:p>
          </table:table-cell>
          <table:table-cell office:value-type="float" office:value="59">
            <text:p>59</text:p>
          </table:table-cell>
          <table:table-cell office:value-type="float" office:value="56.8">
            <text:p>56,8</text:p>
          </table:table-cell>
          <table:table-cell office:value-type="float" office:value="56.688889">
            <text:p>56,688889</text:p>
          </table:table-cell>
          <table:table-cell office:value-type="float" office:value="53.666667">
            <text:p>53,666667</text:p>
          </table:table-cell>
          <table:table-cell office:value-type="float" office:value="52.644444">
            <text:p>52,644444</text:p>
          </table:table-cell>
          <table:table-cell office:value-type="float" office:value="50.244444">
            <text:p>50,244444</text:p>
          </table:table-cell>
          <table:table-cell office:value-type="float" office:value="49.088889">
            <text:p>49,088889</text:p>
          </table:table-cell>
          <table:table-cell office:value-type="float" office:value="47.377778">
            <text:p>47,377778</text:p>
          </table:table-cell>
          <table:table-cell office:value-type="float" office:value="46.6">
            <text:p>46,6</text:p>
          </table:table-cell>
          <table:table-cell office:value-type="float" office:value="45.444444">
            <text:p>45,444444</text:p>
          </table:table-cell>
          <table:table-cell office:value-type="float" office:value="45.288889">
            <text:p>45,288889</text:p>
          </table:table-cell>
          <table:table-cell office:value-type="float" office:value="45.133333">
            <text:p>45,133333</text:p>
          </table:table-cell>
          <table:table-cell office:value-type="float" office:value="44.666667">
            <text:p>44,666667</text:p>
          </table:table-cell>
          <table:table-cell office:value-type="float" office:value="44">
            <text:p>44</text:p>
          </table:table-cell>
          <table:table-cell office:value-type="float" office:value="44.244444">
            <text:p>44,244444</text:p>
          </table:table-cell>
          <table:table-cell office:value-type="float" office:value="44.155556">
            <text:p>44,155556</text:p>
          </table:table-cell>
          <table:table-cell office:value-type="float" office:value="45.466667">
            <text:p>45,466667</text:p>
          </table:table-cell>
          <table:table-cell office:value-type="float" office:value="44.977778">
            <text:p>44,977778</text:p>
          </table:table-cell>
          <table:table-cell office:value-type="float" office:value="43.866667">
            <text:p>43,866667</text:p>
          </table:table-cell>
          <table:table-cell office:value-type="float" office:value="44.622222">
            <text:p>44,622222</text:p>
          </table:table-cell>
          <table:table-cell office:value-type="float" office:value="43.933333">
            <text:p>43,933333</text:p>
          </table:table-cell>
          <table:table-cell office:value-type="float" office:value="44.911111">
            <text:p>44,911111</text:p>
          </table:table-cell>
          <table:table-cell office:value-type="float" office:value="43.822222">
            <text:p>43,822222</text:p>
          </table:table-cell>
          <table:table-cell office:value-type="float" office:value="43.955556">
            <text:p>43,955556</text:p>
          </table:table-cell>
          <table:table-cell office:value-type="float" office:value="43.977778">
            <text:p>43,977778</text:p>
          </table:table-cell>
          <table:table-cell office:value-type="float" office:value="43.6">
            <text:p>43,6</text:p>
          </table:table-cell>
          <table:table-cell office:value-type="float" office:value="44.577778">
            <text:p>44,577778</text:p>
          </table:table-cell>
          <table:table-cell table:number-columns-repeated="2" office:value-type="float" office:value="44.244444">
            <text:p>44,244444</text:p>
          </table:table-cell>
          <table:table-cell office:value-type="float" office:value="46">
            <text:p>46</text:p>
          </table:table-cell>
          <table:table-cell office:value-type="float" office:value="50.977778">
            <text:p>50,977778</text:p>
          </table:table-cell>
          <table:table-cell office:value-type="float" office:value="56.177778">
            <text:p>56,177778</text:p>
          </table:table-cell>
          <table:table-cell table:number-columns-repeated="164" office:value-type="float" office:value="66.666667">
            <text:p>66,666667</text:p>
          </table:table-cell>
        </table:table-row>
        <table:table-row table:style-name="ro1">
          <table:table-cell office:value-type="string">
            <text:p>Oji,supervised,multilayer</text:p>
          </table:table-cell>
          <table:table-cell office:value-type="float" office:value="80.311111">
            <text:p>80,311111</text:p>
          </table:table-cell>
          <table:table-cell office:value-type="float" office:value="79.022222">
            <text:p>79,022222</text:p>
          </table:table-cell>
          <table:table-cell office:value-type="float" office:value="76.355556">
            <text:p>76,355556</text:p>
          </table:table-cell>
          <table:table-cell office:value-type="float" office:value="75.444444">
            <text:p>75,444444</text:p>
          </table:table-cell>
          <table:table-cell office:value-type="float" office:value="74.577778">
            <text:p>74,577778</text:p>
          </table:table-cell>
          <table:table-cell office:value-type="float" office:value="74.244444">
            <text:p>74,244444</text:p>
          </table:table-cell>
          <table:table-cell office:value-type="float" office:value="75.044444">
            <text:p>75,044444</text:p>
          </table:table-cell>
          <table:table-cell office:value-type="float" office:value="75.888889">
            <text:p>75,888889</text:p>
          </table:table-cell>
          <table:table-cell office:value-type="float" office:value="77.955556">
            <text:p>77,955556</text:p>
          </table:table-cell>
          <table:table-cell office:value-type="float" office:value="77.355556">
            <text:p>77,355556</text:p>
          </table:table-cell>
          <table:table-cell office:value-type="float" office:value="82.266667">
            <text:p>82,266667</text:p>
          </table:table-cell>
          <table:table-cell office:value-type="float" office:value="84.911111">
            <text:p>84,911111</text:p>
          </table:table-cell>
          <table:table-cell office:value-type="float" office:value="86.311111">
            <text:p>86,311111</text:p>
          </table:table-cell>
          <table:table-cell office:value-type="float" office:value="88.955556">
            <text:p>88,955556</text:p>
          </table:table-cell>
          <table:table-cell office:value-type="float" office:value="91.733333">
            <text:p>91,733333</text:p>
          </table:table-cell>
          <table:table-cell office:value-type="float" office:value="95.733333">
            <text:p>95,733333</text:p>
          </table:table-cell>
          <table:table-cell office:value-type="float" office:value="97.644444">
            <text:p>97,644444</text:p>
          </table:table-cell>
          <table:table-cell office:value-type="float" office:value="99.755556">
            <text:p>99,755556</text:p>
          </table:table-cell>
          <table:table-cell office:value-type="float" office:value="100.866667">
            <text:p>100,866667</text:p>
          </table:table-cell>
          <table:table-cell office:value-type="float" office:value="101.022222">
            <text:p>101,022222</text:p>
          </table:table-cell>
          <table:table-cell office:value-type="float" office:value="92.8">
            <text:p>92,8</text:p>
          </table:table-cell>
          <table:table-cell office:value-type="float" office:value="80.422222">
            <text:p>80,422222</text:p>
          </table:table-cell>
          <table:table-cell office:value-type="float" office:value="69.6">
            <text:p>69,6</text:p>
          </table:table-cell>
          <table:table-cell table:number-columns-repeated="138" office:value-type="float" office:value="66.666667">
            <text:p>66,666667</text:p>
          </table:table-cell>
          <table:table-cell office:value-type="float" office:value="66.088889">
            <text:p>66,088889</text:p>
          </table:table-cell>
          <table:table-cell office:value-type="float" office:value="65.266667">
            <text:p>65,266667</text:p>
          </table:table-cell>
          <table:table-cell office:value-type="float" office:value="65.022222">
            <text:p>65,022222</text:p>
          </table:table-cell>
          <table:table-cell office:value-type="float" office:value="64.044444">
            <text:p>64,044444</text:p>
          </table:table-cell>
          <table:table-cell office:value-type="float" office:value="64.977778">
            <text:p>64,977778</text:p>
          </table:table-cell>
          <table:table-cell office:value-type="float" office:value="66">
            <text:p>66</text:p>
          </table:table-cell>
          <table:table-cell office:value-type="float" office:value="66.4">
            <text:p>66,4</text:p>
          </table:table-cell>
          <table:table-cell office:value-type="float" office:value="65.777778">
            <text:p>65,777778</text:p>
          </table:table-cell>
          <table:table-cell office:value-type="float" office:value="66.488889">
            <text:p>66,488889</text:p>
          </table:table-cell>
          <table:table-cell office:value-type="float" office:value="66.288889">
            <text:p>66,288889</text:p>
          </table:table-cell>
          <table:table-cell office:value-type="float" office:value="66.155556">
            <text:p>66,155556</text:p>
          </table:table-cell>
          <table:table-cell office:value-type="float" office:value="65.955556">
            <text:p>65,955556</text:p>
          </table:table-cell>
          <table:table-cell office:value-type="float" office:value="65.666667">
            <text:p>65,666667</text:p>
          </table:table-cell>
          <table:table-cell office:value-type="float" office:value="66.266667">
            <text:p>66,266667</text:p>
          </table:table-cell>
          <table:table-cell office:value-type="float" office:value="66.511111">
            <text:p>66,511111</text:p>
          </table:table-cell>
          <table:table-cell office:value-type="float" office:value="65.288889">
            <text:p>65,288889</text:p>
          </table:table-cell>
          <table:table-cell office:value-type="float" office:value="64.622222">
            <text:p>64,622222</text:p>
          </table:table-cell>
          <table:table-cell office:value-type="float" office:value="64.577778">
            <text:p>64,577778</text:p>
          </table:table-cell>
          <table:table-cell office:value-type="float" office:value="64.466667">
            <text:p>64,466667</text:p>
          </table:table-cell>
          <table:table-cell office:value-type="float" office:value="66.666667">
            <text:p>66,666667</text:p>
          </table:table-cell>
          <table:table-cell office:value-type="float" office:value="66.622222">
            <text:p>66,622222</text:p>
          </table:table-cell>
          <table:table-cell table:number-columns-repeated="7" office:value-type="float" office:value="66.666667">
            <text:p>66,666667</text:p>
          </table:table-cell>
          <table:table-cell office:value-type="float" office:value="66.511111">
            <text:p>66,511111</text:p>
          </table:table-cell>
          <table:table-cell office:value-type="float" office:value="66.444444">
            <text:p>66,444444</text:p>
          </table:table-cell>
          <table:table-cell office:value-type="float" office:value="64.933333">
            <text:p>64,933333</text:p>
          </table:table-cell>
          <table:table-cell office:value-type="float" office:value="63.688889">
            <text:p>63,688889</text:p>
          </table:table-cell>
          <table:table-cell office:value-type="float" office:value="63.266667">
            <text:p>63,266667</text:p>
          </table:table-cell>
          <table:table-cell office:value-type="float" office:value="62.355556">
            <text:p>62,355556</text:p>
          </table:table-cell>
          <table:table-cell office:value-type="float" office:value="61.577778">
            <text:p>61,577778</text:p>
          </table:table-cell>
          <table:table-cell office:value-type="float" office:value="61.666667">
            <text:p>61,666667</text:p>
          </table:table-cell>
          <table:table-cell office:value-type="float" office:value="62.444444">
            <text:p>62,444444</text:p>
          </table:table-cell>
          <table:table-cell office:value-type="float" office:value="59.844444">
            <text:p>59,844444</text:p>
          </table:table-cell>
          <table:table-cell office:value-type="float" office:value="61.444444">
            <text:p>61,444444</text:p>
          </table:table-cell>
        </table:table-row>
        <table:table-row table:style-name="ro1">
          <table:table-cell office:value-type="string">
            <text:p>Hebb,unsupervised,forgetting,unilayer</text:p>
          </table:table-cell>
          <table:table-cell office:value-type="float" office:value="47.977778">
            <text:p>47,977778</text:p>
          </table:table-cell>
          <table:table-cell table:number-columns-repeated="199" office:value-type="float" office:value="66.666667">
            <text:p>66,666667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table:number-columns-repeated="200" office:value-type="float" office:value="66.666667">
            <text:p>66,666667</text:p>
          </table:table-cell>
        </table:table-row>
        <table:table-row table:style-name="ro1">
          <table:table-cell office:value-type="string">
            <text:p>Hebb,supervised,forgetting,unilayer</text:p>
          </table:table-cell>
          <table:table-cell office:value-type="float" office:value="22.977778">
            <text:p>22,977778</text:p>
          </table:table-cell>
          <table:table-cell office:value-type="float" office:value="55.8">
            <text:p>55,8</text:p>
          </table:table-cell>
          <table:table-cell office:value-type="float" office:value="57.533333">
            <text:p>57,533333</text:p>
          </table:table-cell>
          <table:table-cell office:value-type="float" office:value="22.933333">
            <text:p>22,933333</text:p>
          </table:table-cell>
          <table:table-cell office:value-type="float" office:value="22.977778">
            <text:p>22,977778</text:p>
          </table:table-cell>
          <table:table-cell office:value-type="float" office:value="19.044444">
            <text:p>19,044444</text:p>
          </table:table-cell>
          <table:table-cell office:value-type="float" office:value="77.244444">
            <text:p>77,244444</text:p>
          </table:table-cell>
          <table:table-cell office:value-type="float" office:value="22.311111">
            <text:p>22,311111</text:p>
          </table:table-cell>
          <table:table-cell office:value-type="float" office:value="52.733333">
            <text:p>52,733333</text:p>
          </table:table-cell>
          <table:table-cell office:value-type="float" office:value="38.577778">
            <text:p>38,577778</text:p>
          </table:table-cell>
          <table:table-cell office:value-type="float" office:value="16.866667">
            <text:p>16,866667</text:p>
          </table:table-cell>
          <table:table-cell office:value-type="float" office:value="62">
            <text:p>62</text:p>
          </table:table-cell>
          <table:table-cell office:value-type="float" office:value="13.733333">
            <text:p>13,733333</text:p>
          </table:table-cell>
          <table:table-cell office:value-type="float" office:value="36.444444">
            <text:p>36,444444</text:p>
          </table:table-cell>
          <table:table-cell office:value-type="float" office:value="27.488889">
            <text:p>27,488889</text:p>
          </table:table-cell>
          <table:table-cell office:value-type="float" office:value="22.733333">
            <text:p>22,733333</text:p>
          </table:table-cell>
          <table:table-cell office:value-type="float" office:value="53.888889">
            <text:p>53,888889</text:p>
          </table:table-cell>
          <table:table-cell office:value-type="float" office:value="22.266667">
            <text:p>22,266667</text:p>
          </table:table-cell>
          <table:table-cell office:value-type="float" office:value="21.511111">
            <text:p>21,511111</text:p>
          </table:table-cell>
          <table:table-cell office:value-type="float" office:value="54.244444">
            <text:p>54,244444</text:p>
          </table:table-cell>
          <table:table-cell office:value-type="float" office:value="37.644444">
            <text:p>37,644444</text:p>
          </table:table-cell>
          <table:table-cell office:value-type="float" office:value="22.822222">
            <text:p>22,822222</text:p>
          </table:table-cell>
          <table:table-cell office:value-type="float" office:value="28.644444">
            <text:p>28,644444</text:p>
          </table:table-cell>
          <table:table-cell office:value-type="float" office:value="58.577778">
            <text:p>58,577778</text:p>
          </table:table-cell>
          <table:table-cell office:value-type="float" office:value="14.711111">
            <text:p>14,711111</text:p>
          </table:table-cell>
          <table:table-cell office:value-type="float" office:value="22.755556">
            <text:p>22,755556</text:p>
          </table:table-cell>
          <table:table-cell office:value-type="float" office:value="49.311111">
            <text:p>49,311111</text:p>
          </table:table-cell>
          <table:table-cell office:value-type="float" office:value="76.755556">
            <text:p>76,755556</text:p>
          </table:table-cell>
          <table:table-cell office:value-type="float" office:value="21.911111">
            <text:p>21,911111</text:p>
          </table:table-cell>
          <table:table-cell office:value-type="float" office:value="76">
            <text:p>76</text:p>
          </table:table-cell>
          <table:table-cell office:value-type="float" office:value="26.333333">
            <text:p>26,333333</text:p>
          </table:table-cell>
          <table:table-cell office:value-type="float" office:value="57.511111">
            <text:p>57,511111</text:p>
          </table:table-cell>
          <table:table-cell office:value-type="float" office:value="50.555556">
            <text:p>50,555556</text:p>
          </table:table-cell>
          <table:table-cell office:value-type="float" office:value="51.488889">
            <text:p>51,488889</text:p>
          </table:table-cell>
          <table:table-cell office:value-type="float" office:value="21.777778">
            <text:p>21,777778</text:p>
          </table:table-cell>
          <table:table-cell office:value-type="float" office:value="19.311111">
            <text:p>19,311111</text:p>
          </table:table-cell>
          <table:table-cell office:value-type="float" office:value="20.155556">
            <text:p>20,155556</text:p>
          </table:table-cell>
          <table:table-cell office:value-type="float" office:value="18.488889">
            <text:p>18,488889</text:p>
          </table:table-cell>
          <table:table-cell office:value-type="float" office:value="21.911111">
            <text:p>21,911111</text:p>
          </table:table-cell>
          <table:table-cell office:value-type="float" office:value="48.933333">
            <text:p>48,933333</text:p>
          </table:table-cell>
          <table:table-cell office:value-type="float" office:value="22.6">
            <text:p>22,6</text:p>
          </table:table-cell>
          <table:table-cell office:value-type="float" office:value="22.377778">
            <text:p>22,377778</text:p>
          </table:table-cell>
          <table:table-cell office:value-type="float" office:value="15.4">
            <text:p>15,4</text:p>
          </table:table-cell>
          <table:table-cell office:value-type="float" office:value="21.8">
            <text:p>21,8</text:p>
          </table:table-cell>
          <table:table-cell office:value-type="float" office:value="22.644444">
            <text:p>22,644444</text:p>
          </table:table-cell>
          <table:table-cell office:value-type="float" office:value="22.333333">
            <text:p>22,333333</text:p>
          </table:table-cell>
          <table:table-cell office:value-type="float" office:value="19.022222">
            <text:p>19,022222</text:p>
          </table:table-cell>
          <table:table-cell office:value-type="float" office:value="54.511111">
            <text:p>54,511111</text:p>
          </table:table-cell>
          <table:table-cell office:value-type="float" office:value="19.555556">
            <text:p>19,555556</text:p>
          </table:table-cell>
          <table:table-cell office:value-type="float" office:value="22.244444">
            <text:p>22,244444</text:p>
          </table:table-cell>
          <table:table-cell office:value-type="float" office:value="22.644444">
            <text:p>22,644444</text:p>
          </table:table-cell>
          <table:table-cell office:value-type="float" office:value="22.088889">
            <text:p>22,088889</text:p>
          </table:table-cell>
          <table:table-cell office:value-type="float" office:value="49.688889">
            <text:p>49,688889</text:p>
          </table:table-cell>
          <table:table-cell office:value-type="float" office:value="49.511111">
            <text:p>49,511111</text:p>
          </table:table-cell>
          <table:table-cell office:value-type="float" office:value="22.733333">
            <text:p>22,733333</text:p>
          </table:table-cell>
          <table:table-cell office:value-type="float" office:value="21.911111">
            <text:p>21,911111</text:p>
          </table:table-cell>
          <table:table-cell office:value-type="float" office:value="25.755556">
            <text:p>25,755556</text:p>
          </table:table-cell>
          <table:table-cell office:value-type="float" office:value="27.177778">
            <text:p>27,177778</text:p>
          </table:table-cell>
          <table:table-cell office:value-type="float" office:value="16.155556">
            <text:p>16,155556</text:p>
          </table:table-cell>
          <table:table-cell office:value-type="float" office:value="19.977778">
            <text:p>19,977778</text:p>
          </table:table-cell>
          <table:table-cell office:value-type="float" office:value="13.244444">
            <text:p>13,244444</text:p>
          </table:table-cell>
          <table:table-cell office:value-type="float" office:value="20.733333">
            <text:p>20,733333</text:p>
          </table:table-cell>
          <table:table-cell office:value-type="float" office:value="22">
            <text:p>22</text:p>
          </table:table-cell>
          <table:table-cell office:value-type="float" office:value="54.4">
            <text:p>54,4</text:p>
          </table:table-cell>
          <table:table-cell office:value-type="float" office:value="46.711111">
            <text:p>46,711111</text:p>
          </table:table-cell>
          <table:table-cell office:value-type="float" office:value="18.4">
            <text:p>18,4</text:p>
          </table:table-cell>
          <table:table-cell office:value-type="float" office:value="48.911111">
            <text:p>48,911111</text:p>
          </table:table-cell>
          <table:table-cell office:value-type="float" office:value="24.444444">
            <text:p>24,444444</text:p>
          </table:table-cell>
          <table:table-cell office:value-type="float" office:value="57.511111">
            <text:p>57,511111</text:p>
          </table:table-cell>
          <table:table-cell office:value-type="float" office:value="58.311111">
            <text:p>58,311111</text:p>
          </table:table-cell>
          <table:table-cell office:value-type="float" office:value="54">
            <text:p>54</text:p>
          </table:table-cell>
          <table:table-cell office:value-type="float" office:value="17.466667">
            <text:p>17,466667</text:p>
          </table:table-cell>
          <table:table-cell office:value-type="float" office:value="22.977778">
            <text:p>22,977778</text:p>
          </table:table-cell>
          <table:table-cell office:value-type="float" office:value="76.4">
            <text:p>76,4</text:p>
          </table:table-cell>
          <table:table-cell office:value-type="float" office:value="21.911111">
            <text:p>21,911111</text:p>
          </table:table-cell>
          <table:table-cell office:value-type="float" office:value="22.244444">
            <text:p>22,244444</text:p>
          </table:table-cell>
          <table:table-cell office:value-type="float" office:value="20.466667">
            <text:p>20,466667</text:p>
          </table:table-cell>
          <table:table-cell office:value-type="float" office:value="56.911111">
            <text:p>56,911111</text:p>
          </table:table-cell>
          <table:table-cell office:value-type="float" office:value="18.133333">
            <text:p>18,133333</text:p>
          </table:table-cell>
          <table:table-cell office:value-type="float" office:value="16.288889">
            <text:p>16,288889</text:p>
          </table:table-cell>
          <table:table-cell office:value-type="float" office:value="64">
            <text:p>64</text:p>
          </table:table-cell>
          <table:table-cell office:value-type="float" office:value="18.288889">
            <text:p>18,288889</text:p>
          </table:table-cell>
          <table:table-cell office:value-type="float" office:value="15.6">
            <text:p>15,6</text:p>
          </table:table-cell>
          <table:table-cell office:value-type="float" office:value="22.466667">
            <text:p>22,466667</text:p>
          </table:table-cell>
          <table:table-cell office:value-type="float" office:value="60.311111">
            <text:p>60,311111</text:p>
          </table:table-cell>
          <table:table-cell office:value-type="float" office:value="22.066667">
            <text:p>22,066667</text:p>
          </table:table-cell>
          <table:table-cell office:value-type="float" office:value="64.088889">
            <text:p>64,088889</text:p>
          </table:table-cell>
          <table:table-cell office:value-type="float" office:value="19.8">
            <text:p>19,8</text:p>
          </table:table-cell>
          <table:table-cell office:value-type="float" office:value="18.711111">
            <text:p>18,711111</text:p>
          </table:table-cell>
          <table:table-cell office:value-type="float" office:value="57.2">
            <text:p>57,2</text:p>
          </table:table-cell>
          <table:table-cell office:value-type="float" office:value="48.088889">
            <text:p>48,088889</text:p>
          </table:table-cell>
          <table:table-cell office:value-type="float" office:value="14">
            <text:p>14</text:p>
          </table:table-cell>
          <table:table-cell office:value-type="float" office:value="16.377778">
            <text:p>16,377778</text:p>
          </table:table-cell>
          <table:table-cell office:value-type="float" office:value="27.022222">
            <text:p>27,022222</text:p>
          </table:table-cell>
          <table:table-cell office:value-type="float" office:value="15.111111">
            <text:p>15,111111</text:p>
          </table:table-cell>
          <table:table-cell office:value-type="float" office:value="21.8">
            <text:p>21,8</text:p>
          </table:table-cell>
          <table:table-cell office:value-type="float" office:value="20.955556">
            <text:p>20,955556</text:p>
          </table:table-cell>
          <table:table-cell office:value-type="float" office:value="27.266667">
            <text:p>27,266667</text:p>
          </table:table-cell>
          <table:table-cell office:value-type="float" office:value="27.377778">
            <text:p>27,377778</text:p>
          </table:table-cell>
          <table:table-cell office:value-type="float" office:value="58.933333">
            <text:p>58,933333</text:p>
          </table:table-cell>
          <table:table-cell office:value-type="float" office:value="54.533333">
            <text:p>54,533333</text:p>
          </table:table-cell>
          <table:table-cell office:value-type="float" office:value="18.511111">
            <text:p>18,511111</text:p>
          </table:table-cell>
          <table:table-cell office:value-type="float" office:value="63.377778">
            <text:p>63,377778</text:p>
          </table:table-cell>
          <table:table-cell office:value-type="float" office:value="54.911111">
            <text:p>54,911111</text:p>
          </table:table-cell>
          <table:table-cell office:value-type="float" office:value="19.533333">
            <text:p>19,533333</text:p>
          </table:table-cell>
          <table:table-cell office:value-type="float" office:value="21.4">
            <text:p>21,4</text:p>
          </table:table-cell>
          <table:table-cell office:value-type="float" office:value="84.8">
            <text:p>84,8</text:p>
          </table:table-cell>
          <table:table-cell office:value-type="float" office:value="15.4">
            <text:p>15,4</text:p>
          </table:table-cell>
          <table:table-cell office:value-type="float" office:value="52.8">
            <text:p>52,8</text:p>
          </table:table-cell>
          <table:table-cell office:value-type="float" office:value="60.666667">
            <text:p>60,666667</text:p>
          </table:table-cell>
          <table:table-cell office:value-type="float" office:value="21.622222">
            <text:p>21,622222</text:p>
          </table:table-cell>
          <table:table-cell office:value-type="float" office:value="18.555556">
            <text:p>18,555556</text:p>
          </table:table-cell>
          <table:table-cell office:value-type="float" office:value="19.022222">
            <text:p>19,022222</text:p>
          </table:table-cell>
          <table:table-cell office:value-type="float" office:value="26.755556">
            <text:p>26,755556</text:p>
          </table:table-cell>
          <table:table-cell office:value-type="float" office:value="21.222222">
            <text:p>21,222222</text:p>
          </table:table-cell>
          <table:table-cell office:value-type="float" office:value="54.2">
            <text:p>54,2</text:p>
          </table:table-cell>
          <table:table-cell office:value-type="float" office:value="53.844444">
            <text:p>53,844444</text:p>
          </table:table-cell>
          <table:table-cell office:value-type="float" office:value="54.733333">
            <text:p>54,733333</text:p>
          </table:table-cell>
          <table:table-cell office:value-type="float" office:value="72.533333">
            <text:p>72,533333</text:p>
          </table:table-cell>
          <table:table-cell office:value-type="float" office:value="12.266667">
            <text:p>12,266667</text:p>
          </table:table-cell>
          <table:table-cell office:value-type="float" office:value="19.333333">
            <text:p>19,333333</text:p>
          </table:table-cell>
          <table:table-cell office:value-type="float" office:value="51.533333">
            <text:p>51,533333</text:p>
          </table:table-cell>
          <table:table-cell office:value-type="float" office:value="27.066667">
            <text:p>27,066667</text:p>
          </table:table-cell>
          <table:table-cell office:value-type="float" office:value="62.444444">
            <text:p>62,444444</text:p>
          </table:table-cell>
          <table:table-cell office:value-type="float" office:value="31.933333">
            <text:p>31,933333</text:p>
          </table:table-cell>
          <table:table-cell office:value-type="float" office:value="50.177778">
            <text:p>50,177778</text:p>
          </table:table-cell>
          <table:table-cell office:value-type="float" office:value="53.888889">
            <text:p>53,888889</text:p>
          </table:table-cell>
          <table:table-cell office:value-type="float" office:value="53.333333">
            <text:p>53,333333</text:p>
          </table:table-cell>
          <table:table-cell office:value-type="float" office:value="22.533333">
            <text:p>22,533333</text:p>
          </table:table-cell>
          <table:table-cell office:value-type="float" office:value="21.533333">
            <text:p>21,533333</text:p>
          </table:table-cell>
          <table:table-cell office:value-type="float" office:value="21.555556">
            <text:p>21,555556</text:p>
          </table:table-cell>
          <table:table-cell office:value-type="float" office:value="19.622222">
            <text:p>19,622222</text:p>
          </table:table-cell>
          <table:table-cell office:value-type="float" office:value="57.066667">
            <text:p>57,066667</text:p>
          </table:table-cell>
          <table:table-cell office:value-type="float" office:value="16.933333">
            <text:p>16,933333</text:p>
          </table:table-cell>
          <table:table-cell office:value-type="float" office:value="17.466667">
            <text:p>17,466667</text:p>
          </table:table-cell>
          <table:table-cell office:value-type="float" office:value="63.755556">
            <text:p>63,755556</text:p>
          </table:table-cell>
          <table:table-cell office:value-type="float" office:value="22.266667">
            <text:p>22,266667</text:p>
          </table:table-cell>
          <table:table-cell office:value-type="float" office:value="54.177778">
            <text:p>54,177778</text:p>
          </table:table-cell>
          <table:table-cell office:value-type="float" office:value="70.133333">
            <text:p>70,133333</text:p>
          </table:table-cell>
          <table:table-cell office:value-type="float" office:value="22.533333">
            <text:p>22,533333</text:p>
          </table:table-cell>
          <table:table-cell office:value-type="float" office:value="22">
            <text:p>22</text:p>
          </table:table-cell>
          <table:table-cell office:value-type="float" office:value="53.688889">
            <text:p>53,688889</text:p>
          </table:table-cell>
          <table:table-cell office:value-type="float" office:value="70.311111">
            <text:p>70,311111</text:p>
          </table:table-cell>
          <table:table-cell office:value-type="float" office:value="22.466667">
            <text:p>22,466667</text:p>
          </table:table-cell>
          <table:table-cell office:value-type="float" office:value="21.666667">
            <text:p>21,666667</text:p>
          </table:table-cell>
          <table:table-cell office:value-type="float" office:value="25.733333">
            <text:p>25,733333</text:p>
          </table:table-cell>
          <table:table-cell office:value-type="float" office:value="69.333333">
            <text:p>69,333333</text:p>
          </table:table-cell>
          <table:table-cell office:value-type="float" office:value="34.755556">
            <text:p>34,755556</text:p>
          </table:table-cell>
          <table:table-cell office:value-type="float" office:value="17.444444">
            <text:p>17,444444</text:p>
          </table:table-cell>
          <table:table-cell office:value-type="float" office:value="21.222222">
            <text:p>21,222222</text:p>
          </table:table-cell>
          <table:table-cell office:value-type="float" office:value="22.066667">
            <text:p>22,066667</text:p>
          </table:table-cell>
          <table:table-cell office:value-type="float" office:value="21.422222">
            <text:p>21,422222</text:p>
          </table:table-cell>
          <table:table-cell office:value-type="float" office:value="72.622222">
            <text:p>72,622222</text:p>
          </table:table-cell>
          <table:table-cell office:value-type="float" office:value="49.555556">
            <text:p>49,555556</text:p>
          </table:table-cell>
          <table:table-cell office:value-type="float" office:value="59.933333">
            <text:p>59,933333</text:p>
          </table:table-cell>
          <table:table-cell office:value-type="float" office:value="64.444444">
            <text:p>64,444444</text:p>
          </table:table-cell>
          <table:table-cell office:value-type="float" office:value="47.022222">
            <text:p>47,022222</text:p>
          </table:table-cell>
          <table:table-cell office:value-type="float" office:value="58.333333">
            <text:p>58,333333</text:p>
          </table:table-cell>
          <table:table-cell office:value-type="float" office:value="44.488889">
            <text:p>44,488889</text:p>
          </table:table-cell>
          <table:table-cell office:value-type="float" office:value="21.755556">
            <text:p>21,755556</text:p>
          </table:table-cell>
          <table:table-cell office:value-type="float" office:value="54.622222">
            <text:p>54,622222</text:p>
          </table:table-cell>
          <table:table-cell office:value-type="float" office:value="19.288889">
            <text:p>19,288889</text:p>
          </table:table-cell>
          <table:table-cell office:value-type="float" office:value="61.577778">
            <text:p>61,577778</text:p>
          </table:table-cell>
          <table:table-cell office:value-type="float" office:value="64.622222">
            <text:p>64,622222</text:p>
          </table:table-cell>
          <table:table-cell office:value-type="float" office:value="26.644444">
            <text:p>26,644444</text:p>
          </table:table-cell>
          <table:table-cell office:value-type="float" office:value="19.755556">
            <text:p>19,755556</text:p>
          </table:table-cell>
          <table:table-cell office:value-type="float" office:value="28.288889">
            <text:p>28,288889</text:p>
          </table:table-cell>
          <table:table-cell office:value-type="float" office:value="64.444444">
            <text:p>64,444444</text:p>
          </table:table-cell>
          <table:table-cell office:value-type="float" office:value="22.555556">
            <text:p>22,555556</text:p>
          </table:table-cell>
          <table:table-cell office:value-type="float" office:value="55.755556">
            <text:p>55,755556</text:p>
          </table:table-cell>
          <table:table-cell office:value-type="float" office:value="53.155556">
            <text:p>53,155556</text:p>
          </table:table-cell>
          <table:table-cell office:value-type="float" office:value="54.8">
            <text:p>54,8</text:p>
          </table:table-cell>
          <table:table-cell office:value-type="float" office:value="21.6">
            <text:p>21,6</text:p>
          </table:table-cell>
          <table:table-cell office:value-type="float" office:value="59.666667">
            <text:p>59,666667</text:p>
          </table:table-cell>
          <table:table-cell office:value-type="float" office:value="52.044444">
            <text:p>52,044444</text:p>
          </table:table-cell>
          <table:table-cell office:value-type="float" office:value="26.377778">
            <text:p>26,377778</text:p>
          </table:table-cell>
          <table:table-cell office:value-type="float" office:value="21.933333">
            <text:p>21,933333</text:p>
          </table:table-cell>
          <table:table-cell office:value-type="float" office:value="22.355556">
            <text:p>22,355556</text:p>
          </table:table-cell>
          <table:table-cell office:value-type="float" office:value="21.377778">
            <text:p>21,377778</text:p>
          </table:table-cell>
          <table:table-cell office:value-type="float" office:value="22.4">
            <text:p>22,4</text:p>
          </table:table-cell>
          <table:table-cell office:value-type="float" office:value="73.644444">
            <text:p>73,644444</text:p>
          </table:table-cell>
          <table:table-cell office:value-type="float" office:value="59.155556">
            <text:p>59,155556</text:p>
          </table:table-cell>
          <table:table-cell office:value-type="float" office:value="15.622222">
            <text:p>15,622222</text:p>
          </table:table-cell>
          <table:table-cell office:value-type="float" office:value="50.422222">
            <text:p>50,422222</text:p>
          </table:table-cell>
          <table:table-cell office:value-type="float" office:value="21.844444">
            <text:p>21,844444</text:p>
          </table:table-cell>
          <table:table-cell office:value-type="float" office:value="41.844444">
            <text:p>41,844444</text:p>
          </table:table-cell>
          <table:table-cell office:value-type="float" office:value="23.177778">
            <text:p>23,177778</text:p>
          </table:table-cell>
          <table:table-cell office:value-type="float" office:value="16.044444">
            <text:p>16,044444</text:p>
          </table:table-cell>
          <table:table-cell office:value-type="float" office:value="22.577778">
            <text:p>22,577778</text:p>
          </table:table-cell>
          <table:table-cell office:value-type="float" office:value="57.866667">
            <text:p>57,866667</text:p>
          </table:table-cell>
          <table:table-cell office:value-type="float" office:value="51.377778">
            <text:p>51,377778</text:p>
          </table:table-cell>
          <table:table-cell office:value-type="float" office:value="74.177778">
            <text:p>74,177778</text:p>
          </table:table-cell>
          <table:table-cell office:value-type="float" office:value="21.777778">
            <text:p>21,777778</text:p>
          </table:table-cell>
          <table:table-cell table:number-columns-repeated="2" office:value-type="float" office:value="22.244444">
            <text:p>22,244444</text:p>
          </table:table-cell>
          <table:table-cell office:value-type="float" office:value="21.488889">
            <text:p>21,488889</text:p>
          </table:table-cell>
          <table:table-cell office:value-type="float" office:value="58.444444">
            <text:p>58,444444</text:p>
          </table:table-cell>
          <table:table-cell office:value-type="float" office:value="21.355556">
            <text:p>21,355556</text:p>
          </table:table-cell>
          <table:table-cell office:value-type="float" office:value="59.155556">
            <text:p>59,155556</text:p>
          </table:table-cell>
          <table:table-cell office:value-type="float" office:value="13.533333">
            <text:p>13,533333</text:p>
          </table:table-cell>
        </table:table-row>
        <table:table-row table:style-name="ro1">
          <table:table-cell office:value-type="string">
            <text:p>Hebb,unsupervised,not forgetting,unilayer</text:p>
          </table:table-cell>
          <table:table-cell office:value-type="float" office:value="58.511111">
            <text:p>58,511111</text:p>
          </table:table-cell>
          <table:table-cell office:value-type="float" office:value="48.511111">
            <text:p>48,511111</text:p>
          </table:table-cell>
          <table:table-cell office:value-type="float" office:value="47.422222">
            <text:p>47,422222</text:p>
          </table:table-cell>
          <table:table-cell office:value-type="float" office:value="46.266667">
            <text:p>46,266667</text:p>
          </table:table-cell>
          <table:table-cell office:value-type="float" office:value="45.688889">
            <text:p>45,688889</text:p>
          </table:table-cell>
          <table:table-cell office:value-type="float" office:value="46.022222">
            <text:p>46,022222</text:p>
          </table:table-cell>
          <table:table-cell office:value-type="float" office:value="45.511111">
            <text:p>45,511111</text:p>
          </table:table-cell>
          <table:table-cell office:value-type="float" office:value="46.333333">
            <text:p>46,333333</text:p>
          </table:table-cell>
          <table:table-cell office:value-type="float" office:value="47.222222">
            <text:p>47,222222</text:p>
          </table:table-cell>
          <table:table-cell table:number-columns-repeated="2" office:value-type="float" office:value="45.466667">
            <text:p>45,466667</text:p>
          </table:table-cell>
          <table:table-cell office:value-type="float" office:value="44.777778">
            <text:p>44,777778</text:p>
          </table:table-cell>
          <table:table-cell office:value-type="float" office:value="44.688889">
            <text:p>44,688889</text:p>
          </table:table-cell>
          <table:table-cell office:value-type="float" office:value="44.955556">
            <text:p>44,955556</text:p>
          </table:table-cell>
          <table:table-cell office:value-type="float" office:value="44.311111">
            <text:p>44,311111</text:p>
          </table:table-cell>
          <table:table-cell office:value-type="float" office:value="45.088889">
            <text:p>45,088889</text:p>
          </table:table-cell>
          <table:table-cell office:value-type="float" office:value="44.733333">
            <text:p>44,733333</text:p>
          </table:table-cell>
          <table:table-cell office:value-type="float" office:value="44.4">
            <text:p>44,4</text:p>
          </table:table-cell>
          <table:table-cell office:value-type="float" office:value="43.577778">
            <text:p>43,577778</text:p>
          </table:table-cell>
          <table:table-cell office:value-type="float" office:value="44.422222">
            <text:p>44,422222</text:p>
          </table:table-cell>
          <table:table-cell office:value-type="float" office:value="42.111111">
            <text:p>42,111111</text:p>
          </table:table-cell>
          <table:table-cell office:value-type="float" office:value="41.2">
            <text:p>41,2</text:p>
          </table:table-cell>
          <table:table-cell office:value-type="float" office:value="41.511111">
            <text:p>41,511111</text:p>
          </table:table-cell>
          <table:table-cell office:value-type="float" office:value="40.022222">
            <text:p>40,022222</text:p>
          </table:table-cell>
          <table:table-cell office:value-type="float" office:value="39.8">
            <text:p>39,8</text:p>
          </table:table-cell>
          <table:table-cell office:value-type="float" office:value="38.8">
            <text:p>38,8</text:p>
          </table:table-cell>
          <table:table-cell office:value-type="float" office:value="38.288889">
            <text:p>38,288889</text:p>
          </table:table-cell>
          <table:table-cell office:value-type="float" office:value="38.222222">
            <text:p>38,222222</text:p>
          </table:table-cell>
          <table:table-cell office:value-type="float" office:value="37.488889">
            <text:p>37,488889</text:p>
          </table:table-cell>
          <table:table-cell office:value-type="float" office:value="38.755556">
            <text:p>38,755556</text:p>
          </table:table-cell>
          <table:table-cell office:value-type="float" office:value="36.6">
            <text:p>36,6</text:p>
          </table:table-cell>
          <table:table-cell office:value-type="float" office:value="36.466667">
            <text:p>36,466667</text:p>
          </table:table-cell>
          <table:table-cell office:value-type="float" office:value="36.044444">
            <text:p>36,044444</text:p>
          </table:table-cell>
          <table:table-cell office:value-type="float" office:value="34.733333">
            <text:p>34,733333</text:p>
          </table:table-cell>
          <table:table-cell office:value-type="float" office:value="36.088889">
            <text:p>36,088889</text:p>
          </table:table-cell>
          <table:table-cell office:value-type="float" office:value="35.244444">
            <text:p>35,244444</text:p>
          </table:table-cell>
          <table:table-cell office:value-type="float" office:value="35.466667">
            <text:p>35,466667</text:p>
          </table:table-cell>
          <table:table-cell office:value-type="float" office:value="34.644444">
            <text:p>34,644444</text:p>
          </table:table-cell>
          <table:table-cell table:number-columns-repeated="2" office:value-type="float" office:value="34.977778">
            <text:p>34,977778</text:p>
          </table:table-cell>
          <table:table-cell office:value-type="float" office:value="35">
            <text:p>35</text:p>
          </table:table-cell>
          <table:table-cell office:value-type="float" office:value="33.422222">
            <text:p>33,422222</text:p>
          </table:table-cell>
          <table:table-cell office:value-type="float" office:value="34.644444">
            <text:p>34,644444</text:p>
          </table:table-cell>
          <table:table-cell office:value-type="float" office:value="33.6">
            <text:p>33,6</text:p>
          </table:table-cell>
          <table:table-cell office:value-type="float" office:value="34.266667">
            <text:p>34,266667</text:p>
          </table:table-cell>
          <table:table-cell office:value-type="float" office:value="33.311111">
            <text:p>33,311111</text:p>
          </table:table-cell>
          <table:table-cell office:value-type="float" office:value="33.555556">
            <text:p>33,555556</text:p>
          </table:table-cell>
          <table:table-cell office:value-type="float" office:value="34.6">
            <text:p>34,6</text:p>
          </table:table-cell>
          <table:table-cell office:value-type="float" office:value="35.244444">
            <text:p>35,244444</text:p>
          </table:table-cell>
          <table:table-cell office:value-type="float" office:value="35.555556">
            <text:p>35,555556</text:p>
          </table:table-cell>
          <table:table-cell office:value-type="float" office:value="34.822222">
            <text:p>34,822222</text:p>
          </table:table-cell>
          <table:table-cell office:value-type="float" office:value="34.4">
            <text:p>34,4</text:p>
          </table:table-cell>
          <table:table-cell office:value-type="float" office:value="33.244444">
            <text:p>33,244444</text:p>
          </table:table-cell>
          <table:table-cell office:value-type="float" office:value="33.977778">
            <text:p>33,977778</text:p>
          </table:table-cell>
          <table:table-cell office:value-type="float" office:value="33.911111">
            <text:p>33,911111</text:p>
          </table:table-cell>
          <table:table-cell office:value-type="float" office:value="33.222222">
            <text:p>33,222222</text:p>
          </table:table-cell>
          <table:table-cell office:value-type="float" office:value="30.977778">
            <text:p>30,977778</text:p>
          </table:table-cell>
          <table:table-cell office:value-type="float" office:value="32.066667">
            <text:p>32,066667</text:p>
          </table:table-cell>
          <table:table-cell office:value-type="float" office:value="30.888889">
            <text:p>30,888889</text:p>
          </table:table-cell>
          <table:table-cell office:value-type="float" office:value="29.355556">
            <text:p>29,355556</text:p>
          </table:table-cell>
          <table:table-cell office:value-type="float" office:value="26.6">
            <text:p>26,6</text:p>
          </table:table-cell>
          <table:table-cell office:value-type="float" office:value="29.533333">
            <text:p>29,533333</text:p>
          </table:table-cell>
          <table:table-cell office:value-type="float" office:value="29.266667">
            <text:p>29,266667</text:p>
          </table:table-cell>
          <table:table-cell office:value-type="float" office:value="27.288889">
            <text:p>27,288889</text:p>
          </table:table-cell>
          <table:table-cell office:value-type="float" office:value="29.511111">
            <text:p>29,511111</text:p>
          </table:table-cell>
          <table:table-cell office:value-type="float" office:value="26.444444">
            <text:p>26,444444</text:p>
          </table:table-cell>
          <table:table-cell office:value-type="float" office:value="25.622222">
            <text:p>25,622222</text:p>
          </table:table-cell>
          <table:table-cell office:value-type="float" office:value="26.977778">
            <text:p>26,977778</text:p>
          </table:table-cell>
          <table:table-cell office:value-type="float" office:value="27.711111">
            <text:p>27,711111</text:p>
          </table:table-cell>
          <table:table-cell office:value-type="float" office:value="25.533333">
            <text:p>25,533333</text:p>
          </table:table-cell>
          <table:table-cell office:value-type="float" office:value="28.977778">
            <text:p>28,977778</text:p>
          </table:table-cell>
          <table:table-cell office:value-type="float" office:value="27.666667">
            <text:p>27,666667</text:p>
          </table:table-cell>
          <table:table-cell office:value-type="float" office:value="24.644444">
            <text:p>24,644444</text:p>
          </table:table-cell>
          <table:table-cell office:value-type="float" office:value="22.444444">
            <text:p>22,444444</text:p>
          </table:table-cell>
          <table:table-cell office:value-type="float" office:value="23.688889">
            <text:p>23,688889</text:p>
          </table:table-cell>
          <table:table-cell office:value-type="float" office:value="21.022222">
            <text:p>21,022222</text:p>
          </table:table-cell>
          <table:table-cell office:value-type="float" office:value="21.933333">
            <text:p>21,933333</text:p>
          </table:table-cell>
          <table:table-cell office:value-type="float" office:value="19.488889">
            <text:p>19,488889</text:p>
          </table:table-cell>
          <table:table-cell office:value-type="float" office:value="17.733333">
            <text:p>17,733333</text:p>
          </table:table-cell>
          <table:table-cell office:value-type="float" office:value="14.555556">
            <text:p>14,555556</text:p>
          </table:table-cell>
          <table:table-cell office:value-type="float" office:value="15.155556">
            <text:p>15,155556</text:p>
          </table:table-cell>
          <table:table-cell office:value-type="float" office:value="14.911111">
            <text:p>14,911111</text:p>
          </table:table-cell>
          <table:table-cell office:value-type="float" office:value="13.644444">
            <text:p>13,644444</text:p>
          </table:table-cell>
          <table:table-cell office:value-type="float" office:value="13.844444">
            <text:p>13,844444</text:p>
          </table:table-cell>
          <table:table-cell office:value-type="float" office:value="14">
            <text:p>14</text:p>
          </table:table-cell>
          <table:table-cell office:value-type="float" office:value="12.822222">
            <text:p>12,822222</text:p>
          </table:table-cell>
          <table:table-cell office:value-type="float" office:value="14.533333">
            <text:p>14,533333</text:p>
          </table:table-cell>
          <table:table-cell office:value-type="float" office:value="13.555556">
            <text:p>13,555556</text:p>
          </table:table-cell>
          <table:table-cell office:value-type="float" office:value="13">
            <text:p>13</text:p>
          </table:table-cell>
          <table:table-cell office:value-type="float" office:value="14.044444">
            <text:p>14,044444</text:p>
          </table:table-cell>
          <table:table-cell office:value-type="float" office:value="13.688889">
            <text:p>13,688889</text:p>
          </table:table-cell>
          <table:table-cell office:value-type="float" office:value="12.288889">
            <text:p>12,288889</text:p>
          </table:table-cell>
          <table:table-cell office:value-type="float" office:value="13.511111">
            <text:p>13,511111</text:p>
          </table:table-cell>
          <table:table-cell office:value-type="float" office:value="13.888889">
            <text:p>13,888889</text:p>
          </table:table-cell>
          <table:table-cell office:value-type="float" office:value="13.577778">
            <text:p>13,577778</text:p>
          </table:table-cell>
          <table:table-cell office:value-type="float" office:value="13.488889">
            <text:p>13,488889</text:p>
          </table:table-cell>
          <table:table-cell office:value-type="float" office:value="12.6">
            <text:p>12,6</text:p>
          </table:table-cell>
          <table:table-cell office:value-type="float" office:value="12.911111">
            <text:p>12,911111</text:p>
          </table:table-cell>
          <table:table-cell office:value-type="float" office:value="13.088889">
            <text:p>13,088889</text:p>
          </table:table-cell>
          <table:table-cell office:value-type="float" office:value="11.8">
            <text:p>11,8</text:p>
          </table:table-cell>
          <table:table-cell office:value-type="float" office:value="13.022222">
            <text:p>13,022222</text:p>
          </table:table-cell>
          <table:table-cell office:value-type="float" office:value="12.8">
            <text:p>12,8</text:p>
          </table:table-cell>
          <table:table-cell office:value-type="float" office:value="13.266667">
            <text:p>13,266667</text:p>
          </table:table-cell>
          <table:table-cell office:value-type="float" office:value="12.777778">
            <text:p>12,777778</text:p>
          </table:table-cell>
          <table:table-cell office:value-type="float" office:value="12.933333">
            <text:p>12,933333</text:p>
          </table:table-cell>
          <table:table-cell office:value-type="float" office:value="12.711111">
            <text:p>12,711111</text:p>
          </table:table-cell>
          <table:table-cell office:value-type="float" office:value="11.911111">
            <text:p>11,911111</text:p>
          </table:table-cell>
          <table:table-cell office:value-type="float" office:value="13.244444">
            <text:p>13,244444</text:p>
          </table:table-cell>
          <table:table-cell office:value-type="float" office:value="13.488889">
            <text:p>13,488889</text:p>
          </table:table-cell>
          <table:table-cell office:value-type="float" office:value="12.511111">
            <text:p>12,511111</text:p>
          </table:table-cell>
          <table:table-cell office:value-type="float" office:value="13.555556">
            <text:p>13,555556</text:p>
          </table:table-cell>
          <table:table-cell office:value-type="float" office:value="13.244444">
            <text:p>13,244444</text:p>
          </table:table-cell>
          <table:table-cell office:value-type="float" office:value="13.288889">
            <text:p>13,288889</text:p>
          </table:table-cell>
          <table:table-cell office:value-type="float" office:value="12.666667">
            <text:p>12,666667</text:p>
          </table:table-cell>
          <table:table-cell office:value-type="float" office:value="12.377778">
            <text:p>12,377778</text:p>
          </table:table-cell>
          <table:table-cell office:value-type="float" office:value="13.533333">
            <text:p>13,533333</text:p>
          </table:table-cell>
          <table:table-cell office:value-type="float" office:value="13.111111">
            <text:p>13,111111</text:p>
          </table:table-cell>
          <table:table-cell office:value-type="float" office:value="13.066667">
            <text:p>13,066667</text:p>
          </table:table-cell>
          <table:table-cell office:value-type="float" office:value="13.311111">
            <text:p>13,311111</text:p>
          </table:table-cell>
          <table:table-cell office:value-type="float" office:value="12.577778">
            <text:p>12,577778</text:p>
          </table:table-cell>
          <table:table-cell office:value-type="float" office:value="13.066667">
            <text:p>13,066667</text:p>
          </table:table-cell>
          <table:table-cell office:value-type="float" office:value="13.177778">
            <text:p>13,177778</text:p>
          </table:table-cell>
          <table:table-cell office:value-type="float" office:value="12.8">
            <text:p>12,8</text:p>
          </table:table-cell>
          <table:table-cell office:value-type="float" office:value="13.2">
            <text:p>13,2</text:p>
          </table:table-cell>
          <table:table-cell office:value-type="float" office:value="12.755556">
            <text:p>12,755556</text:p>
          </table:table-cell>
          <table:table-cell office:value-type="float" office:value="13.822222">
            <text:p>13,822222</text:p>
          </table:table-cell>
          <table:table-cell office:value-type="float" office:value="13">
            <text:p>13</text:p>
          </table:table-cell>
          <table:table-cell office:value-type="float" office:value="13.977778">
            <text:p>13,977778</text:p>
          </table:table-cell>
          <table:table-cell office:value-type="float" office:value="13.622222">
            <text:p>13,622222</text:p>
          </table:table-cell>
          <table:table-cell office:value-type="float" office:value="13.844444">
            <text:p>13,844444</text:p>
          </table:table-cell>
          <table:table-cell office:value-type="float" office:value="13.622222">
            <text:p>13,622222</text:p>
          </table:table-cell>
          <table:table-cell office:value-type="float" office:value="14.444444">
            <text:p>14,444444</text:p>
          </table:table-cell>
          <table:table-cell office:value-type="float" office:value="13.977778">
            <text:p>13,977778</text:p>
          </table:table-cell>
          <table:table-cell office:value-type="float" office:value="13.444444">
            <text:p>13,444444</text:p>
          </table:table-cell>
          <table:table-cell office:value-type="float" office:value="14.755556">
            <text:p>14,755556</text:p>
          </table:table-cell>
          <table:table-cell office:value-type="float" office:value="13.377778">
            <text:p>13,377778</text:p>
          </table:table-cell>
          <table:table-cell office:value-type="float" office:value="14.088889">
            <text:p>14,088889</text:p>
          </table:table-cell>
          <table:table-cell office:value-type="float" office:value="13.6">
            <text:p>13,6</text:p>
          </table:table-cell>
          <table:table-cell office:value-type="float" office:value="13.644444">
            <text:p>13,644444</text:p>
          </table:table-cell>
          <table:table-cell office:value-type="float" office:value="14.133333">
            <text:p>14,133333</text:p>
          </table:table-cell>
          <table:table-cell office:value-type="float" office:value="14.666667">
            <text:p>14,666667</text:p>
          </table:table-cell>
          <table:table-cell office:value-type="float" office:value="12.888889">
            <text:p>12,888889</text:p>
          </table:table-cell>
          <table:table-cell office:value-type="float" office:value="14">
            <text:p>14</text:p>
          </table:table-cell>
          <table:table-cell office:value-type="float" office:value="13.777778">
            <text:p>13,777778</text:p>
          </table:table-cell>
          <table:table-cell office:value-type="float" office:value="14.333333">
            <text:p>14,333333</text:p>
          </table:table-cell>
          <table:table-cell office:value-type="float" office:value="14.466667">
            <text:p>14,466667</text:p>
          </table:table-cell>
          <table:table-cell office:value-type="float" office:value="14">
            <text:p>14</text:p>
          </table:table-cell>
          <table:table-cell office:value-type="float" office:value="13.822222">
            <text:p>13,822222</text:p>
          </table:table-cell>
          <table:table-cell office:value-type="float" office:value="14.088889">
            <text:p>14,088889</text:p>
          </table:table-cell>
          <table:table-cell office:value-type="float" office:value="13.777778">
            <text:p>13,777778</text:p>
          </table:table-cell>
          <table:table-cell office:value-type="float" office:value="13.711111">
            <text:p>13,711111</text:p>
          </table:table-cell>
          <table:table-cell office:value-type="float" office:value="14.266667">
            <text:p>14,266667</text:p>
          </table:table-cell>
          <table:table-cell office:value-type="float" office:value="15.022222">
            <text:p>15,022222</text:p>
          </table:table-cell>
          <table:table-cell office:value-type="float" office:value="14.155556">
            <text:p>14,155556</text:p>
          </table:table-cell>
          <table:table-cell office:value-type="float" office:value="13.688889">
            <text:p>13,688889</text:p>
          </table:table-cell>
          <table:table-cell office:value-type="float" office:value="14.2">
            <text:p>14,2</text:p>
          </table:table-cell>
          <table:table-cell office:value-type="float" office:value="13.311111">
            <text:p>13,311111</text:p>
          </table:table-cell>
          <table:table-cell office:value-type="float" office:value="13.533333">
            <text:p>13,533333</text:p>
          </table:table-cell>
          <table:table-cell office:value-type="float" office:value="14.288889">
            <text:p>14,288889</text:p>
          </table:table-cell>
          <table:table-cell office:value-type="float" office:value="14.2">
            <text:p>14,2</text:p>
          </table:table-cell>
          <table:table-cell office:value-type="float" office:value="13.933333">
            <text:p>13,933333</text:p>
          </table:table-cell>
          <table:table-cell office:value-type="float" office:value="14.444444">
            <text:p>14,444444</text:p>
          </table:table-cell>
          <table:table-cell office:value-type="float" office:value="13.8">
            <text:p>13,8</text:p>
          </table:table-cell>
          <table:table-cell office:value-type="float" office:value="14.311111">
            <text:p>14,311111</text:p>
          </table:table-cell>
          <table:table-cell office:value-type="float" office:value="14.466667">
            <text:p>14,466667</text:p>
          </table:table-cell>
          <table:table-cell office:value-type="float" office:value="14.666667">
            <text:p>14,666667</text:p>
          </table:table-cell>
          <table:table-cell office:value-type="float" office:value="14.266667">
            <text:p>14,266667</text:p>
          </table:table-cell>
          <table:table-cell office:value-type="float" office:value="14.533333">
            <text:p>14,533333</text:p>
          </table:table-cell>
          <table:table-cell office:value-type="float" office:value="13.911111">
            <text:p>13,911111</text:p>
          </table:table-cell>
          <table:table-cell office:value-type="float" office:value="13.955556">
            <text:p>13,955556</text:p>
          </table:table-cell>
          <table:table-cell office:value-type="float" office:value="14.422222">
            <text:p>14,422222</text:p>
          </table:table-cell>
          <table:table-cell office:value-type="float" office:value="14.466667">
            <text:p>14,466667</text:p>
          </table:table-cell>
          <table:table-cell office:value-type="float" office:value="14.555556">
            <text:p>14,555556</text:p>
          </table:table-cell>
          <table:table-cell office:value-type="float" office:value="15.066667">
            <text:p>15,066667</text:p>
          </table:table-cell>
          <table:table-cell office:value-type="float" office:value="14.622222">
            <text:p>14,622222</text:p>
          </table:table-cell>
          <table:table-cell office:value-type="float" office:value="14.888889">
            <text:p>14,888889</text:p>
          </table:table-cell>
          <table:table-cell office:value-type="float" office:value="14.822222">
            <text:p>14,822222</text:p>
          </table:table-cell>
          <table:table-cell office:value-type="float" office:value="15.155556">
            <text:p>15,155556</text:p>
          </table:table-cell>
          <table:table-cell office:value-type="float" office:value="14.022222">
            <text:p>14,022222</text:p>
          </table:table-cell>
          <table:table-cell office:value-type="float" office:value="14.466667">
            <text:p>14,466667</text:p>
          </table:table-cell>
          <table:table-cell office:value-type="float" office:value="16.044444">
            <text:p>16,044444</text:p>
          </table:table-cell>
          <table:table-cell table:number-columns-repeated="2" office:value-type="float" office:value="13.911111">
            <text:p>13,911111</text:p>
          </table:table-cell>
          <table:table-cell office:value-type="float" office:value="15.333333">
            <text:p>15,333333</text:p>
          </table:table-cell>
          <table:table-cell office:value-type="float" office:value="14.355556">
            <text:p>14,355556</text:p>
          </table:table-cell>
          <table:table-cell office:value-type="float" office:value="14.822222">
            <text:p>14,822222</text:p>
          </table:table-cell>
          <table:table-cell office:value-type="float" office:value="15.222222">
            <text:p>15,222222</text:p>
          </table:table-cell>
          <table:table-cell office:value-type="float" office:value="15.533333">
            <text:p>15,533333</text:p>
          </table:table-cell>
          <table:table-cell office:value-type="float" office:value="14.2">
            <text:p>14,2</text:p>
          </table:table-cell>
          <table:table-cell office:value-type="float" office:value="14.355556">
            <text:p>14,355556</text:p>
          </table:table-cell>
          <table:table-cell office:value-type="float" office:value="14.8">
            <text:p>14,8</text:p>
          </table:table-cell>
          <table:table-cell office:value-type="float" office:value="14.2">
            <text:p>14,2</text:p>
          </table:table-cell>
          <table:table-cell office:value-type="float" office:value="14.133333">
            <text:p>14,133333</text:p>
          </table:table-cell>
          <table:table-cell office:value-type="float" office:value="14.177778">
            <text:p>14,177778</text:p>
          </table:table-cell>
          <table:table-cell office:value-type="float" office:value="14.444444">
            <text:p>14,444444</text:p>
          </table:table-cell>
          <table:table-cell office:value-type="float" office:value="14.622222">
            <text:p>14,622222</text:p>
          </table:table-cell>
          <table:table-cell office:value-type="float" office:value="15.066667">
            <text:p>15,066667</text:p>
          </table:table-cell>
          <table:table-cell office:value-type="float" office:value="14.822222">
            <text:p>14,822222</text:p>
          </table:table-cell>
          <table:table-cell office:value-type="float" office:value="14.333333">
            <text:p>14,333333</text:p>
          </table:table-cell>
          <table:table-cell office:value-type="float" office:value="14.266667">
            <text:p>14,266667</text:p>
          </table:table-cell>
        </table:table-row>
        <table:table-row table:style-name="ro1">
          <table:table-cell office:value-type="string">
            <text:p>Oji,unsupervised,unilayer</text:p>
          </table:table-cell>
          <table:table-cell office:value-type="float" office:value="100.555556">
            <text:p>100,555556</text:p>
          </table:table-cell>
          <table:table-cell office:value-type="float" office:value="99.022222">
            <text:p>99,022222</text:p>
          </table:table-cell>
          <table:table-cell office:value-type="float" office:value="99.955556">
            <text:p>99,955556</text:p>
          </table:table-cell>
          <table:table-cell office:value-type="float" office:value="100.488889">
            <text:p>100,488889</text:p>
          </table:table-cell>
          <table:table-cell office:value-type="float" office:value="99.911111">
            <text:p>99,911111</text:p>
          </table:table-cell>
          <table:table-cell office:value-type="float" office:value="99.688889">
            <text:p>99,688889</text:p>
          </table:table-cell>
          <table:table-cell office:value-type="float" office:value="100.288889">
            <text:p>100,288889</text:p>
          </table:table-cell>
          <table:table-cell office:value-type="float" office:value="98.844444">
            <text:p>98,844444</text:p>
          </table:table-cell>
          <table:table-cell office:value-type="float" office:value="99.911111">
            <text:p>99,911111</text:p>
          </table:table-cell>
          <table:table-cell office:value-type="float" office:value="100.066667">
            <text:p>100,066667</text:p>
          </table:table-cell>
          <table:table-cell office:value-type="float" office:value="99.177778">
            <text:p>99,177778</text:p>
          </table:table-cell>
          <table:table-cell office:value-type="float" office:value="100.333333">
            <text:p>100,333333</text:p>
          </table:table-cell>
          <table:table-cell office:value-type="float" office:value="100.466667">
            <text:p>100,466667</text:p>
          </table:table-cell>
          <table:table-cell office:value-type="float" office:value="99.755556">
            <text:p>99,755556</text:p>
          </table:table-cell>
          <table:table-cell office:value-type="float" office:value="99.466667">
            <text:p>99,466667</text:p>
          </table:table-cell>
          <table:table-cell office:value-type="float" office:value="100.777778">
            <text:p>100,777778</text:p>
          </table:table-cell>
          <table:table-cell office:value-type="float" office:value="99.177778">
            <text:p>99,177778</text:p>
          </table:table-cell>
          <table:table-cell office:value-type="float" office:value="97.533333">
            <text:p>97,533333</text:p>
          </table:table-cell>
          <table:table-cell office:value-type="float" office:value="98.088889">
            <text:p>98,088889</text:p>
          </table:table-cell>
          <table:table-cell office:value-type="float" office:value="99.333333">
            <text:p>99,333333</text:p>
          </table:table-cell>
          <table:table-cell office:value-type="float" office:value="99.155556">
            <text:p>99,155556</text:p>
          </table:table-cell>
          <table:table-cell office:value-type="float" office:value="100.133333">
            <text:p>100,133333</text:p>
          </table:table-cell>
          <table:table-cell office:value-type="float" office:value="98.977778">
            <text:p>98,977778</text:p>
          </table:table-cell>
          <table:table-cell office:value-type="float" office:value="98.444444">
            <text:p>98,444444</text:p>
          </table:table-cell>
          <table:table-cell office:value-type="float" office:value="97.088889">
            <text:p>97,088889</text:p>
          </table:table-cell>
          <table:table-cell office:value-type="float" office:value="98.911111">
            <text:p>98,911111</text:p>
          </table:table-cell>
          <table:table-cell office:value-type="float" office:value="98.311111">
            <text:p>98,311111</text:p>
          </table:table-cell>
          <table:table-cell office:value-type="float" office:value="98.244444">
            <text:p>98,244444</text:p>
          </table:table-cell>
          <table:table-cell office:value-type="float" office:value="98.711111">
            <text:p>98,711111</text:p>
          </table:table-cell>
          <table:table-cell office:value-type="float" office:value="98.844444">
            <text:p>98,844444</text:p>
          </table:table-cell>
          <table:table-cell office:value-type="float" office:value="98.311111">
            <text:p>98,311111</text:p>
          </table:table-cell>
          <table:table-cell office:value-type="float" office:value="97.844444">
            <text:p>97,844444</text:p>
          </table:table-cell>
          <table:table-cell office:value-type="float" office:value="98.955556">
            <text:p>98,955556</text:p>
          </table:table-cell>
          <table:table-cell office:value-type="float" office:value="99">
            <text:p>99</text:p>
          </table:table-cell>
          <table:table-cell office:value-type="float" office:value="97.688889">
            <text:p>97,688889</text:p>
          </table:table-cell>
          <table:table-cell office:value-type="float" office:value="97.6">
            <text:p>97,6</text:p>
          </table:table-cell>
          <table:table-cell office:value-type="float" office:value="96.511111">
            <text:p>96,511111</text:p>
          </table:table-cell>
          <table:table-cell office:value-type="float" office:value="97.711111">
            <text:p>97,711111</text:p>
          </table:table-cell>
          <table:table-cell office:value-type="float" office:value="97.777778">
            <text:p>97,777778</text:p>
          </table:table-cell>
          <table:table-cell office:value-type="float" office:value="98.244444">
            <text:p>98,244444</text:p>
          </table:table-cell>
          <table:table-cell office:value-type="float" office:value="97.911111">
            <text:p>97,911111</text:p>
          </table:table-cell>
          <table:table-cell office:value-type="float" office:value="98.111111">
            <text:p>98,111111</text:p>
          </table:table-cell>
          <table:table-cell office:value-type="float" office:value="98.288889">
            <text:p>98,288889</text:p>
          </table:table-cell>
          <table:table-cell office:value-type="float" office:value="97.666667">
            <text:p>97,666667</text:p>
          </table:table-cell>
          <table:table-cell office:value-type="float" office:value="96.888889">
            <text:p>96,888889</text:p>
          </table:table-cell>
          <table:table-cell office:value-type="float" office:value="97.955556">
            <text:p>97,955556</text:p>
          </table:table-cell>
          <table:table-cell office:value-type="float" office:value="97.333333">
            <text:p>97,333333</text:p>
          </table:table-cell>
          <table:table-cell office:value-type="float" office:value="97.266667">
            <text:p>97,266667</text:p>
          </table:table-cell>
          <table:table-cell office:value-type="float" office:value="97.066667">
            <text:p>97,066667</text:p>
          </table:table-cell>
          <table:table-cell office:value-type="float" office:value="95.6">
            <text:p>95,6</text:p>
          </table:table-cell>
          <table:table-cell office:value-type="float" office:value="96.2">
            <text:p>96,2</text:p>
          </table:table-cell>
          <table:table-cell office:value-type="float" office:value="97.088889">
            <text:p>97,088889</text:p>
          </table:table-cell>
          <table:table-cell office:value-type="float" office:value="96.088889">
            <text:p>96,088889</text:p>
          </table:table-cell>
          <table:table-cell office:value-type="float" office:value="96.911111">
            <text:p>96,911111</text:p>
          </table:table-cell>
          <table:table-cell office:value-type="float" office:value="97.111111">
            <text:p>97,111111</text:p>
          </table:table-cell>
          <table:table-cell office:value-type="float" office:value="97.155556">
            <text:p>97,155556</text:p>
          </table:table-cell>
          <table:table-cell office:value-type="float" office:value="96.933333">
            <text:p>96,933333</text:p>
          </table:table-cell>
          <table:table-cell office:value-type="float" office:value="95.111111">
            <text:p>95,111111</text:p>
          </table:table-cell>
          <table:table-cell office:value-type="float" office:value="95.155556">
            <text:p>95,155556</text:p>
          </table:table-cell>
          <table:table-cell office:value-type="float" office:value="96.577778">
            <text:p>96,577778</text:p>
          </table:table-cell>
          <table:table-cell office:value-type="float" office:value="96.6">
            <text:p>96,6</text:p>
          </table:table-cell>
          <table:table-cell office:value-type="float" office:value="95.466667">
            <text:p>95,466667</text:p>
          </table:table-cell>
          <table:table-cell office:value-type="float" office:value="94.822222">
            <text:p>94,822222</text:p>
          </table:table-cell>
          <table:table-cell office:value-type="float" office:value="96.088889">
            <text:p>96,088889</text:p>
          </table:table-cell>
          <table:table-cell office:value-type="float" office:value="95.2">
            <text:p>95,2</text:p>
          </table:table-cell>
          <table:table-cell office:value-type="float" office:value="95.088889">
            <text:p>95,088889</text:p>
          </table:table-cell>
          <table:table-cell office:value-type="float" office:value="94.933333">
            <text:p>94,933333</text:p>
          </table:table-cell>
          <table:table-cell office:value-type="float" office:value="95">
            <text:p>95</text:p>
          </table:table-cell>
          <table:table-cell office:value-type="float" office:value="94.111111">
            <text:p>94,111111</text:p>
          </table:table-cell>
          <table:table-cell office:value-type="float" office:value="93.8">
            <text:p>93,8</text:p>
          </table:table-cell>
          <table:table-cell office:value-type="float" office:value="93.333333">
            <text:p>93,333333</text:p>
          </table:table-cell>
          <table:table-cell office:value-type="float" office:value="92.288889">
            <text:p>92,288889</text:p>
          </table:table-cell>
          <table:table-cell office:value-type="float" office:value="91.888889">
            <text:p>91,888889</text:p>
          </table:table-cell>
          <table:table-cell office:value-type="float" office:value="93.266667">
            <text:p>93,266667</text:p>
          </table:table-cell>
          <table:table-cell office:value-type="float" office:value="91.466667">
            <text:p>91,466667</text:p>
          </table:table-cell>
          <table:table-cell office:value-type="float" office:value="93.111111">
            <text:p>93,111111</text:p>
          </table:table-cell>
          <table:table-cell office:value-type="float" office:value="91.955556">
            <text:p>91,955556</text:p>
          </table:table-cell>
          <table:table-cell office:value-type="float" office:value="90.688889">
            <text:p>90,688889</text:p>
          </table:table-cell>
          <table:table-cell office:value-type="float" office:value="90.422222">
            <text:p>90,422222</text:p>
          </table:table-cell>
          <table:table-cell office:value-type="float" office:value="90.622222">
            <text:p>90,622222</text:p>
          </table:table-cell>
          <table:table-cell office:value-type="float" office:value="88.155556">
            <text:p>88,155556</text:p>
          </table:table-cell>
          <table:table-cell office:value-type="float" office:value="87.022222">
            <text:p>87,022222</text:p>
          </table:table-cell>
          <table:table-cell office:value-type="float" office:value="85.777778">
            <text:p>85,777778</text:p>
          </table:table-cell>
          <table:table-cell office:value-type="float" office:value="84.066667">
            <text:p>84,066667</text:p>
          </table:table-cell>
          <table:table-cell office:value-type="float" office:value="83.377778">
            <text:p>83,377778</text:p>
          </table:table-cell>
          <table:table-cell office:value-type="float" office:value="82.022222">
            <text:p>82,022222</text:p>
          </table:table-cell>
          <table:table-cell office:value-type="float" office:value="79.533333">
            <text:p>79,533333</text:p>
          </table:table-cell>
          <table:table-cell office:value-type="float" office:value="79.177778">
            <text:p>79,177778</text:p>
          </table:table-cell>
          <table:table-cell office:value-type="float" office:value="80.4">
            <text:p>80,4</text:p>
          </table:table-cell>
          <table:table-cell office:value-type="float" office:value="79.177778">
            <text:p>79,177778</text:p>
          </table:table-cell>
          <table:table-cell office:value-type="float" office:value="76.355556">
            <text:p>76,355556</text:p>
          </table:table-cell>
          <table:table-cell office:value-type="float" office:value="77.4">
            <text:p>77,4</text:p>
          </table:table-cell>
          <table:table-cell office:value-type="float" office:value="76.266667">
            <text:p>76,266667</text:p>
          </table:table-cell>
          <table:table-cell office:value-type="float" office:value="75.977778">
            <text:p>75,977778</text:p>
          </table:table-cell>
          <table:table-cell office:value-type="float" office:value="72.6">
            <text:p>72,6</text:p>
          </table:table-cell>
          <table:table-cell office:value-type="float" office:value="72.488889">
            <text:p>72,488889</text:p>
          </table:table-cell>
          <table:table-cell office:value-type="float" office:value="71.288889">
            <text:p>71,288889</text:p>
          </table:table-cell>
          <table:table-cell office:value-type="float" office:value="71.488889">
            <text:p>71,488889</text:p>
          </table:table-cell>
          <table:table-cell office:value-type="float" office:value="69.266667">
            <text:p>69,266667</text:p>
          </table:table-cell>
          <table:table-cell office:value-type="float" office:value="67.644444">
            <text:p>67,644444</text:p>
          </table:table-cell>
          <table:table-cell office:value-type="float" office:value="69.266667">
            <text:p>69,266667</text:p>
          </table:table-cell>
          <table:table-cell office:value-type="float" office:value="65.733333">
            <text:p>65,733333</text:p>
          </table:table-cell>
          <table:table-cell office:value-type="float" office:value="67.777778">
            <text:p>67,777778</text:p>
          </table:table-cell>
          <table:table-cell office:value-type="float" office:value="67.844444">
            <text:p>67,844444</text:p>
          </table:table-cell>
          <table:table-cell office:value-type="float" office:value="67.244444">
            <text:p>67,244444</text:p>
          </table:table-cell>
          <table:table-cell office:value-type="float" office:value="64.822222">
            <text:p>64,822222</text:p>
          </table:table-cell>
          <table:table-cell office:value-type="float" office:value="65.377778">
            <text:p>65,377778</text:p>
          </table:table-cell>
          <table:table-cell office:value-type="float" office:value="66.222222">
            <text:p>66,222222</text:p>
          </table:table-cell>
          <table:table-cell office:value-type="float" office:value="65.555556">
            <text:p>65,555556</text:p>
          </table:table-cell>
          <table:table-cell office:value-type="float" office:value="65.711111">
            <text:p>65,711111</text:p>
          </table:table-cell>
          <table:table-cell office:value-type="float" office:value="65.044444">
            <text:p>65,044444</text:p>
          </table:table-cell>
          <table:table-cell office:value-type="float" office:value="64.022222">
            <text:p>64,022222</text:p>
          </table:table-cell>
          <table:table-cell office:value-type="float" office:value="65.355556">
            <text:p>65,355556</text:p>
          </table:table-cell>
          <table:table-cell office:value-type="float" office:value="64.577778">
            <text:p>64,577778</text:p>
          </table:table-cell>
          <table:table-cell office:value-type="float" office:value="65.133333">
            <text:p>65,133333</text:p>
          </table:table-cell>
          <table:table-cell office:value-type="float" office:value="64.622222">
            <text:p>64,622222</text:p>
          </table:table-cell>
          <table:table-cell office:value-type="float" office:value="66.6">
            <text:p>66,6</text:p>
          </table:table-cell>
          <table:table-cell office:value-type="float" office:value="66.4">
            <text:p>66,4</text:p>
          </table:table-cell>
          <table:table-cell office:value-type="float" office:value="64.266667">
            <text:p>64,266667</text:p>
          </table:table-cell>
          <table:table-cell office:value-type="float" office:value="65.644444">
            <text:p>65,644444</text:p>
          </table:table-cell>
          <table:table-cell office:value-type="float" office:value="64.533333">
            <text:p>64,533333</text:p>
          </table:table-cell>
          <table:table-cell office:value-type="float" office:value="64.2">
            <text:p>64,2</text:p>
          </table:table-cell>
          <table:table-cell office:value-type="float" office:value="65.711111">
            <text:p>65,711111</text:p>
          </table:table-cell>
          <table:table-cell office:value-type="float" office:value="64.822222">
            <text:p>64,822222</text:p>
          </table:table-cell>
          <table:table-cell office:value-type="float" office:value="66.133333">
            <text:p>66,133333</text:p>
          </table:table-cell>
          <table:table-cell office:value-type="float" office:value="65.933333">
            <text:p>65,933333</text:p>
          </table:table-cell>
          <table:table-cell office:value-type="float" office:value="67.222222">
            <text:p>67,222222</text:p>
          </table:table-cell>
          <table:table-cell office:value-type="float" office:value="65.222222">
            <text:p>65,222222</text:p>
          </table:table-cell>
          <table:table-cell office:value-type="float" office:value="64.622222">
            <text:p>64,622222</text:p>
          </table:table-cell>
          <table:table-cell office:value-type="float" office:value="65.222222">
            <text:p>65,222222</text:p>
          </table:table-cell>
          <table:table-cell office:value-type="float" office:value="65.066667">
            <text:p>65,066667</text:p>
          </table:table-cell>
          <table:table-cell office:value-type="float" office:value="64.666667">
            <text:p>64,666667</text:p>
          </table:table-cell>
          <table:table-cell office:value-type="float" office:value="67.044444">
            <text:p>67,044444</text:p>
          </table:table-cell>
          <table:table-cell office:value-type="float" office:value="63.844444">
            <text:p>63,844444</text:p>
          </table:table-cell>
          <table:table-cell office:value-type="float" office:value="65.155556">
            <text:p>65,155556</text:p>
          </table:table-cell>
          <table:table-cell office:value-type="float" office:value="64.022222">
            <text:p>64,022222</text:p>
          </table:table-cell>
          <table:table-cell office:value-type="float" office:value="65">
            <text:p>65</text:p>
          </table:table-cell>
          <table:table-cell office:value-type="float" office:value="65.4">
            <text:p>65,4</text:p>
          </table:table-cell>
          <table:table-cell office:value-type="float" office:value="64.822222">
            <text:p>64,822222</text:p>
          </table:table-cell>
          <table:table-cell office:value-type="float" office:value="66.111111">
            <text:p>66,111111</text:p>
          </table:table-cell>
          <table:table-cell office:value-type="float" office:value="66.088889">
            <text:p>66,088889</text:p>
          </table:table-cell>
          <table:table-cell office:value-type="float" office:value="65.777778">
            <text:p>65,777778</text:p>
          </table:table-cell>
          <table:table-cell office:value-type="float" office:value="65.088889">
            <text:p>65,088889</text:p>
          </table:table-cell>
          <table:table-cell office:value-type="float" office:value="65.066667">
            <text:p>65,066667</text:p>
          </table:table-cell>
          <table:table-cell office:value-type="float" office:value="66.111111">
            <text:p>66,111111</text:p>
          </table:table-cell>
          <table:table-cell office:value-type="float" office:value="67.511111">
            <text:p>67,511111</text:p>
          </table:table-cell>
          <table:table-cell office:value-type="float" office:value="65.666667">
            <text:p>65,666667</text:p>
          </table:table-cell>
          <table:table-cell office:value-type="float" office:value="65.266667">
            <text:p>65,266667</text:p>
          </table:table-cell>
          <table:table-cell office:value-type="float" office:value="64.355556">
            <text:p>64,355556</text:p>
          </table:table-cell>
          <table:table-cell office:value-type="float" office:value="64.6">
            <text:p>64,6</text:p>
          </table:table-cell>
          <table:table-cell office:value-type="float" office:value="65.733333">
            <text:p>65,733333</text:p>
          </table:table-cell>
          <table:table-cell office:value-type="float" office:value="64.4">
            <text:p>64,4</text:p>
          </table:table-cell>
          <table:table-cell office:value-type="float" office:value="64.355556">
            <text:p>64,355556</text:p>
          </table:table-cell>
          <table:table-cell office:value-type="float" office:value="64.222222">
            <text:p>64,222222</text:p>
          </table:table-cell>
          <table:table-cell office:value-type="float" office:value="65.222222">
            <text:p>65,222222</text:p>
          </table:table-cell>
          <table:table-cell office:value-type="float" office:value="64.555556">
            <text:p>64,555556</text:p>
          </table:table-cell>
          <table:table-cell office:value-type="float" office:value="64.422222">
            <text:p>64,422222</text:p>
          </table:table-cell>
          <table:table-cell office:value-type="float" office:value="63.977778">
            <text:p>63,977778</text:p>
          </table:table-cell>
          <table:table-cell office:value-type="float" office:value="65.466667">
            <text:p>65,466667</text:p>
          </table:table-cell>
          <table:table-cell office:value-type="float" office:value="63.933333">
            <text:p>63,933333</text:p>
          </table:table-cell>
          <table:table-cell office:value-type="float" office:value="65.844444">
            <text:p>65,844444</text:p>
          </table:table-cell>
          <table:table-cell office:value-type="float" office:value="64.888889">
            <text:p>64,888889</text:p>
          </table:table-cell>
          <table:table-cell office:value-type="float" office:value="64">
            <text:p>64</text:p>
          </table:table-cell>
          <table:table-cell office:value-type="float" office:value="65.822222">
            <text:p>65,822222</text:p>
          </table:table-cell>
          <table:table-cell office:value-type="float" office:value="64.733333">
            <text:p>64,733333</text:p>
          </table:table-cell>
          <table:table-cell office:value-type="float" office:value="67">
            <text:p>67</text:p>
          </table:table-cell>
          <table:table-cell office:value-type="float" office:value="64.422222">
            <text:p>64,422222</text:p>
          </table:table-cell>
          <table:table-cell office:value-type="float" office:value="64.311111">
            <text:p>64,311111</text:p>
          </table:table-cell>
          <table:table-cell office:value-type="float" office:value="65.111111">
            <text:p>65,111111</text:p>
          </table:table-cell>
          <table:table-cell office:value-type="float" office:value="65.066667">
            <text:p>65,066667</text:p>
          </table:table-cell>
          <table:table-cell office:value-type="float" office:value="64.955556">
            <text:p>64,955556</text:p>
          </table:table-cell>
          <table:table-cell office:value-type="float" office:value="66.177778">
            <text:p>66,177778</text:p>
          </table:table-cell>
          <table:table-cell office:value-type="float" office:value="66.2">
            <text:p>66,2</text:p>
          </table:table-cell>
          <table:table-cell office:value-type="float" office:value="65.844444">
            <text:p>65,844444</text:p>
          </table:table-cell>
          <table:table-cell office:value-type="float" office:value="63.822222">
            <text:p>63,822222</text:p>
          </table:table-cell>
          <table:table-cell office:value-type="float" office:value="65.844444">
            <text:p>65,844444</text:p>
          </table:table-cell>
          <table:table-cell office:value-type="float" office:value="65">
            <text:p>65</text:p>
          </table:table-cell>
          <table:table-cell office:value-type="float" office:value="65.311111">
            <text:p>65,311111</text:p>
          </table:table-cell>
          <table:table-cell office:value-type="float" office:value="64.822222">
            <text:p>64,822222</text:p>
          </table:table-cell>
          <table:table-cell office:value-type="float" office:value="65.977778">
            <text:p>65,977778</text:p>
          </table:table-cell>
          <table:table-cell office:value-type="float" office:value="64.777778">
            <text:p>64,777778</text:p>
          </table:table-cell>
          <table:table-cell office:value-type="float" office:value="65.266667">
            <text:p>65,266667</text:p>
          </table:table-cell>
          <table:table-cell office:value-type="float" office:value="64.622222">
            <text:p>64,622222</text:p>
          </table:table-cell>
          <table:table-cell office:value-type="float" office:value="63.911111">
            <text:p>63,911111</text:p>
          </table:table-cell>
          <table:table-cell office:value-type="float" office:value="64.444444">
            <text:p>64,444444</text:p>
          </table:table-cell>
          <table:table-cell office:value-type="float" office:value="64.688889">
            <text:p>64,688889</text:p>
          </table:table-cell>
          <table:table-cell office:value-type="float" office:value="65">
            <text:p>65</text:p>
          </table:table-cell>
          <table:table-cell office:value-type="float" office:value="65.111111">
            <text:p>65,111111</text:p>
          </table:table-cell>
          <table:table-cell office:value-type="float" office:value="66.4">
            <text:p>66,4</text:p>
          </table:table-cell>
          <table:table-cell office:value-type="float" office:value="64.533333">
            <text:p>64,533333</text:p>
          </table:table-cell>
          <table:table-cell office:value-type="float" office:value="64.177778">
            <text:p>64,177778</text:p>
          </table:table-cell>
          <table:table-cell office:value-type="float" office:value="64.8">
            <text:p>64,8</text:p>
          </table:table-cell>
          <table:table-cell office:value-type="float" office:value="65.355556">
            <text:p>65,355556</text:p>
          </table:table-cell>
          <table:table-cell office:value-type="float" office:value="64.133333">
            <text:p>64,133333</text:p>
          </table:table-cell>
          <table:table-cell office:value-type="float" office:value="65.177778">
            <text:p>65,177778</text:p>
          </table:table-cell>
          <table:table-cell office:value-type="float" office:value="64.4">
            <text:p>64,4</text:p>
          </table:table-cell>
          <table:table-cell office:value-type="float" office:value="64.6">
            <text:p>64,6</text:p>
          </table:table-cell>
          <table:table-cell office:value-type="float" office:value="64.911111">
            <text:p>64,911111</text:p>
          </table:table-cell>
          <table:table-cell office:value-type="float" office:value="65.6">
            <text:p>65,6</text:p>
          </table:table-cell>
          <table:table-cell office:value-type="float" office:value="65.866667">
            <text:p>65,866667</text:p>
          </table:table-cell>
        </table:table-row>
        <table:table-row table:style-name="ro1">
          <table:table-cell office:value-type="string">
            <text:p>Oji,supervised,unilayer</text:p>
          </table:table-cell>
          <table:table-cell office:value-type="float" office:value="101.044444">
            <text:p>101,044444</text:p>
          </table:table-cell>
          <table:table-cell office:value-type="float" office:value="97.466667">
            <text:p>97,466667</text:p>
          </table:table-cell>
          <table:table-cell office:value-type="float" office:value="93.022222">
            <text:p>93,022222</text:p>
          </table:table-cell>
          <table:table-cell office:value-type="float" office:value="93.844444">
            <text:p>93,844444</text:p>
          </table:table-cell>
          <table:table-cell office:value-type="float" office:value="91.533333">
            <text:p>91,533333</text:p>
          </table:table-cell>
          <table:table-cell office:value-type="float" office:value="85.333333">
            <text:p>85,333333</text:p>
          </table:table-cell>
          <table:table-cell office:value-type="float" office:value="82.844444">
            <text:p>82,844444</text:p>
          </table:table-cell>
          <table:table-cell office:value-type="float" office:value="81.377778">
            <text:p>81,377778</text:p>
          </table:table-cell>
          <table:table-cell office:value-type="float" office:value="77.777778">
            <text:p>77,777778</text:p>
          </table:table-cell>
          <table:table-cell office:value-type="float" office:value="77.977778">
            <text:p>77,977778</text:p>
          </table:table-cell>
          <table:table-cell office:value-type="float" office:value="78.133333">
            <text:p>78,133333</text:p>
          </table:table-cell>
          <table:table-cell office:value-type="float" office:value="74.911111">
            <text:p>74,911111</text:p>
          </table:table-cell>
          <table:table-cell office:value-type="float" office:value="75.511111">
            <text:p>75,511111</text:p>
          </table:table-cell>
          <table:table-cell office:value-type="float" office:value="74.733333">
            <text:p>74,733333</text:p>
          </table:table-cell>
          <table:table-cell office:value-type="float" office:value="75.288889">
            <text:p>75,288889</text:p>
          </table:table-cell>
          <table:table-cell office:value-type="float" office:value="75.111111">
            <text:p>75,111111</text:p>
          </table:table-cell>
          <table:table-cell office:value-type="float" office:value="76.511111">
            <text:p>76,511111</text:p>
          </table:table-cell>
          <table:table-cell office:value-type="float" office:value="74.977778">
            <text:p>74,977778</text:p>
          </table:table-cell>
          <table:table-cell office:value-type="float" office:value="73.844444">
            <text:p>73,844444</text:p>
          </table:table-cell>
          <table:table-cell office:value-type="float" office:value="74.377778">
            <text:p>74,377778</text:p>
          </table:table-cell>
          <table:table-cell office:value-type="float" office:value="73.977778">
            <text:p>73,977778</text:p>
          </table:table-cell>
          <table:table-cell office:value-type="float" office:value="73.2">
            <text:p>73,2</text:p>
          </table:table-cell>
          <table:table-cell office:value-type="float" office:value="76.266667">
            <text:p>76,266667</text:p>
          </table:table-cell>
          <table:table-cell office:value-type="float" office:value="73.288889">
            <text:p>73,288889</text:p>
          </table:table-cell>
          <table:table-cell office:value-type="float" office:value="73.777778">
            <text:p>73,777778</text:p>
          </table:table-cell>
          <table:table-cell office:value-type="float" office:value="73">
            <text:p>73</text:p>
          </table:table-cell>
          <table:table-cell office:value-type="float" office:value="74.422222">
            <text:p>74,422222</text:p>
          </table:table-cell>
          <table:table-cell office:value-type="float" office:value="73.288889">
            <text:p>73,288889</text:p>
          </table:table-cell>
          <table:table-cell office:value-type="float" office:value="74.177778">
            <text:p>74,177778</text:p>
          </table:table-cell>
          <table:table-cell office:value-type="float" office:value="72.644444">
            <text:p>72,644444</text:p>
          </table:table-cell>
          <table:table-cell office:value-type="float" office:value="72.866667">
            <text:p>72,866667</text:p>
          </table:table-cell>
          <table:table-cell office:value-type="float" office:value="73.2">
            <text:p>73,2</text:p>
          </table:table-cell>
          <table:table-cell office:value-type="float" office:value="72.511111">
            <text:p>72,511111</text:p>
          </table:table-cell>
          <table:table-cell office:value-type="float" office:value="74.844444">
            <text:p>74,844444</text:p>
          </table:table-cell>
          <table:table-cell office:value-type="float" office:value="70.466667">
            <text:p>70,466667</text:p>
          </table:table-cell>
          <table:table-cell office:value-type="float" office:value="71.066667">
            <text:p>71,066667</text:p>
          </table:table-cell>
          <table:table-cell office:value-type="float" office:value="70.311111">
            <text:p>70,311111</text:p>
          </table:table-cell>
          <table:table-cell office:value-type="float" office:value="69.777778">
            <text:p>69,777778</text:p>
          </table:table-cell>
          <table:table-cell office:value-type="float" office:value="68.977778">
            <text:p>68,977778</text:p>
          </table:table-cell>
          <table:table-cell office:value-type="float" office:value="67.933333">
            <text:p>67,933333</text:p>
          </table:table-cell>
          <table:table-cell office:value-type="float" office:value="66.466667">
            <text:p>66,466667</text:p>
          </table:table-cell>
          <table:table-cell office:value-type="float" office:value="64.311111">
            <text:p>64,311111</text:p>
          </table:table-cell>
          <table:table-cell office:value-type="float" office:value="64.044444">
            <text:p>64,044444</text:p>
          </table:table-cell>
          <table:table-cell office:value-type="float" office:value="63.311111">
            <text:p>63,311111</text:p>
          </table:table-cell>
          <table:table-cell office:value-type="float" office:value="61.911111">
            <text:p>61,911111</text:p>
          </table:table-cell>
          <table:table-cell office:value-type="float" office:value="60.2">
            <text:p>60,2</text:p>
          </table:table-cell>
          <table:table-cell office:value-type="float" office:value="57.888889">
            <text:p>57,888889</text:p>
          </table:table-cell>
          <table:table-cell office:value-type="float" office:value="56.866667">
            <text:p>56,866667</text:p>
          </table:table-cell>
          <table:table-cell office:value-type="float" office:value="55.733333">
            <text:p>55,733333</text:p>
          </table:table-cell>
          <table:table-cell office:value-type="float" office:value="54.355556">
            <text:p>54,355556</text:p>
          </table:table-cell>
          <table:table-cell office:value-type="float" office:value="53.4">
            <text:p>53,4</text:p>
          </table:table-cell>
          <table:table-cell office:value-type="float" office:value="51.8">
            <text:p>51,8</text:p>
          </table:table-cell>
          <table:table-cell office:value-type="float" office:value="51.822222">
            <text:p>51,822222</text:p>
          </table:table-cell>
          <table:table-cell office:value-type="float" office:value="52.111111">
            <text:p>52,111111</text:p>
          </table:table-cell>
          <table:table-cell office:value-type="float" office:value="51.688889">
            <text:p>51,688889</text:p>
          </table:table-cell>
          <table:table-cell office:value-type="float" office:value="51.6">
            <text:p>51,6</text:p>
          </table:table-cell>
          <table:table-cell office:value-type="float" office:value="50.2">
            <text:p>50,2</text:p>
          </table:table-cell>
          <table:table-cell office:value-type="float" office:value="51.444444">
            <text:p>51,444444</text:p>
          </table:table-cell>
          <table:table-cell office:value-type="float" office:value="49.666667">
            <text:p>49,666667</text:p>
          </table:table-cell>
          <table:table-cell office:value-type="float" office:value="51.155556">
            <text:p>51,155556</text:p>
          </table:table-cell>
          <table:table-cell office:value-type="float" office:value="49.422222">
            <text:p>49,422222</text:p>
          </table:table-cell>
          <table:table-cell office:value-type="float" office:value="51.2">
            <text:p>51,2</text:p>
          </table:table-cell>
          <table:table-cell office:value-type="float" office:value="51.355556">
            <text:p>51,355556</text:p>
          </table:table-cell>
          <table:table-cell office:value-type="float" office:value="51.8">
            <text:p>51,8</text:p>
          </table:table-cell>
          <table:table-cell office:value-type="float" office:value="51.422222">
            <text:p>51,422222</text:p>
          </table:table-cell>
          <table:table-cell office:value-type="float" office:value="50.911111">
            <text:p>50,911111</text:p>
          </table:table-cell>
          <table:table-cell office:value-type="float" office:value="50.888889">
            <text:p>50,888889</text:p>
          </table:table-cell>
          <table:table-cell office:value-type="float" office:value="50.644444">
            <text:p>50,644444</text:p>
          </table:table-cell>
          <table:table-cell office:value-type="float" office:value="49.733333">
            <text:p>49,733333</text:p>
          </table:table-cell>
          <table:table-cell office:value-type="float" office:value="50.155556">
            <text:p>50,155556</text:p>
          </table:table-cell>
          <table:table-cell office:value-type="float" office:value="50.111111">
            <text:p>50,111111</text:p>
          </table:table-cell>
          <table:table-cell office:value-type="float" office:value="50.755556">
            <text:p>50,755556</text:p>
          </table:table-cell>
          <table:table-cell office:value-type="float" office:value="50.733333">
            <text:p>50,733333</text:p>
          </table:table-cell>
          <table:table-cell office:value-type="float" office:value="50.355556">
            <text:p>50,355556</text:p>
          </table:table-cell>
          <table:table-cell office:value-type="float" office:value="50.333333">
            <text:p>50,333333</text:p>
          </table:table-cell>
          <table:table-cell office:value-type="float" office:value="48.466667">
            <text:p>48,466667</text:p>
          </table:table-cell>
          <table:table-cell office:value-type="float" office:value="49.377778">
            <text:p>49,377778</text:p>
          </table:table-cell>
          <table:table-cell office:value-type="float" office:value="49.866667">
            <text:p>49,866667</text:p>
          </table:table-cell>
          <table:table-cell office:value-type="float" office:value="48.888889">
            <text:p>48,888889</text:p>
          </table:table-cell>
          <table:table-cell office:value-type="float" office:value="49.977778">
            <text:p>49,977778</text:p>
          </table:table-cell>
          <table:table-cell office:value-type="float" office:value="51">
            <text:p>51</text:p>
          </table:table-cell>
          <table:table-cell office:value-type="float" office:value="50.488889">
            <text:p>50,488889</text:p>
          </table:table-cell>
          <table:table-cell office:value-type="float" office:value="49.4">
            <text:p>49,4</text:p>
          </table:table-cell>
          <table:table-cell office:value-type="float" office:value="49.244444">
            <text:p>49,244444</text:p>
          </table:table-cell>
          <table:table-cell office:value-type="float" office:value="49.044444">
            <text:p>49,044444</text:p>
          </table:table-cell>
          <table:table-cell office:value-type="float" office:value="49.644444">
            <text:p>49,644444</text:p>
          </table:table-cell>
          <table:table-cell office:value-type="float" office:value="49.177778">
            <text:p>49,177778</text:p>
          </table:table-cell>
          <table:table-cell office:value-type="float" office:value="49.333333">
            <text:p>49,333333</text:p>
          </table:table-cell>
          <table:table-cell office:value-type="float" office:value="48.444444">
            <text:p>48,444444</text:p>
          </table:table-cell>
          <table:table-cell office:value-type="float" office:value="49.555556">
            <text:p>49,555556</text:p>
          </table:table-cell>
          <table:table-cell office:value-type="float" office:value="49.111111">
            <text:p>49,111111</text:p>
          </table:table-cell>
          <table:table-cell office:value-type="float" office:value="49.022222">
            <text:p>49,022222</text:p>
          </table:table-cell>
          <table:table-cell office:value-type="float" office:value="49.133333">
            <text:p>49,133333</text:p>
          </table:table-cell>
          <table:table-cell office:value-type="float" office:value="49.888889">
            <text:p>49,888889</text:p>
          </table:table-cell>
          <table:table-cell office:value-type="float" office:value="49.955556">
            <text:p>49,955556</text:p>
          </table:table-cell>
          <table:table-cell office:value-type="float" office:value="47.155556">
            <text:p>47,155556</text:p>
          </table:table-cell>
          <table:table-cell office:value-type="float" office:value="47.333333">
            <text:p>47,333333</text:p>
          </table:table-cell>
          <table:table-cell office:value-type="float" office:value="47.488889">
            <text:p>47,488889</text:p>
          </table:table-cell>
          <table:table-cell office:value-type="float" office:value="47.511111">
            <text:p>47,511111</text:p>
          </table:table-cell>
          <table:table-cell office:value-type="float" office:value="47.266667">
            <text:p>47,266667</text:p>
          </table:table-cell>
          <table:table-cell office:value-type="float" office:value="46.977778">
            <text:p>46,977778</text:p>
          </table:table-cell>
          <table:table-cell office:value-type="float" office:value="46.644444">
            <text:p>46,644444</text:p>
          </table:table-cell>
          <table:table-cell office:value-type="float" office:value="46.155556">
            <text:p>46,155556</text:p>
          </table:table-cell>
          <table:table-cell office:value-type="float" office:value="45.488889">
            <text:p>45,488889</text:p>
          </table:table-cell>
          <table:table-cell office:value-type="float" office:value="47">
            <text:p>47</text:p>
          </table:table-cell>
          <table:table-cell office:value-type="float" office:value="46.4">
            <text:p>46,4</text:p>
          </table:table-cell>
          <table:table-cell office:value-type="float" office:value="46.2">
            <text:p>46,2</text:p>
          </table:table-cell>
          <table:table-cell office:value-type="float" office:value="46">
            <text:p>46</text:p>
          </table:table-cell>
          <table:table-cell office:value-type="float" office:value="44.866667">
            <text:p>44,866667</text:p>
          </table:table-cell>
          <table:table-cell office:value-type="float" office:value="46.066667">
            <text:p>46,066667</text:p>
          </table:table-cell>
          <table:table-cell office:value-type="float" office:value="45.466667">
            <text:p>45,466667</text:p>
          </table:table-cell>
          <table:table-cell office:value-type="float" office:value="44.933333">
            <text:p>44,933333</text:p>
          </table:table-cell>
          <table:table-cell office:value-type="float" office:value="44.4">
            <text:p>44,4</text:p>
          </table:table-cell>
          <table:table-cell office:value-type="float" office:value="43.955556">
            <text:p>43,955556</text:p>
          </table:table-cell>
          <table:table-cell office:value-type="float" office:value="43.177778">
            <text:p>43,177778</text:p>
          </table:table-cell>
          <table:table-cell office:value-type="float" office:value="43.688889">
            <text:p>43,688889</text:p>
          </table:table-cell>
          <table:table-cell office:value-type="float" office:value="42.333333">
            <text:p>42,333333</text:p>
          </table:table-cell>
          <table:table-cell office:value-type="float" office:value="41.644444">
            <text:p>41,644444</text:p>
          </table:table-cell>
          <table:table-cell office:value-type="float" office:value="42.577778">
            <text:p>42,577778</text:p>
          </table:table-cell>
          <table:table-cell office:value-type="float" office:value="41.644444">
            <text:p>41,644444</text:p>
          </table:table-cell>
          <table:table-cell office:value-type="float" office:value="41.444444">
            <text:p>41,444444</text:p>
          </table:table-cell>
          <table:table-cell office:value-type="float" office:value="42.711111">
            <text:p>42,711111</text:p>
          </table:table-cell>
          <table:table-cell office:value-type="float" office:value="41.466667">
            <text:p>41,466667</text:p>
          </table:table-cell>
          <table:table-cell office:value-type="float" office:value="41.777778">
            <text:p>41,777778</text:p>
          </table:table-cell>
          <table:table-cell office:value-type="float" office:value="41.088889">
            <text:p>41,088889</text:p>
          </table:table-cell>
          <table:table-cell office:value-type="float" office:value="40.2">
            <text:p>40,2</text:p>
          </table:table-cell>
          <table:table-cell office:value-type="float" office:value="39.911111">
            <text:p>39,911111</text:p>
          </table:table-cell>
          <table:table-cell office:value-type="float" office:value="39.822222">
            <text:p>39,822222</text:p>
          </table:table-cell>
          <table:table-cell office:value-type="float" office:value="40.111111">
            <text:p>40,111111</text:p>
          </table:table-cell>
          <table:table-cell office:value-type="float" office:value="37.466667">
            <text:p>37,466667</text:p>
          </table:table-cell>
          <table:table-cell office:value-type="float" office:value="36.844444">
            <text:p>36,844444</text:p>
          </table:table-cell>
          <table:table-cell office:value-type="float" office:value="37.088889">
            <text:p>37,088889</text:p>
          </table:table-cell>
          <table:table-cell office:value-type="float" office:value="37.866667">
            <text:p>37,866667</text:p>
          </table:table-cell>
          <table:table-cell office:value-type="float" office:value="38.688889">
            <text:p>38,688889</text:p>
          </table:table-cell>
          <table:table-cell office:value-type="float" office:value="36.044444">
            <text:p>36,044444</text:p>
          </table:table-cell>
          <table:table-cell office:value-type="float" office:value="38.355556">
            <text:p>38,355556</text:p>
          </table:table-cell>
          <table:table-cell office:value-type="float" office:value="36.755556">
            <text:p>36,755556</text:p>
          </table:table-cell>
          <table:table-cell office:value-type="float" office:value="36.466667">
            <text:p>36,466667</text:p>
          </table:table-cell>
          <table:table-cell office:value-type="float" office:value="34.311111">
            <text:p>34,311111</text:p>
          </table:table-cell>
          <table:table-cell office:value-type="float" office:value="33.466667">
            <text:p>33,466667</text:p>
          </table:table-cell>
          <table:table-cell office:value-type="float" office:value="34.2">
            <text:p>34,2</text:p>
          </table:table-cell>
          <table:table-cell office:value-type="float" office:value="31.911111">
            <text:p>31,911111</text:p>
          </table:table-cell>
          <table:table-cell office:value-type="float" office:value="33.355556">
            <text:p>33,355556</text:p>
          </table:table-cell>
          <table:table-cell office:value-type="float" office:value="34.577778">
            <text:p>34,577778</text:p>
          </table:table-cell>
          <table:table-cell office:value-type="float" office:value="32.466667">
            <text:p>32,466667</text:p>
          </table:table-cell>
          <table:table-cell office:value-type="float" office:value="33.377778">
            <text:p>33,377778</text:p>
          </table:table-cell>
          <table:table-cell office:value-type="float" office:value="32.2">
            <text:p>32,2</text:p>
          </table:table-cell>
          <table:table-cell office:value-type="float" office:value="30.666667">
            <text:p>30,666667</text:p>
          </table:table-cell>
          <table:table-cell office:value-type="float" office:value="27.466667">
            <text:p>27,466667</text:p>
          </table:table-cell>
          <table:table-cell office:value-type="float" office:value="26.8">
            <text:p>26,8</text:p>
          </table:table-cell>
          <table:table-cell office:value-type="float" office:value="28.066667">
            <text:p>28,066667</text:p>
          </table:table-cell>
          <table:table-cell office:value-type="float" office:value="24.777778">
            <text:p>24,777778</text:p>
          </table:table-cell>
          <table:table-cell office:value-type="float" office:value="23.777778">
            <text:p>23,777778</text:p>
          </table:table-cell>
          <table:table-cell office:value-type="float" office:value="20.8">
            <text:p>20,8</text:p>
          </table:table-cell>
          <table:table-cell office:value-type="float" office:value="19.266667">
            <text:p>19,266667</text:p>
          </table:table-cell>
          <table:table-cell office:value-type="float" office:value="15.666667">
            <text:p>15,666667</text:p>
          </table:table-cell>
          <table:table-cell office:value-type="float" office:value="14.488889">
            <text:p>14,488889</text:p>
          </table:table-cell>
          <table:table-cell office:value-type="float" office:value="14.333333">
            <text:p>14,333333</text:p>
          </table:table-cell>
          <table:table-cell office:value-type="float" office:value="12.933333">
            <text:p>12,933333</text:p>
          </table:table-cell>
          <table:table-cell office:value-type="float" office:value="12.888889">
            <text:p>12,888889</text:p>
          </table:table-cell>
          <table:table-cell office:value-type="float" office:value="13.066667">
            <text:p>13,066667</text:p>
          </table:table-cell>
          <table:table-cell office:value-type="float" office:value="14.111111">
            <text:p>14,111111</text:p>
          </table:table-cell>
          <table:table-cell office:value-type="float" office:value="14.288889">
            <text:p>14,288889</text:p>
          </table:table-cell>
          <table:table-cell office:value-type="float" office:value="14.377778">
            <text:p>14,377778</text:p>
          </table:table-cell>
          <table:table-cell office:value-type="float" office:value="13.844444">
            <text:p>13,844444</text:p>
          </table:table-cell>
          <table:table-cell office:value-type="float" office:value="13.644444">
            <text:p>13,644444</text:p>
          </table:table-cell>
          <table:table-cell office:value-type="float" office:value="14.377778">
            <text:p>14,377778</text:p>
          </table:table-cell>
          <table:table-cell office:value-type="float" office:value="14.733333">
            <text:p>14,733333</text:p>
          </table:table-cell>
          <table:table-cell office:value-type="float" office:value="15.422222">
            <text:p>15,422222</text:p>
          </table:table-cell>
          <table:table-cell office:value-type="float" office:value="14.555556">
            <text:p>14,555556</text:p>
          </table:table-cell>
          <table:table-cell office:value-type="float" office:value="14.711111">
            <text:p>14,711111</text:p>
          </table:table-cell>
          <table:table-cell office:value-type="float" office:value="15.222222">
            <text:p>15,222222</text:p>
          </table:table-cell>
          <table:table-cell office:value-type="float" office:value="15.6">
            <text:p>15,6</text:p>
          </table:table-cell>
          <table:table-cell office:value-type="float" office:value="15">
            <text:p>15</text:p>
          </table:table-cell>
          <table:table-cell office:value-type="float" office:value="14.911111">
            <text:p>14,911111</text:p>
          </table:table-cell>
          <table:table-cell office:value-type="float" office:value="16.088889">
            <text:p>16,088889</text:p>
          </table:table-cell>
          <table:table-cell office:value-type="float" office:value="14.133333">
            <text:p>14,133333</text:p>
          </table:table-cell>
          <table:table-cell office:value-type="float" office:value="16.2">
            <text:p>16,2</text:p>
          </table:table-cell>
          <table:table-cell office:value-type="float" office:value="15.222222">
            <text:p>15,222222</text:p>
          </table:table-cell>
          <table:table-cell office:value-type="float" office:value="15.111111">
            <text:p>15,111111</text:p>
          </table:table-cell>
          <table:table-cell office:value-type="float" office:value="15.222222">
            <text:p>15,222222</text:p>
          </table:table-cell>
          <table:table-cell office:value-type="float" office:value="15.333333">
            <text:p>15,333333</text:p>
          </table:table-cell>
          <table:table-cell office:value-type="float" office:value="16.688889">
            <text:p>16,688889</text:p>
          </table:table-cell>
          <table:table-cell office:value-type="float" office:value="14.822222">
            <text:p>14,822222</text:p>
          </table:table-cell>
          <table:table-cell office:value-type="float" office:value="15.444444">
            <text:p>15,444444</text:p>
          </table:table-cell>
          <table:table-cell office:value-type="float" office:value="15.622222">
            <text:p>15,622222</text:p>
          </table:table-cell>
          <table:table-cell office:value-type="float" office:value="15.266667">
            <text:p>15,266667</text:p>
          </table:table-cell>
          <table:table-cell office:value-type="float" office:value="15.333333">
            <text:p>15,333333</text:p>
          </table:table-cell>
          <table:table-cell office:value-type="float" office:value="16.066667">
            <text:p>16,066667</text:p>
          </table:table-cell>
          <table:table-cell office:value-type="float" office:value="15.466667">
            <text:p>15,466667</text:p>
          </table:table-cell>
          <table:table-cell office:value-type="float" office:value="15.577778">
            <text:p>15,577778</text:p>
          </table:table-cell>
          <table:table-cell office:value-type="float" office:value="15.244444">
            <text:p>15,244444</text:p>
          </table:table-cell>
          <table:table-cell office:value-type="float" office:value="15.466667">
            <text:p>15,466667</text:p>
          </table:table-cell>
          <table:table-cell office:value-type="float" office:value="15.266667">
            <text:p>15,266667</text:p>
          </table:table-cell>
          <table:table-cell office:value-type="float" office:value="15.755556">
            <text:p>15,755556</text:p>
          </table:table-cell>
          <table:table-cell office:value-type="float" office:value="15.666667">
            <text:p>15,666667</text:p>
          </table:table-cell>
          <table:table-cell office:value-type="float" office:value="15.422222">
            <text:p>15,422222</text:p>
          </table:table-cell>
          <table:table-cell office:value-type="float" office:value="16.577778">
            <text:p>16,577778</text:p>
          </table:table-cell>
          <table:table-cell office:value-type="float" office:value="15.266667">
            <text:p>15,266667</text:p>
          </table:table-cell>
          <table:table-cell office:value-type="float" office:value="15.444444">
            <text:p>15,444444</text:p>
          </table:table-cell>
        </table:table-row>
        <table:table-row table:style-name="ro1">
          <table:table-cell>
            <draw:frame table:end-cell-address="Arkusz1.P45" table:end-x="1.484cm" table:end-y="0.247cm" draw:z-index="0" draw:style-name="gr1" draw:text-style-name="P1" svg:width="38.718cm" svg:height="14.691cm" svg:x="0.166cm" svg:y="0.008cm">
              <draw:object draw:notify-on-update-of-ranges="Arkusz1.A1:Arkusz1.A1 Arkusz1.B1:Arkusz1.GS1 Arkusz1.A2:Arkusz1.A2 Arkusz1.B2:Arkusz1.GS2 Arkusz1.A3:Arkusz1.A3 Arkusz1.B3:Arkusz1.GS3 Arkusz1.A4:Arkusz1.A4 Arkusz1.B4:Arkusz1.GS4 Arkusz1.A5:Arkusz1.A5 Arkusz1.B5:Arkusz1.GS5 Arkusz1.A6:Arkusz1.A6 Arkusz1.B6:Arkusz1.GS6 Arkusz1.A7:Arkusz1.A7 Arkusz1.B7:Arkusz1.GS7 Arkusz1.A8:Arkusz1.A8 Arkusz1.B8:Arkusz1.GS8 Arkusz1.A9:Arkusz1.A9 Arkusz1.B9:Arkusz1.GS9 Arkusz1.A10:Arkusz1.A10 Arkusz1.B10:Arkusz1.GS10 Arkusz1.A11:Arkusz1.A11 Arkusz1.B11:Arkusz1.GS11 Arkusz1.A12:Arkusz1.A12 Arkusz1.B12:Arkusz1.GS1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27.11.2016</text:date>, <text:time>19:55:4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7T19:55:40.38</dc:date>
    <dc:creator>Szymon Durak</dc:creator>
    <meta:document-statistic meta:table-count="1" meta:cell-count="241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38.719cm" svg:height="14.692cm" xlink:href=".." xlink:type="simple" chart:class="chart:line" chart:style-name="ch1">
        <chart:title svg:x="18.098cm" svg:y="0.429cm" chart:style-name="ch2">
          <text:p>MAPE Error</text:p>
        </chart:title>
        <chart:subtitle svg:x="15.055cm" svg:y="1.501cm" chart:style-name="ch3">
          <text:p>For best (in terms of MSE) Networks of each type</text:p>
        </chart:subtitle>
        <chart:legend chart:legend-position="bottom" svg:x="4.694cm" svg:y="12.835cm" style:legend-expansion="wide" chart:style-name="ch4"/>
        <chart:plot-area chart:style-name="ch5" table:cell-range-address="Arkusz1.A1:Arkusz1.GS12" chart:data-source-has-labels="column" svg:x="1.224cm" svg:y="2.77cm" svg:width="35.947cm" svg:height="9.352cm">
          <chartooo:coordinate-region svg:x="2.031cm" svg:y="2.982cm" svg:width="35.036cm" svg:height="8.04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1:Arkusz1.GS1" chart:label-cell-address="Arkusz1.A1:Arkusz1.A1" chart:class="chart:line">
            <chart:data-point chart:repeated="200"/>
          </chart:series>
          <chart:series chart:style-name="ch9" chart:values-cell-range-address="Arkusz1.B2:Arkusz1.GS2" chart:label-cell-address="Arkusz1.A2:Arkusz1.A2" chart:class="chart:line">
            <chart:data-point chart:repeated="200"/>
          </chart:series>
          <chart:series chart:style-name="ch10" chart:values-cell-range-address="Arkusz1.B3:Arkusz1.GS3" chart:label-cell-address="Arkusz1.A3:Arkusz1.A3" chart:class="chart:line">
            <chart:data-point chart:repeated="200"/>
          </chart:series>
          <chart:series chart:style-name="ch11" chart:values-cell-range-address="Arkusz1.B4:Arkusz1.GS4" chart:label-cell-address="Arkusz1.A4:Arkusz1.A4" chart:class="chart:line">
            <chart:data-point chart:repeated="200"/>
          </chart:series>
          <chart:series chart:style-name="ch12" chart:values-cell-range-address="Arkusz1.B5:Arkusz1.GS5" chart:label-cell-address="Arkusz1.A5:Arkusz1.A5" chart:class="chart:line">
            <chart:data-point chart:repeated="200"/>
          </chart:series>
          <chart:series chart:style-name="ch13" chart:values-cell-range-address="Arkusz1.B6:Arkusz1.GS6" chart:label-cell-address="Arkusz1.A6:Arkusz1.A6" chart:class="chart:line">
            <chart:data-point chart:repeated="200"/>
          </chart:series>
          <chart:series chart:style-name="ch14" chart:values-cell-range-address="Arkusz1.B7:Arkusz1.GS7" chart:label-cell-address="Arkusz1.A7:Arkusz1.A7" chart:class="chart:line">
            <chart:data-point chart:repeated="200"/>
          </chart:series>
          <chart:series chart:style-name="ch15" chart:values-cell-range-address="Arkusz1.B8:Arkusz1.GS8" chart:label-cell-address="Arkusz1.A8:Arkusz1.A8" chart:class="chart:line">
            <chart:data-point chart:repeated="200"/>
          </chart:series>
          <chart:series chart:style-name="ch16" chart:values-cell-range-address="Arkusz1.B9:Arkusz1.GS9" chart:label-cell-address="Arkusz1.A9:Arkusz1.A9" chart:class="chart:line">
            <chart:data-point chart:repeated="200"/>
          </chart:series>
          <chart:series chart:style-name="ch17" chart:values-cell-range-address="Arkusz1.B10:Arkusz1.GS10" chart:label-cell-address="Arkusz1.A10:Arkusz1.A10" chart:class="chart:line">
            <chart:data-point chart:repeated="200"/>
          </chart:series>
          <chart:series chart:style-name="ch18" chart:values-cell-range-address="Arkusz1.B11:Arkusz1.GS11" chart:label-cell-address="Arkusz1.A11:Arkusz1.A11" chart:class="chart:line">
            <chart:data-point chart:repeated="200"/>
          </chart:series>
          <chart:series chart:style-name="ch19" chart:values-cell-range-address="Arkusz1.B12:Arkusz1.GS12" chart:label-cell-address="Arkusz1.A12:Arkusz1.A12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Hebb,unsupervised,forgetting,multilayer</text:p>
                <draw:g>
                  <svg:desc>Arkusz1.A1:Arkusz1.A1</svg:desc>
                </draw:g>
              </table:table-cell>
              <table:table-cell office:value-type="float" office:value="121.044444">
                <text:p>121.044444</text:p>
                <draw:g>
                  <svg:desc>Arkusz1.B1:Arkusz1.GS1</svg:desc>
                </draw:g>
              </table:table-cell>
              <table:table-cell office:value-type="float" office:value="123.044444">
                <text:p>123.044444</text:p>
              </table:table-cell>
              <table:table-cell office:value-type="float" office:value="121.266667">
                <text:p>121.266667</text:p>
              </table:table-cell>
              <table:table-cell office:value-type="float" office:value="119.311111">
                <text:p>119.311111</text:p>
              </table:table-cell>
              <table:table-cell office:value-type="float" office:value="119.266667">
                <text:p>119.266667</text:p>
              </table:table-cell>
              <table:table-cell office:value-type="float" office:value="117.288889">
                <text:p>117.288889</text:p>
              </table:table-cell>
              <table:table-cell office:value-type="float" office:value="118.022222">
                <text:p>118.022222</text:p>
              </table:table-cell>
              <table:table-cell office:value-type="float" office:value="117.577778">
                <text:p>117.577778</text:p>
              </table:table-cell>
              <table:table-cell office:value-type="float" office:value="116.311111">
                <text:p>116.311111</text:p>
              </table:table-cell>
              <table:table-cell office:value-type="float" office:value="116.533333">
                <text:p>116.533333</text:p>
              </table:table-cell>
              <table:table-cell office:value-type="float" office:value="115.511111">
                <text:p>115.511111</text:p>
              </table:table-cell>
              <table:table-cell office:value-type="float" office:value="115.022222">
                <text:p>115.022222</text:p>
              </table:table-cell>
              <table:table-cell office:value-type="float" office:value="113">
                <text:p>113</text:p>
              </table:table-cell>
              <table:table-cell office:value-type="float" office:value="111.177778">
                <text:p>111.177778</text:p>
              </table:table-cell>
              <table:table-cell office:value-type="float" office:value="109.266667">
                <text:p>109.266667</text:p>
              </table:table-cell>
              <table:table-cell office:value-type="float" office:value="108.733333">
                <text:p>108.733333</text:p>
              </table:table-cell>
              <table:table-cell office:value-type="float" office:value="106.133333">
                <text:p>106.133333</text:p>
              </table:table-cell>
              <table:table-cell office:value-type="float" office:value="103.822222">
                <text:p>103.822222</text:p>
              </table:table-cell>
              <table:table-cell office:value-type="float" office:value="103.644444">
                <text:p>103.644444</text:p>
              </table:table-cell>
              <table:table-cell office:value-type="float" office:value="100.511111">
                <text:p>100.511111</text:p>
              </table:table-cell>
              <table:table-cell office:value-type="float" office:value="100.088889">
                <text:p>100.088889</text:p>
              </table:table-cell>
              <table:table-cell office:value-type="float" office:value="100.155556">
                <text:p>100.155556</text:p>
              </table:table-cell>
              <table:table-cell office:value-type="float" office:value="98.155556">
                <text:p>98.155556</text:p>
              </table:table-cell>
              <table:table-cell office:value-type="float" office:value="98.133333">
                <text:p>98.133333</text:p>
              </table:table-cell>
              <table:table-cell office:value-type="float" office:value="96.822222">
                <text:p>96.822222</text:p>
              </table:table-cell>
              <table:table-cell office:value-type="float" office:value="96.577778">
                <text:p>96.577778</text:p>
              </table:table-cell>
              <table:table-cell office:value-type="float" office:value="95.333333">
                <text:p>95.333333</text:p>
              </table:table-cell>
              <table:table-cell office:value-type="float" office:value="95.088889">
                <text:p>95.088889</text:p>
              </table:table-cell>
              <table:table-cell office:value-type="float" office:value="93.777778">
                <text:p>93.777778</text:p>
              </table:table-cell>
              <table:table-cell office:value-type="float" office:value="92.6">
                <text:p>92.6</text:p>
              </table:table-cell>
              <table:table-cell office:value-type="float" office:value="92.266667">
                <text:p>92.266667</text:p>
              </table:table-cell>
              <table:table-cell office:value-type="float" office:value="91.377778">
                <text:p>91.377778</text:p>
              </table:table-cell>
              <table:table-cell office:value-type="float" office:value="89.711111">
                <text:p>89.711111</text:p>
              </table:table-cell>
              <table:table-cell office:value-type="float" office:value="89.688889">
                <text:p>89.688889</text:p>
              </table:table-cell>
              <table:table-cell office:value-type="float" office:value="88.911111">
                <text:p>88.911111</text:p>
              </table:table-cell>
              <table:table-cell office:value-type="float" office:value="89.177778">
                <text:p>89.177778</text:p>
              </table:table-cell>
              <table:table-cell office:value-type="float" office:value="88.933333">
                <text:p>88.933333</text:p>
              </table:table-cell>
              <table:table-cell office:value-type="float" office:value="89.777778">
                <text:p>89.777778</text:p>
              </table:table-cell>
              <table:table-cell office:value-type="float" office:value="89.088889">
                <text:p>89.088889</text:p>
              </table:table-cell>
              <table:table-cell office:value-type="float" office:value="88.888889">
                <text:p>88.888889</text:p>
              </table:table-cell>
              <table:table-cell office:value-type="float" office:value="88.533333">
                <text:p>88.533333</text:p>
              </table:table-cell>
              <table:table-cell office:value-type="float" office:value="88.444444">
                <text:p>88.444444</text:p>
              </table:table-cell>
              <table:table-cell office:value-type="float" office:value="87.066667">
                <text:p>87.066667</text:p>
              </table:table-cell>
              <table:table-cell office:value-type="float" office:value="88.066667">
                <text:p>88.066667</text:p>
              </table:table-cell>
              <table:table-cell office:value-type="float" office:value="88.177778">
                <text:p>88.177778</text:p>
              </table:table-cell>
              <table:table-cell office:value-type="float" office:value="87.311111">
                <text:p>87.311111</text:p>
              </table:table-cell>
              <table:table-cell office:value-type="float" office:value="88.155556">
                <text:p>88.155556</text:p>
              </table:table-cell>
              <table:table-cell office:value-type="float" office:value="86.177778">
                <text:p>86.177778</text:p>
              </table:table-cell>
              <table:table-cell office:value-type="float" office:value="85.177778">
                <text:p>85.177778</text:p>
              </table:table-cell>
              <table:table-cell office:value-type="float" office:value="85.644444">
                <text:p>85.644444</text:p>
              </table:table-cell>
              <table:table-cell office:value-type="float" office:value="84.511111">
                <text:p>84.511111</text:p>
              </table:table-cell>
              <table:table-cell office:value-type="float" office:value="83.777778">
                <text:p>83.777778</text:p>
              </table:table-cell>
              <table:table-cell office:value-type="float" office:value="82.977778">
                <text:p>82.977778</text:p>
              </table:table-cell>
              <table:table-cell office:value-type="float" office:value="82.933333">
                <text:p>82.933333</text:p>
              </table:table-cell>
              <table:table-cell office:value-type="float" office:value="81.666667">
                <text:p>81.666667</text:p>
              </table:table-cell>
              <table:table-cell office:value-type="float" office:value="79.711111">
                <text:p>79.711111</text:p>
              </table:table-cell>
              <table:table-cell office:value-type="float" office:value="77.355556">
                <text:p>77.355556</text:p>
              </table:table-cell>
              <table:table-cell office:value-type="float" office:value="74.266667">
                <text:p>74.266667</text:p>
              </table:table-cell>
              <table:table-cell office:value-type="float" office:value="72.488889">
                <text:p>72.488889</text:p>
              </table:table-cell>
              <table:table-cell office:value-type="float" office:value="71.8">
                <text:p>71.8</text:p>
              </table:table-cell>
              <table:table-cell office:value-type="float" office:value="71.066667">
                <text:p>71.066667</text:p>
              </table:table-cell>
              <table:table-cell office:value-type="float" office:value="68.822222">
                <text:p>68.822222</text:p>
              </table:table-cell>
              <table:table-cell office:value-type="float" office:value="67.355556">
                <text:p>67.355556</text:p>
              </table:table-cell>
              <table:table-cell office:value-type="float" office:value="67.488889">
                <text:p>67.488889</text:p>
              </table:table-cell>
              <table:table-cell office:value-type="float" office:value="66.088889">
                <text:p>66.088889</text:p>
              </table:table-cell>
              <table:table-cell office:value-type="float" office:value="65.955556">
                <text:p>65.955556</text:p>
              </table:table-cell>
              <table:table-cell office:value-type="float" office:value="67.755556">
                <text:p>67.755556</text:p>
              </table:table-cell>
              <table:table-cell office:value-type="float" office:value="66.377778">
                <text:p>66.377778</text:p>
              </table:table-cell>
              <table:table-cell office:value-type="float" office:value="65.577778">
                <text:p>65.577778</text:p>
              </table:table-cell>
              <table:table-cell office:value-type="float" office:value="65.933333">
                <text:p>65.933333</text:p>
              </table:table-cell>
              <table:table-cell office:value-type="float" office:value="66.622222">
                <text:p>66.622222</text:p>
              </table:table-cell>
              <table:table-cell office:value-type="float" office:value="64.888889">
                <text:p>64.888889</text:p>
              </table:table-cell>
              <table:table-cell office:value-type="float" office:value="66.222222">
                <text:p>66.222222</text:p>
              </table:table-cell>
              <table:table-cell office:value-type="float" office:value="67.266667">
                <text:p>67.266667</text:p>
              </table:table-cell>
              <table:table-cell office:value-type="float" office:value="67.4">
                <text:p>67.4</text:p>
              </table:table-cell>
              <table:table-cell office:value-type="float" office:value="64.422222">
                <text:p>64.422222</text:p>
              </table:table-cell>
              <table:table-cell office:value-type="float" office:value="65.577778">
                <text:p>65.577778</text:p>
              </table:table-cell>
              <table:table-cell office:value-type="float" office:value="67.2">
                <text:p>67.2</text:p>
              </table:table-cell>
              <table:table-cell office:value-type="float" office:value="64.333333">
                <text:p>64.333333</text:p>
              </table:table-cell>
              <table:table-cell office:value-type="float" office:value="65.688889">
                <text:p>65.688889</text:p>
              </table:table-cell>
              <table:table-cell office:value-type="float" office:value="66.2">
                <text:p>66.2</text:p>
              </table:table-cell>
              <table:table-cell office:value-type="float" office:value="66.822222">
                <text:p>66.822222</text:p>
              </table:table-cell>
              <table:table-cell office:value-type="float" office:value="66.8">
                <text:p>66.8</text:p>
              </table:table-cell>
              <table:table-cell office:value-type="float" office:value="66.155556">
                <text:p>66.155556</text:p>
              </table:table-cell>
              <table:table-cell office:value-type="float" office:value="66.555556">
                <text:p>66.555556</text:p>
              </table:table-cell>
              <table:table-cell office:value-type="float" office:value="65.333333">
                <text:p>65.333333</text:p>
              </table:table-cell>
              <table:table-cell office:value-type="float" office:value="67.666667">
                <text:p>67.666667</text:p>
              </table:table-cell>
              <table:table-cell office:value-type="float" office:value="66.866667">
                <text:p>66.866667</text:p>
              </table:table-cell>
              <table:table-cell office:value-type="float" office:value="66.533333">
                <text:p>66.533333</text:p>
              </table:table-cell>
              <table:table-cell office:value-type="float" office:value="64.577778">
                <text:p>64.577778</text:p>
              </table:table-cell>
              <table:table-cell office:value-type="float" office:value="65.866667">
                <text:p>65.866667</text:p>
              </table:table-cell>
              <table:table-cell office:value-type="float" office:value="67.311111">
                <text:p>67.311111</text:p>
              </table:table-cell>
              <table:table-cell office:value-type="float" office:value="66.755556">
                <text:p>66.755556</text:p>
              </table:table-cell>
              <table:table-cell office:value-type="float" office:value="65.044444">
                <text:p>65.044444</text:p>
              </table:table-cell>
              <table:table-cell office:value-type="float" office:value="66.022222">
                <text:p>66.022222</text:p>
              </table:table-cell>
              <table:table-cell office:value-type="float" office:value="68.133333">
                <text:p>68.133333</text:p>
              </table:table-cell>
              <table:table-cell office:value-type="float" office:value="66.955556">
                <text:p>66.955556</text:p>
              </table:table-cell>
              <table:table-cell office:value-type="float" office:value="66.955556">
                <text:p>66.955556</text:p>
              </table:table-cell>
              <table:table-cell office:value-type="float" office:value="67.133333">
                <text:p>67.133333</text:p>
              </table:table-cell>
              <table:table-cell office:value-type="float" office:value="66.711111">
                <text:p>66.711111</text:p>
              </table:table-cell>
              <table:table-cell office:value-type="float" office:value="66.377778">
                <text:p>66.377778</text:p>
              </table:table-cell>
              <table:table-cell office:value-type="float" office:value="67.666667">
                <text:p>67.666667</text:p>
              </table:table-cell>
              <table:table-cell office:value-type="float" office:value="66.933333">
                <text:p>66.933333</text:p>
              </table:table-cell>
              <table:table-cell office:value-type="float" office:value="64.888889">
                <text:p>64.888889</text:p>
              </table:table-cell>
              <table:table-cell office:value-type="float" office:value="65.288889">
                <text:p>65.288889</text:p>
              </table:table-cell>
              <table:table-cell office:value-type="float" office:value="66.977778">
                <text:p>66.977778</text:p>
              </table:table-cell>
              <table:table-cell office:value-type="float" office:value="64.133333">
                <text:p>64.133333</text:p>
              </table:table-cell>
              <table:table-cell office:value-type="float" office:value="66.866667">
                <text:p>66.866667</text:p>
              </table:table-cell>
              <table:table-cell office:value-type="float" office:value="68.133333">
                <text:p>68.133333</text:p>
              </table:table-cell>
              <table:table-cell office:value-type="float" office:value="68.822222">
                <text:p>68.822222</text:p>
              </table:table-cell>
              <table:table-cell office:value-type="float" office:value="65.977778">
                <text:p>65.977778</text:p>
              </table:table-cell>
              <table:table-cell office:value-type="float" office:value="66.044444">
                <text:p>66.044444</text:p>
              </table:table-cell>
              <table:table-cell office:value-type="float" office:value="66.355556">
                <text:p>66.355556</text:p>
              </table:table-cell>
              <table:table-cell office:value-type="float" office:value="67.288889">
                <text:p>67.288889</text:p>
              </table:table-cell>
              <table:table-cell office:value-type="float" office:value="66.355556">
                <text:p>66.355556</text:p>
              </table:table-cell>
              <table:table-cell office:value-type="float" office:value="66.666667">
                <text:p>66.666667</text:p>
              </table:table-cell>
              <table:table-cell office:value-type="float" office:value="68.777778">
                <text:p>68.777778</text:p>
              </table:table-cell>
              <table:table-cell office:value-type="float" office:value="66.222222">
                <text:p>66.222222</text:p>
              </table:table-cell>
              <table:table-cell office:value-type="float" office:value="66.511111">
                <text:p>66.511111</text:p>
              </table:table-cell>
              <table:table-cell office:value-type="float" office:value="67.8">
                <text:p>67.8</text:p>
              </table:table-cell>
              <table:table-cell office:value-type="float" office:value="66.133333">
                <text:p>66.133333</text:p>
              </table:table-cell>
              <table:table-cell office:value-type="float" office:value="65.488889">
                <text:p>65.488889</text:p>
              </table:table-cell>
              <table:table-cell office:value-type="float" office:value="65.777778">
                <text:p>65.777778</text:p>
              </table:table-cell>
              <table:table-cell office:value-type="float" office:value="66.333333">
                <text:p>66.333333</text:p>
              </table:table-cell>
              <table:table-cell office:value-type="float" office:value="67.088889">
                <text:p>67.088889</text:p>
              </table:table-cell>
              <table:table-cell office:value-type="float" office:value="67.377778">
                <text:p>67.377778</text:p>
              </table:table-cell>
              <table:table-cell office:value-type="float" office:value="65.377778">
                <text:p>65.377778</text:p>
              </table:table-cell>
              <table:table-cell office:value-type="float" office:value="66.8">
                <text:p>66.8</text:p>
              </table:table-cell>
              <table:table-cell office:value-type="float" office:value="66.444444">
                <text:p>66.444444</text:p>
              </table:table-cell>
              <table:table-cell office:value-type="float" office:value="66.555556">
                <text:p>66.555556</text:p>
              </table:table-cell>
              <table:table-cell office:value-type="float" office:value="65.088889">
                <text:p>65.088889</text:p>
              </table:table-cell>
              <table:table-cell office:value-type="float" office:value="66.244444">
                <text:p>66.244444</text:p>
              </table:table-cell>
              <table:table-cell office:value-type="float" office:value="67.177778">
                <text:p>67.177778</text:p>
              </table:table-cell>
              <table:table-cell office:value-type="float" office:value="66.333333">
                <text:p>66.333333</text:p>
              </table:table-cell>
              <table:table-cell office:value-type="float" office:value="65.933333">
                <text:p>65.933333</text:p>
              </table:table-cell>
              <table:table-cell office:value-type="float" office:value="66.822222">
                <text:p>66.822222</text:p>
              </table:table-cell>
              <table:table-cell office:value-type="float" office:value="66.355556">
                <text:p>66.355556</text:p>
              </table:table-cell>
              <table:table-cell office:value-type="float" office:value="66.133333">
                <text:p>66.133333</text:p>
              </table:table-cell>
              <table:table-cell office:value-type="float" office:value="66.288889">
                <text:p>66.288889</text:p>
              </table:table-cell>
              <table:table-cell office:value-type="float" office:value="64.6">
                <text:p>64.6</text:p>
              </table:table-cell>
              <table:table-cell office:value-type="float" office:value="67.022222">
                <text:p>67.022222</text:p>
              </table:table-cell>
              <table:table-cell office:value-type="float" office:value="66.711111">
                <text:p>66.711111</text:p>
              </table:table-cell>
              <table:table-cell office:value-type="float" office:value="67.488889">
                <text:p>67.488889</text:p>
              </table:table-cell>
              <table:table-cell office:value-type="float" office:value="66.222222">
                <text:p>66.222222</text:p>
              </table:table-cell>
              <table:table-cell office:value-type="float" office:value="65.666667">
                <text:p>65.666667</text:p>
              </table:table-cell>
              <table:table-cell office:value-type="float" office:value="67.755556">
                <text:p>67.755556</text:p>
              </table:table-cell>
              <table:table-cell office:value-type="float" office:value="66.866667">
                <text:p>66.866667</text:p>
              </table:table-cell>
              <table:table-cell office:value-type="float" office:value="67.377778">
                <text:p>67.377778</text:p>
              </table:table-cell>
              <table:table-cell office:value-type="float" office:value="68.288889">
                <text:p>68.288889</text:p>
              </table:table-cell>
              <table:table-cell office:value-type="float" office:value="65.577778">
                <text:p>65.577778</text:p>
              </table:table-cell>
              <table:table-cell office:value-type="float" office:value="67.355556">
                <text:p>67.355556</text:p>
              </table:table-cell>
              <table:table-cell office:value-type="float" office:value="65.755556">
                <text:p>65.755556</text:p>
              </table:table-cell>
              <table:table-cell office:value-type="float" office:value="66.444444">
                <text:p>66.444444</text:p>
              </table:table-cell>
              <table:table-cell office:value-type="float" office:value="65.955556">
                <text:p>65.955556</text:p>
              </table:table-cell>
              <table:table-cell office:value-type="float" office:value="66.977778">
                <text:p>66.977778</text:p>
              </table:table-cell>
              <table:table-cell office:value-type="float" office:value="67.266667">
                <text:p>67.266667</text:p>
              </table:table-cell>
              <table:table-cell office:value-type="float" office:value="64.711111">
                <text:p>64.711111</text:p>
              </table:table-cell>
              <table:table-cell office:value-type="float" office:value="65.355556">
                <text:p>65.355556</text:p>
              </table:table-cell>
              <table:table-cell office:value-type="float" office:value="67.088889">
                <text:p>67.088889</text:p>
              </table:table-cell>
              <table:table-cell office:value-type="float" office:value="66.4">
                <text:p>66.4</text:p>
              </table:table-cell>
              <table:table-cell office:value-type="float" office:value="65.755556">
                <text:p>65.755556</text:p>
              </table:table-cell>
              <table:table-cell office:value-type="float" office:value="65.688889">
                <text:p>65.688889</text:p>
              </table:table-cell>
              <table:table-cell office:value-type="float" office:value="66">
                <text:p>66</text:p>
              </table:table-cell>
              <table:table-cell office:value-type="float" office:value="66.911111">
                <text:p>66.911111</text:p>
              </table:table-cell>
              <table:table-cell office:value-type="float" office:value="66.911111">
                <text:p>66.911111</text:p>
              </table:table-cell>
              <table:table-cell office:value-type="float" office:value="64.933333">
                <text:p>64.933333</text:p>
              </table:table-cell>
              <table:table-cell office:value-type="float" office:value="66.088889">
                <text:p>66.088889</text:p>
              </table:table-cell>
              <table:table-cell office:value-type="float" office:value="66.377778">
                <text:p>66.377778</text:p>
              </table:table-cell>
              <table:table-cell office:value-type="float" office:value="64.666667">
                <text:p>64.666667</text:p>
              </table:table-cell>
              <table:table-cell office:value-type="float" office:value="66.311111">
                <text:p>66.311111</text:p>
              </table:table-cell>
              <table:table-cell office:value-type="float" office:value="66.111111">
                <text:p>66.111111</text:p>
              </table:table-cell>
              <table:table-cell office:value-type="float" office:value="67.2">
                <text:p>67.2</text:p>
              </table:table-cell>
              <table:table-cell office:value-type="float" office:value="65.955556">
                <text:p>65.955556</text:p>
              </table:table-cell>
              <table:table-cell office:value-type="float" office:value="67.177778">
                <text:p>67.177778</text:p>
              </table:table-cell>
              <table:table-cell office:value-type="float" office:value="67.355556">
                <text:p>67.355556</text:p>
              </table:table-cell>
              <table:table-cell office:value-type="float" office:value="67.044444">
                <text:p>67.044444</text:p>
              </table:table-cell>
              <table:table-cell office:value-type="float" office:value="67.977778">
                <text:p>67.977778</text:p>
              </table:table-cell>
              <table:table-cell office:value-type="float" office:value="67.133333">
                <text:p>67.133333</text:p>
              </table:table-cell>
              <table:table-cell office:value-type="float" office:value="66.911111">
                <text:p>66.911111</text:p>
              </table:table-cell>
              <table:table-cell office:value-type="float" office:value="66.244444">
                <text:p>66.244444</text:p>
              </table:table-cell>
              <table:table-cell office:value-type="float" office:value="66.555556">
                <text:p>66.555556</text:p>
              </table:table-cell>
              <table:table-cell office:value-type="float" office:value="66.977778">
                <text:p>66.977778</text:p>
              </table:table-cell>
              <table:table-cell office:value-type="float" office:value="65.422222">
                <text:p>65.422222</text:p>
              </table:table-cell>
              <table:table-cell office:value-type="float" office:value="64.933333">
                <text:p>64.933333</text:p>
              </table:table-cell>
              <table:table-cell office:value-type="float" office:value="66.288889">
                <text:p>66.288889</text:p>
              </table:table-cell>
              <table:table-cell office:value-type="float" office:value="66.711111">
                <text:p>66.711111</text:p>
              </table:table-cell>
              <table:table-cell office:value-type="float" office:value="65.555556">
                <text:p>65.555556</text:p>
              </table:table-cell>
              <table:table-cell office:value-type="float" office:value="67.088889">
                <text:p>67.088889</text:p>
              </table:table-cell>
              <table:table-cell office:value-type="float" office:value="66.844444">
                <text:p>66.844444</text:p>
              </table:table-cell>
              <table:table-cell office:value-type="float" office:value="67.644444">
                <text:p>67.644444</text:p>
              </table:table-cell>
              <table:table-cell office:value-type="float" office:value="66.066667">
                <text:p>66.066667</text:p>
              </table:table-cell>
              <table:table-cell office:value-type="float" office:value="66.422222">
                <text:p>66.422222</text:p>
              </table:table-cell>
              <table:table-cell office:value-type="float" office:value="66.355556">
                <text:p>66.355556</text:p>
              </table:table-cell>
              <table:table-cell office:value-type="float" office:value="65.355556">
                <text:p>65.355556</text:p>
              </table:table-cell>
              <table:table-cell office:value-type="float" office:value="67.266667">
                <text:p>67.266667</text:p>
              </table:table-cell>
              <table:table-cell office:value-type="float" office:value="66.555556">
                <text:p>66.555556</text:p>
              </table:table-cell>
              <table:table-cell office:value-type="float" office:value="65.866667">
                <text:p>65.866667</text:p>
              </table:table-cell>
              <table:table-cell office:value-type="float" office:value="68.844444">
                <text:p>68.844444</text:p>
              </table:table-cell>
              <table:table-cell office:value-type="float" office:value="66.822222">
                <text:p>66.822222</text:p>
              </table:table-cell>
              <table:table-cell office:value-type="float" office:value="64.066667">
                <text:p>64.066667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2:Arkusz1.A2</svg:desc>
                </draw:g>
              </table:table-cell>
              <table:table-cell office:value-type="float" office:value="103.422222">
                <text:p>103.422222</text:p>
                <draw:g>
                  <svg:desc>Arkusz1.B2:Arkusz1.GS2</svg:desc>
                </draw:g>
              </table:table-cell>
              <table:table-cell office:value-type="float" office:value="96.266667">
                <text:p>96.266667</text:p>
              </table:table-cell>
              <table:table-cell office:value-type="float" office:value="90.577778">
                <text:p>90.577778</text:p>
              </table:table-cell>
              <table:table-cell office:value-type="float" office:value="84">
                <text:p>84</text:p>
              </table:table-cell>
              <table:table-cell office:value-type="float" office:value="73.933333">
                <text:p>73.933333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7.444444">
                <text:p>67.444444</text:p>
              </table:table-cell>
              <table:table-cell office:value-type="float" office:value="74.733333">
                <text:p>74.733333</text:p>
              </table:table-cell>
              <table:table-cell office:value-type="float" office:value="88.311111">
                <text:p>88.311111</text:p>
              </table:table-cell>
              <table:table-cell office:value-type="float" office:value="88.666667">
                <text:p>88.666667</text:p>
              </table:table-cell>
              <table:table-cell office:value-type="float" office:value="84.511111">
                <text:p>84.511111</text:p>
              </table:table-cell>
              <table:table-cell office:value-type="float" office:value="69.466667">
                <text:p>69.4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bb,supervised,forgetting,multilayer</text:p>
                <draw:g>
                  <svg:desc>Arkusz1.A3:Arkusz1.A3</svg:desc>
                </draw:g>
              </table:table-cell>
              <table:table-cell office:value-type="float" office:value="69.555556">
                <text:p>69.555556</text:p>
                <draw:g>
                  <svg:desc>Arkusz1.B3:Arkusz1.GS3</svg:desc>
                </draw:g>
              </table:table-cell>
              <table:table-cell office:value-type="float" office:value="70.666667">
                <text:p>70.666667</text:p>
              </table:table-cell>
              <table:table-cell office:value-type="float" office:value="69.6">
                <text:p>69.6</text:p>
              </table:table-cell>
              <table:table-cell office:value-type="float" office:value="69.844444">
                <text:p>69.844444</text:p>
              </table:table-cell>
              <table:table-cell office:value-type="float" office:value="70.488889">
                <text:p>70.488889</text:p>
              </table:table-cell>
              <table:table-cell office:value-type="float" office:value="70.155556">
                <text:p>70.155556</text:p>
              </table:table-cell>
              <table:table-cell office:value-type="float" office:value="69.866667">
                <text:p>69.866667</text:p>
              </table:table-cell>
              <table:table-cell office:value-type="float" office:value="70.977778">
                <text:p>70.977778</text:p>
              </table:table-cell>
              <table:table-cell office:value-type="float" office:value="69.844444">
                <text:p>69.844444</text:p>
              </table:table-cell>
              <table:table-cell office:value-type="float" office:value="68.222222">
                <text:p>68.222222</text:p>
              </table:table-cell>
              <table:table-cell office:value-type="float" office:value="66.333333">
                <text:p>66.333333</text:p>
              </table:table-cell>
              <table:table-cell office:value-type="float" office:value="63.8">
                <text:p>63.8</text:p>
              </table:table-cell>
              <table:table-cell office:value-type="float" office:value="61.8">
                <text:p>61.8</text:p>
              </table:table-cell>
              <table:table-cell office:value-type="float" office:value="61.511111">
                <text:p>61.511111</text:p>
              </table:table-cell>
              <table:table-cell office:value-type="float" office:value="59.533333">
                <text:p>59.533333</text:p>
              </table:table-cell>
              <table:table-cell office:value-type="float" office:value="58.555556">
                <text:p>58.555556</text:p>
              </table:table-cell>
              <table:table-cell office:value-type="float" office:value="56.511111">
                <text:p>56.511111</text:p>
              </table:table-cell>
              <table:table-cell office:value-type="float" office:value="54.133333">
                <text:p>54.133333</text:p>
              </table:table-cell>
              <table:table-cell office:value-type="float" office:value="54.888889">
                <text:p>54.888889</text:p>
              </table:table-cell>
              <table:table-cell office:value-type="float" office:value="53.377778">
                <text:p>53.377778</text:p>
              </table:table-cell>
              <table:table-cell office:value-type="float" office:value="53.133333">
                <text:p>53.133333</text:p>
              </table:table-cell>
              <table:table-cell office:value-type="float" office:value="53.8">
                <text:p>53.8</text:p>
              </table:table-cell>
              <table:table-cell office:value-type="float" office:value="54.311111">
                <text:p>54.311111</text:p>
              </table:table-cell>
              <table:table-cell office:value-type="float" office:value="56.422222">
                <text:p>56.422222</text:p>
              </table:table-cell>
              <table:table-cell office:value-type="float" office:value="58.4">
                <text:p>58.4</text:p>
              </table:table-cell>
              <table:table-cell office:value-type="float" office:value="62.266667">
                <text:p>62.266667</text:p>
              </table:table-cell>
              <table:table-cell office:value-type="float" office:value="64.377778">
                <text:p>64.377778</text:p>
              </table:table-cell>
              <table:table-cell office:value-type="float" office:value="68.044444">
                <text:p>68.044444</text:p>
              </table:table-cell>
              <table:table-cell office:value-type="float" office:value="68.377778">
                <text:p>68.377778</text:p>
              </table:table-cell>
              <table:table-cell office:value-type="float" office:value="69.911111">
                <text:p>69.911111</text:p>
              </table:table-cell>
              <table:table-cell office:value-type="float" office:value="73.911111">
                <text:p>73.911111</text:p>
              </table:table-cell>
              <table:table-cell office:value-type="float" office:value="76.711111">
                <text:p>76.711111</text:p>
              </table:table-cell>
              <table:table-cell office:value-type="float" office:value="75.266667">
                <text:p>75.266667</text:p>
              </table:table-cell>
              <table:table-cell office:value-type="float" office:value="77.333333">
                <text:p>77.333333</text:p>
              </table:table-cell>
              <table:table-cell office:value-type="float" office:value="76.711111">
                <text:p>76.711111</text:p>
              </table:table-cell>
              <table:table-cell office:value-type="float" office:value="75.755556">
                <text:p>75.755556</text:p>
              </table:table-cell>
              <table:table-cell office:value-type="float" office:value="76.466667">
                <text:p>76.466667</text:p>
              </table:table-cell>
              <table:table-cell office:value-type="float" office:value="76.577778">
                <text:p>76.577778</text:p>
              </table:table-cell>
              <table:table-cell office:value-type="float" office:value="77.333333">
                <text:p>77.333333</text:p>
              </table:table-cell>
              <table:table-cell office:value-type="float" office:value="76.155556">
                <text:p>76.155556</text:p>
              </table:table-cell>
              <table:table-cell office:value-type="float" office:value="75.733333">
                <text:p>75.733333</text:p>
              </table:table-cell>
              <table:table-cell office:value-type="float" office:value="78.088889">
                <text:p>78.088889</text:p>
              </table:table-cell>
              <table:table-cell office:value-type="float" office:value="76.133333">
                <text:p>76.133333</text:p>
              </table:table-cell>
              <table:table-cell office:value-type="float" office:value="76.311111">
                <text:p>76.311111</text:p>
              </table:table-cell>
              <table:table-cell office:value-type="float" office:value="75.022222">
                <text:p>75.022222</text:p>
              </table:table-cell>
              <table:table-cell office:value-type="float" office:value="78.444444">
                <text:p>78.444444</text:p>
              </table:table-cell>
              <table:table-cell office:value-type="float" office:value="74.288889">
                <text:p>74.288889</text:p>
              </table:table-cell>
              <table:table-cell office:value-type="float" office:value="77.066667">
                <text:p>77.066667</text:p>
              </table:table-cell>
              <table:table-cell office:value-type="float" office:value="75.577778">
                <text:p>75.577778</text:p>
              </table:table-cell>
              <table:table-cell office:value-type="float" office:value="75.133333">
                <text:p>75.133333</text:p>
              </table:table-cell>
              <table:table-cell office:value-type="float" office:value="76.688889">
                <text:p>76.688889</text:p>
              </table:table-cell>
              <table:table-cell office:value-type="float" office:value="76.4">
                <text:p>76.4</text:p>
              </table:table-cell>
              <table:table-cell office:value-type="float" office:value="75.133333">
                <text:p>75.133333</text:p>
              </table:table-cell>
              <table:table-cell office:value-type="float" office:value="77.8">
                <text:p>77.8</text:p>
              </table:table-cell>
              <table:table-cell office:value-type="float" office:value="76.533333">
                <text:p>76.533333</text:p>
              </table:table-cell>
              <table:table-cell office:value-type="float" office:value="75.266667">
                <text:p>75.266667</text:p>
              </table:table-cell>
              <table:table-cell office:value-type="float" office:value="74.955556">
                <text:p>74.955556</text:p>
              </table:table-cell>
              <table:table-cell office:value-type="float" office:value="74.288889">
                <text:p>74.288889</text:p>
              </table:table-cell>
              <table:table-cell office:value-type="float" office:value="76.8">
                <text:p>76.8</text:p>
              </table:table-cell>
              <table:table-cell office:value-type="float" office:value="76.133333">
                <text:p>76.133333</text:p>
              </table:table-cell>
              <table:table-cell office:value-type="float" office:value="75.622222">
                <text:p>75.622222</text:p>
              </table:table-cell>
              <table:table-cell office:value-type="float" office:value="74.733333">
                <text:p>74.733333</text:p>
              </table:table-cell>
              <table:table-cell office:value-type="float" office:value="74.666667">
                <text:p>74.666667</text:p>
              </table:table-cell>
              <table:table-cell office:value-type="float" office:value="73.555556">
                <text:p>73.555556</text:p>
              </table:table-cell>
              <table:table-cell office:value-type="float" office:value="74.755556">
                <text:p>74.755556</text:p>
              </table:table-cell>
              <table:table-cell office:value-type="float" office:value="75.911111">
                <text:p>75.911111</text:p>
              </table:table-cell>
              <table:table-cell office:value-type="float" office:value="73.711111">
                <text:p>73.711111</text:p>
              </table:table-cell>
              <table:table-cell office:value-type="float" office:value="79.8">
                <text:p>79.8</text:p>
              </table:table-cell>
              <table:table-cell office:value-type="float" office:value="80.4">
                <text:p>80.4</text:p>
              </table:table-cell>
              <table:table-cell office:value-type="float" office:value="78.622222">
                <text:p>78.622222</text:p>
              </table:table-cell>
              <table:table-cell office:value-type="float" office:value="82">
                <text:p>82</text:p>
              </table:table-cell>
              <table:table-cell office:value-type="float" office:value="89.422222">
                <text:p>89.422222</text:p>
              </table:table-cell>
              <table:table-cell office:value-type="float" office:value="90.488889">
                <text:p>90.488889</text:p>
              </table:table-cell>
              <table:table-cell office:value-type="float" office:value="87.244444">
                <text:p>87.244444</text:p>
              </table:table-cell>
              <table:table-cell office:value-type="float" office:value="89.777778">
                <text:p>89.777778</text:p>
              </table:table-cell>
              <table:table-cell office:value-type="float" office:value="88.711111">
                <text:p>88.711111</text:p>
              </table:table-cell>
              <table:table-cell office:value-type="float" office:value="81.733333">
                <text:p>81.733333</text:p>
              </table:table-cell>
              <table:table-cell office:value-type="float" office:value="71.422222">
                <text:p>71.422222</text:p>
              </table:table-cell>
              <table:table-cell office:value-type="float" office:value="72.222222">
                <text:p>72.222222</text:p>
              </table:table-cell>
              <table:table-cell office:value-type="float" office:value="90.755556">
                <text:p>90.755556</text:p>
              </table:table-cell>
              <table:table-cell office:value-type="float" office:value="88.311111">
                <text:p>88.311111</text:p>
              </table:table-cell>
              <table:table-cell office:value-type="float" office:value="84.622222">
                <text:p>84.622222</text:p>
              </table:table-cell>
              <table:table-cell office:value-type="float" office:value="88.488889">
                <text:p>88.488889</text:p>
              </table:table-cell>
              <table:table-cell office:value-type="float" office:value="76.644444">
                <text:p>76.644444</text:p>
              </table:table-cell>
              <table:table-cell office:value-type="float" office:value="89.911111">
                <text:p>89.911111</text:p>
              </table:table-cell>
              <table:table-cell office:value-type="float" office:value="86.711111">
                <text:p>86.711111</text:p>
              </table:table-cell>
              <table:table-cell office:value-type="float" office:value="87.6">
                <text:p>87.6</text:p>
              </table:table-cell>
              <table:table-cell office:value-type="float" office:value="87.644444">
                <text:p>87.644444</text:p>
              </table:table-cell>
              <table:table-cell office:value-type="float" office:value="88.355556">
                <text:p>88.355556</text:p>
              </table:table-cell>
              <table:table-cell office:value-type="float" office:value="87.511111">
                <text:p>87.511111</text:p>
              </table:table-cell>
              <table:table-cell office:value-type="float" office:value="90.533333">
                <text:p>90.533333</text:p>
              </table:table-cell>
              <table:table-cell office:value-type="float" office:value="89.511111">
                <text:p>89.511111</text:p>
              </table:table-cell>
              <table:table-cell office:value-type="float" office:value="86.888889">
                <text:p>86.888889</text:p>
              </table:table-cell>
              <table:table-cell office:value-type="float" office:value="88.844444">
                <text:p>88.844444</text:p>
              </table:table-cell>
              <table:table-cell office:value-type="float" office:value="89.288889">
                <text:p>89.288889</text:p>
              </table:table-cell>
              <table:table-cell office:value-type="float" office:value="89.155556">
                <text:p>89.155556</text:p>
              </table:table-cell>
              <table:table-cell office:value-type="float" office:value="88.844444">
                <text:p>88.844444</text:p>
              </table:table-cell>
              <table:table-cell office:value-type="float" office:value="88.8">
                <text:p>88.8</text:p>
              </table:table-cell>
              <table:table-cell office:value-type="float" office:value="88">
                <text:p>88</text:p>
              </table:table-cell>
              <table:table-cell office:value-type="float" office:value="89.2">
                <text:p>89.2</text:p>
              </table:table-cell>
              <table:table-cell office:value-type="float" office:value="88.755556">
                <text:p>88.755556</text:p>
              </table:table-cell>
              <table:table-cell office:value-type="float" office:value="88.088889">
                <text:p>88.088889</text:p>
              </table:table-cell>
              <table:table-cell office:value-type="float" office:value="88.622222">
                <text:p>88.622222</text:p>
              </table:table-cell>
              <table:table-cell office:value-type="float" office:value="89.244444">
                <text:p>89.244444</text:p>
              </table:table-cell>
              <table:table-cell office:value-type="float" office:value="89.288889">
                <text:p>89.288889</text:p>
              </table:table-cell>
              <table:table-cell office:value-type="float" office:value="89.066667">
                <text:p>89.066667</text:p>
              </table:table-cell>
              <table:table-cell office:value-type="float" office:value="88.266667">
                <text:p>88.266667</text:p>
              </table:table-cell>
              <table:table-cell office:value-type="float" office:value="88">
                <text:p>88</text:p>
              </table:table-cell>
              <table:table-cell office:value-type="float" office:value="91.422222">
                <text:p>91.422222</text:p>
              </table:table-cell>
              <table:table-cell office:value-type="float" office:value="89.688889">
                <text:p>89.688889</text:p>
              </table:table-cell>
              <table:table-cell office:value-type="float" office:value="89.733333">
                <text:p>89.733333</text:p>
              </table:table-cell>
              <table:table-cell office:value-type="float" office:value="89.377778">
                <text:p>89.377778</text:p>
              </table:table-cell>
              <table:table-cell office:value-type="float" office:value="89.022222">
                <text:p>89.022222</text:p>
              </table:table-cell>
              <table:table-cell office:value-type="float" office:value="88.977778">
                <text:p>88.977778</text:p>
              </table:table-cell>
              <table:table-cell office:value-type="float" office:value="90.533333">
                <text:p>90.533333</text:p>
              </table:table-cell>
              <table:table-cell office:value-type="float" office:value="87.955556">
                <text:p>87.955556</text:p>
              </table:table-cell>
              <table:table-cell office:value-type="float" office:value="88.977778">
                <text:p>88.977778</text:p>
              </table:table-cell>
              <table:table-cell office:value-type="float" office:value="87.066667">
                <text:p>87.066667</text:p>
              </table:table-cell>
              <table:table-cell office:value-type="float" office:value="88.4">
                <text:p>88.4</text:p>
              </table:table-cell>
              <table:table-cell office:value-type="float" office:value="88.755556">
                <text:p>88.755556</text:p>
              </table:table-cell>
              <table:table-cell office:value-type="float" office:value="88.933333">
                <text:p>88.933333</text:p>
              </table:table-cell>
              <table:table-cell office:value-type="float" office:value="90.488889">
                <text:p>90.488889</text:p>
              </table:table-cell>
              <table:table-cell office:value-type="float" office:value="88.088889">
                <text:p>88.088889</text:p>
              </table:table-cell>
              <table:table-cell office:value-type="float" office:value="88.222222">
                <text:p>88.222222</text:p>
              </table:table-cell>
              <table:table-cell office:value-type="float" office:value="89.6">
                <text:p>89.6</text:p>
              </table:table-cell>
              <table:table-cell office:value-type="float" office:value="89.644444">
                <text:p>89.644444</text:p>
              </table:table-cell>
              <table:table-cell office:value-type="float" office:value="87.422222">
                <text:p>87.422222</text:p>
              </table:table-cell>
              <table:table-cell office:value-type="float" office:value="87.866667">
                <text:p>87.866667</text:p>
              </table:table-cell>
              <table:table-cell office:value-type="float" office:value="89.2">
                <text:p>89.2</text:p>
              </table:table-cell>
              <table:table-cell office:value-type="float" office:value="88.755556">
                <text:p>88.755556</text:p>
              </table:table-cell>
              <table:table-cell office:value-type="float" office:value="88.755556">
                <text:p>88.755556</text:p>
              </table:table-cell>
              <table:table-cell office:value-type="float" office:value="88.4">
                <text:p>88.4</text:p>
              </table:table-cell>
              <table:table-cell office:value-type="float" office:value="89.022222">
                <text:p>89.022222</text:p>
              </table:table-cell>
              <table:table-cell office:value-type="float" office:value="87.911111">
                <text:p>87.911111</text:p>
              </table:table-cell>
              <table:table-cell office:value-type="float" office:value="88.088889">
                <text:p>88.088889</text:p>
              </table:table-cell>
              <table:table-cell office:value-type="float" office:value="89.377778">
                <text:p>89.377778</text:p>
              </table:table-cell>
              <table:table-cell office:value-type="float" office:value="88.844444">
                <text:p>88.844444</text:p>
              </table:table-cell>
              <table:table-cell office:value-type="float" office:value="89.6">
                <text:p>89.6</text:p>
              </table:table-cell>
              <table:table-cell office:value-type="float" office:value="87.644444">
                <text:p>87.644444</text:p>
              </table:table-cell>
              <table:table-cell office:value-type="float" office:value="88.355556">
                <text:p>88.355556</text:p>
              </table:table-cell>
              <table:table-cell office:value-type="float" office:value="88.622222">
                <text:p>88.622222</text:p>
              </table:table-cell>
              <table:table-cell office:value-type="float" office:value="89.733333">
                <text:p>89.733333</text:p>
              </table:table-cell>
              <table:table-cell office:value-type="float" office:value="89.422222">
                <text:p>89.422222</text:p>
              </table:table-cell>
              <table:table-cell office:value-type="float" office:value="89.155556">
                <text:p>89.155556</text:p>
              </table:table-cell>
              <table:table-cell office:value-type="float" office:value="89.777778">
                <text:p>89.777778</text:p>
              </table:table-cell>
              <table:table-cell office:value-type="float" office:value="88.844444">
                <text:p>88.844444</text:p>
              </table:table-cell>
              <table:table-cell office:value-type="float" office:value="89.822222">
                <text:p>89.822222</text:p>
              </table:table-cell>
              <table:table-cell office:value-type="float" office:value="88.933333">
                <text:p>88.933333</text:p>
              </table:table-cell>
              <table:table-cell office:value-type="float" office:value="88.4">
                <text:p>88.4</text:p>
              </table:table-cell>
              <table:table-cell office:value-type="float" office:value="88.8">
                <text:p>88.8</text:p>
              </table:table-cell>
              <table:table-cell office:value-type="float" office:value="88.488889">
                <text:p>88.488889</text:p>
              </table:table-cell>
              <table:table-cell office:value-type="float" office:value="91.422222">
                <text:p>91.422222</text:p>
              </table:table-cell>
              <table:table-cell office:value-type="float" office:value="90.888889">
                <text:p>90.888889</text:p>
              </table:table-cell>
              <table:table-cell office:value-type="float" office:value="89.244444">
                <text:p>89.244444</text:p>
              </table:table-cell>
              <table:table-cell office:value-type="float" office:value="88.755556">
                <text:p>88.755556</text:p>
              </table:table-cell>
              <table:table-cell office:value-type="float" office:value="87.644444">
                <text:p>87.644444</text:p>
              </table:table-cell>
              <table:table-cell office:value-type="float" office:value="89.822222">
                <text:p>89.822222</text:p>
              </table:table-cell>
              <table:table-cell office:value-type="float" office:value="88.711111">
                <text:p>88.711111</text:p>
              </table:table-cell>
              <table:table-cell office:value-type="float" office:value="89.066667">
                <text:p>89.066667</text:p>
              </table:table-cell>
              <table:table-cell office:value-type="float" office:value="88.844444">
                <text:p>88.844444</text:p>
              </table:table-cell>
              <table:table-cell office:value-type="float" office:value="88.577778">
                <text:p>88.577778</text:p>
              </table:table-cell>
              <table:table-cell office:value-type="float" office:value="90.844444">
                <text:p>90.844444</text:p>
              </table:table-cell>
              <table:table-cell office:value-type="float" office:value="87.555556">
                <text:p>87.555556</text:p>
              </table:table-cell>
              <table:table-cell office:value-type="float" office:value="89.955556">
                <text:p>89.955556</text:p>
              </table:table-cell>
              <table:table-cell office:value-type="float" office:value="89.2">
                <text:p>89.2</text:p>
              </table:table-cell>
              <table:table-cell office:value-type="float" office:value="88.177778">
                <text:p>88.177778</text:p>
              </table:table-cell>
              <table:table-cell office:value-type="float" office:value="90.088889">
                <text:p>90.088889</text:p>
              </table:table-cell>
              <table:table-cell office:value-type="float" office:value="90.488889">
                <text:p>90.488889</text:p>
              </table:table-cell>
              <table:table-cell office:value-type="float" office:value="88.755556">
                <text:p>88.755556</text:p>
              </table:table-cell>
              <table:table-cell office:value-type="float" office:value="88.711111">
                <text:p>88.711111</text:p>
              </table:table-cell>
              <table:table-cell office:value-type="float" office:value="87.555556">
                <text:p>87.555556</text:p>
              </table:table-cell>
              <table:table-cell office:value-type="float" office:value="90.355556">
                <text:p>90.355556</text:p>
              </table:table-cell>
              <table:table-cell office:value-type="float" office:value="90.088889">
                <text:p>90.088889</text:p>
              </table:table-cell>
              <table:table-cell office:value-type="float" office:value="87.066667">
                <text:p>87.066667</text:p>
              </table:table-cell>
              <table:table-cell office:value-type="float" office:value="87.022222">
                <text:p>87.022222</text:p>
              </table:table-cell>
              <table:table-cell office:value-type="float" office:value="89.066667">
                <text:p>89.066667</text:p>
              </table:table-cell>
              <table:table-cell office:value-type="float" office:value="88.711111">
                <text:p>88.711111</text:p>
              </table:table-cell>
              <table:table-cell office:value-type="float" office:value="88.755556">
                <text:p>88.755556</text:p>
              </table:table-cell>
              <table:table-cell office:value-type="float" office:value="89.866667">
                <text:p>89.866667</text:p>
              </table:table-cell>
              <table:table-cell office:value-type="float" office:value="88.622222">
                <text:p>88.622222</text:p>
              </table:table-cell>
              <table:table-cell office:value-type="float" office:value="89.022222">
                <text:p>89.022222</text:p>
              </table:table-cell>
              <table:table-cell office:value-type="float" office:value="87.333333">
                <text:p>87.333333</text:p>
              </table:table-cell>
              <table:table-cell office:value-type="float" office:value="88.4">
                <text:p>88.4</text:p>
              </table:table-cell>
              <table:table-cell office:value-type="float" office:value="87.111111">
                <text:p>87.111111</text:p>
              </table:table-cell>
              <table:table-cell office:value-type="float" office:value="86.355556">
                <text:p>86.355556</text:p>
              </table:table-cell>
              <table:table-cell office:value-type="float" office:value="89.333333">
                <text:p>89.333333</text:p>
              </table:table-cell>
              <table:table-cell office:value-type="float" office:value="89.644444">
                <text:p>89.644444</text:p>
              </table:table-cell>
              <table:table-cell office:value-type="float" office:value="87.511111">
                <text:p>87.511111</text:p>
              </table:table-cell>
              <table:table-cell office:value-type="float" office:value="89.155556">
                <text:p>89.155556</text:p>
              </table:table-cell>
              <table:table-cell office:value-type="float" office:value="86.977778">
                <text:p>86.977778</text:p>
              </table:table-cell>
              <table:table-cell office:value-type="float" office:value="87.6">
                <text:p>87.6</text:p>
              </table:table-cell>
              <table:table-cell office:value-type="float" office:value="88.133333">
                <text:p>88.133333</text:p>
              </table:table-cell>
              <table:table-cell office:value-type="float" office:value="89.022222">
                <text:p>89.022222</text:p>
              </table:table-cell>
              <table:table-cell office:value-type="float" office:value="89.155556">
                <text:p>89.155556</text:p>
              </table:table-cell>
              <table:table-cell office:value-type="float" office:value="90.533333">
                <text:p>90.533333</text:p>
              </table:table-cell>
              <table:table-cell office:value-type="float" office:value="89.155556">
                <text:p>89.155556</text:p>
              </table:table-cell>
              <table:table-cell office:value-type="float" office:value="88.711111">
                <text:p>88.711111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</table:table-row>
            <table:table-row>
              <table:table-cell office:value-type="string">
                <text:p>Hebb,unsupervised,not forgetting,multilayer</text:p>
                <draw:g>
                  <svg:desc>Arkusz1.A4:Arkusz1.A4</svg:desc>
                </draw:g>
              </table:table-cell>
              <table:table-cell office:value-type="float" office:value="119.711111">
                <text:p>119.711111</text:p>
                <draw:g>
                  <svg:desc>Arkusz1.B4:Arkusz1.GS4</svg:desc>
                </draw:g>
              </table:table-cell>
              <table:table-cell office:value-type="float" office:value="119.422222">
                <text:p>119.422222</text:p>
              </table:table-cell>
              <table:table-cell office:value-type="float" office:value="118.288889">
                <text:p>118.288889</text:p>
              </table:table-cell>
              <table:table-cell office:value-type="float" office:value="116.266667">
                <text:p>116.266667</text:p>
              </table:table-cell>
              <table:table-cell office:value-type="float" office:value="114.088889">
                <text:p>114.088889</text:p>
              </table:table-cell>
              <table:table-cell office:value-type="float" office:value="116.333333">
                <text:p>116.333333</text:p>
              </table:table-cell>
              <table:table-cell office:value-type="float" office:value="113.911111">
                <text:p>113.911111</text:p>
              </table:table-cell>
              <table:table-cell office:value-type="float" office:value="111.155556">
                <text:p>111.155556</text:p>
              </table:table-cell>
              <table:table-cell office:value-type="float" office:value="110.222222">
                <text:p>110.222222</text:p>
              </table:table-cell>
              <table:table-cell office:value-type="float" office:value="111.644444">
                <text:p>111.644444</text:p>
              </table:table-cell>
              <table:table-cell office:value-type="float" office:value="111.6">
                <text:p>111.6</text:p>
              </table:table-cell>
              <table:table-cell office:value-type="float" office:value="109.866667">
                <text:p>109.866667</text:p>
              </table:table-cell>
              <table:table-cell office:value-type="float" office:value="111.822222">
                <text:p>111.822222</text:p>
              </table:table-cell>
              <table:table-cell office:value-type="float" office:value="109.955556">
                <text:p>109.955556</text:p>
              </table:table-cell>
              <table:table-cell office:value-type="float" office:value="113.022222">
                <text:p>113.022222</text:p>
              </table:table-cell>
              <table:table-cell office:value-type="float" office:value="114.266667">
                <text:p>114.266667</text:p>
              </table:table-cell>
              <table:table-cell office:value-type="float" office:value="111.866667">
                <text:p>111.866667</text:p>
              </table:table-cell>
              <table:table-cell office:value-type="float" office:value="112.511111">
                <text:p>112.511111</text:p>
              </table:table-cell>
              <table:table-cell office:value-type="float" office:value="112.866667">
                <text:p>112.866667</text:p>
              </table:table-cell>
              <table:table-cell office:value-type="float" office:value="111.022222">
                <text:p>111.022222</text:p>
              </table:table-cell>
              <table:table-cell office:value-type="float" office:value="112.422222">
                <text:p>112.422222</text:p>
              </table:table-cell>
              <table:table-cell office:value-type="float" office:value="109.888889">
                <text:p>109.888889</text:p>
              </table:table-cell>
              <table:table-cell office:value-type="float" office:value="109.4">
                <text:p>109.4</text:p>
              </table:table-cell>
              <table:table-cell office:value-type="float" office:value="102.488889">
                <text:p>102.488889</text:p>
              </table:table-cell>
              <table:table-cell office:value-type="float" office:value="98.6">
                <text:p>98.6</text:p>
              </table:table-cell>
              <table:table-cell office:value-type="float" office:value="94.111111">
                <text:p>94.111111</text:p>
              </table:table-cell>
              <table:table-cell office:value-type="float" office:value="91.733333">
                <text:p>91.733333</text:p>
              </table:table-cell>
              <table:table-cell office:value-type="float" office:value="89.044444">
                <text:p>89.044444</text:p>
              </table:table-cell>
              <table:table-cell office:value-type="float" office:value="87.511111">
                <text:p>87.511111</text:p>
              </table:table-cell>
              <table:table-cell office:value-type="float" office:value="83.8">
                <text:p>83.8</text:p>
              </table:table-cell>
              <table:table-cell office:value-type="float" office:value="79.755556">
                <text:p>79.755556</text:p>
              </table:table-cell>
              <table:table-cell office:value-type="float" office:value="77.755556">
                <text:p>77.755556</text:p>
              </table:table-cell>
              <table:table-cell office:value-type="float" office:value="75.266667">
                <text:p>75.266667</text:p>
              </table:table-cell>
              <table:table-cell office:value-type="float" office:value="73.777778">
                <text:p>73.777778</text:p>
              </table:table-cell>
              <table:table-cell office:value-type="float" office:value="71.866667">
                <text:p>71.866667</text:p>
              </table:table-cell>
              <table:table-cell office:value-type="float" office:value="71.333333">
                <text:p>71.333333</text:p>
              </table:table-cell>
              <table:table-cell office:value-type="float" office:value="69.755556">
                <text:p>69.755556</text:p>
              </table:table-cell>
              <table:table-cell office:value-type="float" office:value="69.311111">
                <text:p>69.311111</text:p>
              </table:table-cell>
              <table:table-cell office:value-type="float" office:value="68.244444">
                <text:p>68.244444</text:p>
              </table:table-cell>
              <table:table-cell office:value-type="float" office:value="66.933333">
                <text:p>66.933333</text:p>
              </table:table-cell>
              <table:table-cell office:value-type="float" office:value="66.333333">
                <text:p>66.333333</text:p>
              </table:table-cell>
              <table:table-cell office:value-type="float" office:value="64.977778">
                <text:p>64.977778</text:p>
              </table:table-cell>
              <table:table-cell office:value-type="float" office:value="64.733333">
                <text:p>64.733333</text:p>
              </table:table-cell>
              <table:table-cell office:value-type="float" office:value="64.111111">
                <text:p>64.111111</text:p>
              </table:table-cell>
              <table:table-cell office:value-type="float" office:value="63.288889">
                <text:p>63.288889</text:p>
              </table:table-cell>
              <table:table-cell office:value-type="float" office:value="63.311111">
                <text:p>63.311111</text:p>
              </table:table-cell>
              <table:table-cell office:value-type="float" office:value="62.755556">
                <text:p>62.755556</text:p>
              </table:table-cell>
              <table:table-cell office:value-type="float" office:value="62.222222">
                <text:p>62.222222</text:p>
              </table:table-cell>
              <table:table-cell office:value-type="float" office:value="61.866667">
                <text:p>61.866667</text:p>
              </table:table-cell>
              <table:table-cell office:value-type="float" office:value="61.977778">
                <text:p>61.977778</text:p>
              </table:table-cell>
              <table:table-cell office:value-type="float" office:value="61.133333">
                <text:p>61.133333</text:p>
              </table:table-cell>
              <table:table-cell office:value-type="float" office:value="61.044444">
                <text:p>61.044444</text:p>
              </table:table-cell>
              <table:table-cell office:value-type="float" office:value="60.377778">
                <text:p>60.377778</text:p>
              </table:table-cell>
              <table:table-cell office:value-type="float" office:value="60.133333">
                <text:p>60.133333</text:p>
              </table:table-cell>
              <table:table-cell office:value-type="float" office:value="59.533333">
                <text:p>59.533333</text:p>
              </table:table-cell>
              <table:table-cell office:value-type="float" office:value="59.377778">
                <text:p>59.377778</text:p>
              </table:table-cell>
              <table:table-cell office:value-type="float" office:value="58.6">
                <text:p>58.6</text:p>
              </table:table-cell>
              <table:table-cell office:value-type="float" office:value="58.377778">
                <text:p>58.377778</text:p>
              </table:table-cell>
              <table:table-cell office:value-type="float" office:value="57.911111">
                <text:p>57.911111</text:p>
              </table:table-cell>
              <table:table-cell office:value-type="float" office:value="57.288889">
                <text:p>57.288889</text:p>
              </table:table-cell>
              <table:table-cell office:value-type="float" office:value="56.2">
                <text:p>56.2</text:p>
              </table:table-cell>
              <table:table-cell office:value-type="float" office:value="56.111111">
                <text:p>56.111111</text:p>
              </table:table-cell>
              <table:table-cell office:value-type="float" office:value="55.066667">
                <text:p>55.066667</text:p>
              </table:table-cell>
              <table:table-cell office:value-type="float" office:value="55.555556">
                <text:p>55.555556</text:p>
              </table:table-cell>
              <table:table-cell office:value-type="float" office:value="53.711111">
                <text:p>53.711111</text:p>
              </table:table-cell>
              <table:table-cell office:value-type="float" office:value="54.2">
                <text:p>54.2</text:p>
              </table:table-cell>
              <table:table-cell office:value-type="float" office:value="53.088889">
                <text:p>53.088889</text:p>
              </table:table-cell>
              <table:table-cell office:value-type="float" office:value="52.066667">
                <text:p>52.066667</text:p>
              </table:table-cell>
              <table:table-cell office:value-type="float" office:value="52.222222">
                <text:p>52.222222</text:p>
              </table:table-cell>
              <table:table-cell office:value-type="float" office:value="51.288889">
                <text:p>51.288889</text:p>
              </table:table-cell>
              <table:table-cell office:value-type="float" office:value="50.666667">
                <text:p>50.666667</text:p>
              </table:table-cell>
              <table:table-cell office:value-type="float" office:value="50.333333">
                <text:p>50.333333</text:p>
              </table:table-cell>
              <table:table-cell office:value-type="float" office:value="49.977778">
                <text:p>49.977778</text:p>
              </table:table-cell>
              <table:table-cell office:value-type="float" office:value="48.955556">
                <text:p>48.955556</text:p>
              </table:table-cell>
              <table:table-cell office:value-type="float" office:value="49.444444">
                <text:p>49.444444</text:p>
              </table:table-cell>
              <table:table-cell office:value-type="float" office:value="47.977778">
                <text:p>47.977778</text:p>
              </table:table-cell>
              <table:table-cell office:value-type="float" office:value="47.977778">
                <text:p>47.977778</text:p>
              </table:table-cell>
              <table:table-cell office:value-type="float" office:value="46.844444">
                <text:p>46.844444</text:p>
              </table:table-cell>
              <table:table-cell office:value-type="float" office:value="47.044444">
                <text:p>47.044444</text:p>
              </table:table-cell>
              <table:table-cell office:value-type="float" office:value="45.911111">
                <text:p>45.911111</text:p>
              </table:table-cell>
              <table:table-cell office:value-type="float" office:value="45.644444">
                <text:p>45.644444</text:p>
              </table:table-cell>
              <table:table-cell office:value-type="float" office:value="45.555556">
                <text:p>45.555556</text:p>
              </table:table-cell>
              <table:table-cell office:value-type="float" office:value="44.244444">
                <text:p>44.244444</text:p>
              </table:table-cell>
              <table:table-cell office:value-type="float" office:value="43.666667">
                <text:p>43.666667</text:p>
              </table:table-cell>
              <table:table-cell office:value-type="float" office:value="44.6">
                <text:p>44.6</text:p>
              </table:table-cell>
              <table:table-cell office:value-type="float" office:value="44.755556">
                <text:p>44.755556</text:p>
              </table:table-cell>
              <table:table-cell office:value-type="float" office:value="43.822222">
                <text:p>43.822222</text:p>
              </table:table-cell>
              <table:table-cell office:value-type="float" office:value="45.311111">
                <text:p>45.311111</text:p>
              </table:table-cell>
              <table:table-cell office:value-type="float" office:value="45.177778">
                <text:p>45.177778</text:p>
              </table:table-cell>
              <table:table-cell office:value-type="float" office:value="44.133333">
                <text:p>44.133333</text:p>
              </table:table-cell>
              <table:table-cell office:value-type="float" office:value="44.888889">
                <text:p>44.888889</text:p>
              </table:table-cell>
              <table:table-cell office:value-type="float" office:value="44.177778">
                <text:p>44.177778</text:p>
              </table:table-cell>
              <table:table-cell office:value-type="float" office:value="45.422222">
                <text:p>45.422222</text:p>
              </table:table-cell>
              <table:table-cell office:value-type="float" office:value="44.177778">
                <text:p>44.177778</text:p>
              </table:table-cell>
              <table:table-cell office:value-type="float" office:value="44.266667">
                <text:p>44.266667</text:p>
              </table:table-cell>
              <table:table-cell office:value-type="float" office:value="44.333333">
                <text:p>44.333333</text:p>
              </table:table-cell>
              <table:table-cell office:value-type="float" office:value="44.933333">
                <text:p>44.933333</text:p>
              </table:table-cell>
              <table:table-cell office:value-type="float" office:value="44.022222">
                <text:p>44.022222</text:p>
              </table:table-cell>
              <table:table-cell office:value-type="float" office:value="44.755556">
                <text:p>44.755556</text:p>
              </table:table-cell>
              <table:table-cell office:value-type="float" office:value="44.422222">
                <text:p>44.422222</text:p>
              </table:table-cell>
              <table:table-cell office:value-type="float" office:value="44.422222">
                <text:p>44.422222</text:p>
              </table:table-cell>
              <table:table-cell office:value-type="float" office:value="43.355556">
                <text:p>43.355556</text:p>
              </table:table-cell>
              <table:table-cell office:value-type="float" office:value="43.955556">
                <text:p>43.955556</text:p>
              </table:table-cell>
              <table:table-cell office:value-type="float" office:value="44.933333">
                <text:p>44.933333</text:p>
              </table:table-cell>
              <table:table-cell office:value-type="float" office:value="44.222222">
                <text:p>44.222222</text:p>
              </table:table-cell>
              <table:table-cell office:value-type="float" office:value="43.555556">
                <text:p>43.555556</text:p>
              </table:table-cell>
              <table:table-cell office:value-type="float" office:value="45.422222">
                <text:p>45.422222</text:p>
              </table:table-cell>
              <table:table-cell office:value-type="float" office:value="43.244444">
                <text:p>43.244444</text:p>
              </table:table-cell>
              <table:table-cell office:value-type="float" office:value="44.533333">
                <text:p>44.533333</text:p>
              </table:table-cell>
              <table:table-cell office:value-type="float" office:value="44.466667">
                <text:p>44.466667</text:p>
              </table:table-cell>
              <table:table-cell office:value-type="float" office:value="44.777778">
                <text:p>44.777778</text:p>
              </table:table-cell>
              <table:table-cell office:value-type="float" office:value="44.755556">
                <text:p>44.755556</text:p>
              </table:table-cell>
              <table:table-cell office:value-type="float" office:value="43.777778">
                <text:p>43.777778</text:p>
              </table:table-cell>
              <table:table-cell office:value-type="float" office:value="43.533333">
                <text:p>43.533333</text:p>
              </table:table-cell>
              <table:table-cell office:value-type="float" office:value="44.666667">
                <text:p>44.666667</text:p>
              </table:table-cell>
              <table:table-cell office:value-type="float" office:value="44.288889">
                <text:p>44.288889</text:p>
              </table:table-cell>
              <table:table-cell office:value-type="float" office:value="44.066667">
                <text:p>44.066667</text:p>
              </table:table-cell>
              <table:table-cell office:value-type="float" office:value="43.844444">
                <text:p>43.844444</text:p>
              </table:table-cell>
              <table:table-cell office:value-type="float" office:value="44.711111">
                <text:p>44.711111</text:p>
              </table:table-cell>
              <table:table-cell office:value-type="float" office:value="44.533333">
                <text:p>44.533333</text:p>
              </table:table-cell>
              <table:table-cell office:value-type="float" office:value="44.177778">
                <text:p>44.177778</text:p>
              </table:table-cell>
              <table:table-cell office:value-type="float" office:value="44.422222">
                <text:p>44.422222</text:p>
              </table:table-cell>
              <table:table-cell office:value-type="float" office:value="44.4">
                <text:p>44.4</text:p>
              </table:table-cell>
              <table:table-cell office:value-type="float" office:value="44.155556">
                <text:p>44.155556</text:p>
              </table:table-cell>
              <table:table-cell office:value-type="float" office:value="44.733333">
                <text:p>44.733333</text:p>
              </table:table-cell>
              <table:table-cell office:value-type="float" office:value="43.8">
                <text:p>43.8</text:p>
              </table:table-cell>
              <table:table-cell office:value-type="float" office:value="44.755556">
                <text:p>44.755556</text:p>
              </table:table-cell>
              <table:table-cell office:value-type="float" office:value="43.8">
                <text:p>43.8</text:p>
              </table:table-cell>
              <table:table-cell office:value-type="float" office:value="43.777778">
                <text:p>43.777778</text:p>
              </table:table-cell>
              <table:table-cell office:value-type="float" office:value="45.288889">
                <text:p>45.288889</text:p>
              </table:table-cell>
              <table:table-cell office:value-type="float" office:value="44.2">
                <text:p>44.2</text:p>
              </table:table-cell>
              <table:table-cell office:value-type="float" office:value="44.755556">
                <text:p>44.755556</text:p>
              </table:table-cell>
              <table:table-cell office:value-type="float" office:value="45.711111">
                <text:p>45.711111</text:p>
              </table:table-cell>
              <table:table-cell office:value-type="float" office:value="44.911111">
                <text:p>44.911111</text:p>
              </table:table-cell>
              <table:table-cell office:value-type="float" office:value="44.666667">
                <text:p>44.666667</text:p>
              </table:table-cell>
              <table:table-cell office:value-type="float" office:value="44.133333">
                <text:p>44.133333</text:p>
              </table:table-cell>
              <table:table-cell office:value-type="float" office:value="43.8">
                <text:p>43.8</text:p>
              </table:table-cell>
              <table:table-cell office:value-type="float" office:value="44.555556">
                <text:p>44.555556</text:p>
              </table:table-cell>
              <table:table-cell office:value-type="float" office:value="43.977778">
                <text:p>43.977778</text:p>
              </table:table-cell>
              <table:table-cell office:value-type="float" office:value="44.577778">
                <text:p>44.577778</text:p>
              </table:table-cell>
              <table:table-cell office:value-type="float" office:value="44.111111">
                <text:p>44.111111</text:p>
              </table:table-cell>
              <table:table-cell office:value-type="float" office:value="44.644444">
                <text:p>44.644444</text:p>
              </table:table-cell>
              <table:table-cell office:value-type="float" office:value="45.066667">
                <text:p>45.066667</text:p>
              </table:table-cell>
              <table:table-cell office:value-type="float" office:value="44.444444">
                <text:p>44.444444</text:p>
              </table:table-cell>
              <table:table-cell office:value-type="float" office:value="44.955556">
                <text:p>44.955556</text:p>
              </table:table-cell>
              <table:table-cell office:value-type="float" office:value="44.266667">
                <text:p>44.266667</text:p>
              </table:table-cell>
              <table:table-cell office:value-type="float" office:value="44.622222">
                <text:p>44.622222</text:p>
              </table:table-cell>
              <table:table-cell office:value-type="float" office:value="44.088889">
                <text:p>44.088889</text:p>
              </table:table-cell>
              <table:table-cell office:value-type="float" office:value="44.155556">
                <text:p>44.155556</text:p>
              </table:table-cell>
              <table:table-cell office:value-type="float" office:value="43.8">
                <text:p>43.8</text:p>
              </table:table-cell>
              <table:table-cell office:value-type="float" office:value="45.022222">
                <text:p>45.022222</text:p>
              </table:table-cell>
              <table:table-cell office:value-type="float" office:value="44.622222">
                <text:p>44.622222</text:p>
              </table:table-cell>
              <table:table-cell office:value-type="float" office:value="44.133333">
                <text:p>44.133333</text:p>
              </table:table-cell>
              <table:table-cell office:value-type="float" office:value="44.088889">
                <text:p>44.088889</text:p>
              </table:table-cell>
              <table:table-cell office:value-type="float" office:value="44.466667">
                <text:p>44.466667</text:p>
              </table:table-cell>
              <table:table-cell office:value-type="float" office:value="44.466667">
                <text:p>44.466667</text:p>
              </table:table-cell>
              <table:table-cell office:value-type="float" office:value="43.955556">
                <text:p>43.955556</text:p>
              </table:table-cell>
              <table:table-cell office:value-type="float" office:value="45.111111">
                <text:p>45.111111</text:p>
              </table:table-cell>
              <table:table-cell office:value-type="float" office:value="44.066667">
                <text:p>44.066667</text:p>
              </table:table-cell>
              <table:table-cell office:value-type="float" office:value="42.4">
                <text:p>42.4</text:p>
              </table:table-cell>
              <table:table-cell office:value-type="float" office:value="39.622222">
                <text:p>39.622222</text:p>
              </table:table-cell>
              <table:table-cell office:value-type="float" office:value="38.777778">
                <text:p>38.777778</text:p>
              </table:table-cell>
              <table:table-cell office:value-type="float" office:value="36.444444">
                <text:p>36.444444</text:p>
              </table:table-cell>
              <table:table-cell office:value-type="float" office:value="35.288889">
                <text:p>35.288889</text:p>
              </table:table-cell>
              <table:table-cell office:value-type="float" office:value="34.8">
                <text:p>34.8</text:p>
              </table:table-cell>
              <table:table-cell office:value-type="float" office:value="32.377778">
                <text:p>32.377778</text:p>
              </table:table-cell>
              <table:table-cell office:value-type="float" office:value="31.777778">
                <text:p>31.777778</text:p>
              </table:table-cell>
              <table:table-cell office:value-type="float" office:value="31.244444">
                <text:p>31.244444</text:p>
              </table:table-cell>
              <table:table-cell office:value-type="float" office:value="29.711111">
                <text:p>29.711111</text:p>
              </table:table-cell>
              <table:table-cell office:value-type="float" office:value="29.8">
                <text:p>29.8</text:p>
              </table:table-cell>
              <table:table-cell office:value-type="float" office:value="28.8">
                <text:p>28.8</text:p>
              </table:table-cell>
              <table:table-cell office:value-type="float" office:value="29.088889">
                <text:p>29.088889</text:p>
              </table:table-cell>
              <table:table-cell office:value-type="float" office:value="27.2">
                <text:p>27.2</text:p>
              </table:table-cell>
              <table:table-cell office:value-type="float" office:value="25.755556">
                <text:p>25.755556</text:p>
              </table:table-cell>
              <table:table-cell office:value-type="float" office:value="27.333333">
                <text:p>27.333333</text:p>
              </table:table-cell>
              <table:table-cell office:value-type="float" office:value="26.022222">
                <text:p>26.022222</text:p>
              </table:table-cell>
              <table:table-cell office:value-type="float" office:value="24.933333">
                <text:p>24.933333</text:p>
              </table:table-cell>
              <table:table-cell office:value-type="float" office:value="25.711111">
                <text:p>25.711111</text:p>
              </table:table-cell>
              <table:table-cell office:value-type="float" office:value="25.311111">
                <text:p>25.311111</text:p>
              </table:table-cell>
              <table:table-cell office:value-type="float" office:value="25.377778">
                <text:p>25.377778</text:p>
              </table:table-cell>
              <table:table-cell office:value-type="float" office:value="24.311111">
                <text:p>24.311111</text:p>
              </table:table-cell>
              <table:table-cell office:value-type="float" office:value="24.066667">
                <text:p>24.066667</text:p>
              </table:table-cell>
              <table:table-cell office:value-type="float" office:value="22.533333">
                <text:p>22.533333</text:p>
              </table:table-cell>
              <table:table-cell office:value-type="float" office:value="23.488889">
                <text:p>23.488889</text:p>
              </table:table-cell>
              <table:table-cell office:value-type="float" office:value="22.066667">
                <text:p>22.066667</text:p>
              </table:table-cell>
              <table:table-cell office:value-type="float" office:value="23">
                <text:p>23</text:p>
              </table:table-cell>
              <table:table-cell office:value-type="float" office:value="22.866667">
                <text:p>22.866667</text:p>
              </table:table-cell>
              <table:table-cell office:value-type="float" office:value="22.666667">
                <text:p>22.666667</text:p>
              </table:table-cell>
              <table:table-cell office:value-type="float" office:value="24.022222">
                <text:p>24.022222</text:p>
              </table:table-cell>
              <table:table-cell office:value-type="float" office:value="24.555556">
                <text:p>24.555556</text:p>
              </table:table-cell>
              <table:table-cell office:value-type="float" office:value="24.577778">
                <text:p>24.577778</text:p>
              </table:table-cell>
              <table:table-cell office:value-type="float" office:value="23.711111">
                <text:p>23.711111</text:p>
              </table:table-cell>
              <table:table-cell office:value-type="float" office:value="24.466667">
                <text:p>24.466667</text:p>
              </table:table-cell>
              <table:table-cell office:value-type="float" office:value="23.488889">
                <text:p>23.488889</text:p>
              </table:table-cell>
              <table:table-cell office:value-type="float" office:value="24.222222">
                <text:p>24.222222</text:p>
              </table:table-cell>
              <table:table-cell office:value-type="float" office:value="25.288889">
                <text:p>25.288889</text:p>
              </table:table-cell>
              <table:table-cell office:value-type="float" office:value="24.355556">
                <text:p>24.355556</text:p>
              </table:table-cell>
              <table:table-cell office:value-type="float" office:value="25.088889">
                <text:p>25.088889</text:p>
              </table:table-cell>
              <table:table-cell office:value-type="float" office:value="25.111111">
                <text:p>25.11111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ji,unsupervised,multilayer</text:p>
                <draw:g>
                  <svg:desc>Arkusz1.A5:Arkusz1.A5</svg:desc>
                </draw:g>
              </table:table-cell>
              <table:table-cell office:value-type="float" office:value="68.577778">
                <text:p>68.577778</text:p>
                <draw:g>
                  <svg:desc>Arkusz1.B5:Arkusz1.GS5</svg:desc>
                </draw:g>
              </table:table-cell>
              <table:table-cell office:value-type="float" office:value="66.688889">
                <text:p>66.688889</text:p>
              </table:table-cell>
              <table:table-cell office:value-type="float" office:value="63.533333">
                <text:p>63.533333</text:p>
              </table:table-cell>
              <table:table-cell office:value-type="float" office:value="61.6">
                <text:p>61.6</text:p>
              </table:table-cell>
              <table:table-cell office:value-type="float" office:value="59">
                <text:p>59</text:p>
              </table:table-cell>
              <table:table-cell office:value-type="float" office:value="56.8">
                <text:p>56.8</text:p>
              </table:table-cell>
              <table:table-cell office:value-type="float" office:value="56.688889">
                <text:p>56.688889</text:p>
              </table:table-cell>
              <table:table-cell office:value-type="float" office:value="53.666667">
                <text:p>53.666667</text:p>
              </table:table-cell>
              <table:table-cell office:value-type="float" office:value="52.644444">
                <text:p>52.644444</text:p>
              </table:table-cell>
              <table:table-cell office:value-type="float" office:value="50.244444">
                <text:p>50.244444</text:p>
              </table:table-cell>
              <table:table-cell office:value-type="float" office:value="49.088889">
                <text:p>49.088889</text:p>
              </table:table-cell>
              <table:table-cell office:value-type="float" office:value="47.377778">
                <text:p>47.377778</text:p>
              </table:table-cell>
              <table:table-cell office:value-type="float" office:value="46.6">
                <text:p>46.6</text:p>
              </table:table-cell>
              <table:table-cell office:value-type="float" office:value="45.444444">
                <text:p>45.444444</text:p>
              </table:table-cell>
              <table:table-cell office:value-type="float" office:value="45.288889">
                <text:p>45.288889</text:p>
              </table:table-cell>
              <table:table-cell office:value-type="float" office:value="45.133333">
                <text:p>45.133333</text:p>
              </table:table-cell>
              <table:table-cell office:value-type="float" office:value="44.666667">
                <text:p>44.666667</text:p>
              </table:table-cell>
              <table:table-cell office:value-type="float" office:value="44">
                <text:p>44</text:p>
              </table:table-cell>
              <table:table-cell office:value-type="float" office:value="44.244444">
                <text:p>44.244444</text:p>
              </table:table-cell>
              <table:table-cell office:value-type="float" office:value="44.155556">
                <text:p>44.155556</text:p>
              </table:table-cell>
              <table:table-cell office:value-type="float" office:value="45.466667">
                <text:p>45.466667</text:p>
              </table:table-cell>
              <table:table-cell office:value-type="float" office:value="44.977778">
                <text:p>44.977778</text:p>
              </table:table-cell>
              <table:table-cell office:value-type="float" office:value="43.866667">
                <text:p>43.866667</text:p>
              </table:table-cell>
              <table:table-cell office:value-type="float" office:value="44.622222">
                <text:p>44.622222</text:p>
              </table:table-cell>
              <table:table-cell office:value-type="float" office:value="43.933333">
                <text:p>43.933333</text:p>
              </table:table-cell>
              <table:table-cell office:value-type="float" office:value="44.911111">
                <text:p>44.911111</text:p>
              </table:table-cell>
              <table:table-cell office:value-type="float" office:value="43.822222">
                <text:p>43.822222</text:p>
              </table:table-cell>
              <table:table-cell office:value-type="float" office:value="43.955556">
                <text:p>43.955556</text:p>
              </table:table-cell>
              <table:table-cell office:value-type="float" office:value="43.977778">
                <text:p>43.977778</text:p>
              </table:table-cell>
              <table:table-cell office:value-type="float" office:value="43.6">
                <text:p>43.6</text:p>
              </table:table-cell>
              <table:table-cell office:value-type="float" office:value="44.577778">
                <text:p>44.577778</text:p>
              </table:table-cell>
              <table:table-cell office:value-type="float" office:value="44.244444">
                <text:p>44.244444</text:p>
              </table:table-cell>
              <table:table-cell office:value-type="float" office:value="44.244444">
                <text:p>44.244444</text:p>
              </table:table-cell>
              <table:table-cell office:value-type="float" office:value="46">
                <text:p>46</text:p>
              </table:table-cell>
              <table:table-cell office:value-type="float" office:value="50.977778">
                <text:p>50.977778</text:p>
              </table:table-cell>
              <table:table-cell office:value-type="float" office:value="56.177778">
                <text:p>56.177778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</table:table-row>
            <table:table-row>
              <table:table-cell office:value-type="string">
                <text:p>Oji,supervised,multilayer</text:p>
                <draw:g>
                  <svg:desc>Arkusz1.A6:Arkusz1.A6</svg:desc>
                </draw:g>
              </table:table-cell>
              <table:table-cell office:value-type="float" office:value="80.311111">
                <text:p>80.311111</text:p>
                <draw:g>
                  <svg:desc>Arkusz1.B6:Arkusz1.GS6</svg:desc>
                </draw:g>
              </table:table-cell>
              <table:table-cell office:value-type="float" office:value="79.022222">
                <text:p>79.022222</text:p>
              </table:table-cell>
              <table:table-cell office:value-type="float" office:value="76.355556">
                <text:p>76.355556</text:p>
              </table:table-cell>
              <table:table-cell office:value-type="float" office:value="75.444444">
                <text:p>75.444444</text:p>
              </table:table-cell>
              <table:table-cell office:value-type="float" office:value="74.577778">
                <text:p>74.577778</text:p>
              </table:table-cell>
              <table:table-cell office:value-type="float" office:value="74.244444">
                <text:p>74.244444</text:p>
              </table:table-cell>
              <table:table-cell office:value-type="float" office:value="75.044444">
                <text:p>75.044444</text:p>
              </table:table-cell>
              <table:table-cell office:value-type="float" office:value="75.888889">
                <text:p>75.888889</text:p>
              </table:table-cell>
              <table:table-cell office:value-type="float" office:value="77.955556">
                <text:p>77.955556</text:p>
              </table:table-cell>
              <table:table-cell office:value-type="float" office:value="77.355556">
                <text:p>77.355556</text:p>
              </table:table-cell>
              <table:table-cell office:value-type="float" office:value="82.266667">
                <text:p>82.266667</text:p>
              </table:table-cell>
              <table:table-cell office:value-type="float" office:value="84.911111">
                <text:p>84.911111</text:p>
              </table:table-cell>
              <table:table-cell office:value-type="float" office:value="86.311111">
                <text:p>86.311111</text:p>
              </table:table-cell>
              <table:table-cell office:value-type="float" office:value="88.955556">
                <text:p>88.955556</text:p>
              </table:table-cell>
              <table:table-cell office:value-type="float" office:value="91.733333">
                <text:p>91.733333</text:p>
              </table:table-cell>
              <table:table-cell office:value-type="float" office:value="95.733333">
                <text:p>95.733333</text:p>
              </table:table-cell>
              <table:table-cell office:value-type="float" office:value="97.644444">
                <text:p>97.644444</text:p>
              </table:table-cell>
              <table:table-cell office:value-type="float" office:value="99.755556">
                <text:p>99.755556</text:p>
              </table:table-cell>
              <table:table-cell office:value-type="float" office:value="100.866667">
                <text:p>100.866667</text:p>
              </table:table-cell>
              <table:table-cell office:value-type="float" office:value="101.022222">
                <text:p>101.022222</text:p>
              </table:table-cell>
              <table:table-cell office:value-type="float" office:value="92.8">
                <text:p>92.8</text:p>
              </table:table-cell>
              <table:table-cell office:value-type="float" office:value="80.422222">
                <text:p>80.422222</text:p>
              </table:table-cell>
              <table:table-cell office:value-type="float" office:value="69.6">
                <text:p>69.6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088889">
                <text:p>66.088889</text:p>
              </table:table-cell>
              <table:table-cell office:value-type="float" office:value="65.266667">
                <text:p>65.266667</text:p>
              </table:table-cell>
              <table:table-cell office:value-type="float" office:value="65.022222">
                <text:p>65.022222</text:p>
              </table:table-cell>
              <table:table-cell office:value-type="float" office:value="64.044444">
                <text:p>64.044444</text:p>
              </table:table-cell>
              <table:table-cell office:value-type="float" office:value="64.977778">
                <text:p>64.977778</text:p>
              </table:table-cell>
              <table:table-cell office:value-type="float" office:value="66">
                <text:p>66</text:p>
              </table:table-cell>
              <table:table-cell office:value-type="float" office:value="66.4">
                <text:p>66.4</text:p>
              </table:table-cell>
              <table:table-cell office:value-type="float" office:value="65.777778">
                <text:p>65.777778</text:p>
              </table:table-cell>
              <table:table-cell office:value-type="float" office:value="66.488889">
                <text:p>66.488889</text:p>
              </table:table-cell>
              <table:table-cell office:value-type="float" office:value="66.288889">
                <text:p>66.288889</text:p>
              </table:table-cell>
              <table:table-cell office:value-type="float" office:value="66.155556">
                <text:p>66.155556</text:p>
              </table:table-cell>
              <table:table-cell office:value-type="float" office:value="65.955556">
                <text:p>65.955556</text:p>
              </table:table-cell>
              <table:table-cell office:value-type="float" office:value="65.666667">
                <text:p>65.666667</text:p>
              </table:table-cell>
              <table:table-cell office:value-type="float" office:value="66.266667">
                <text:p>66.266667</text:p>
              </table:table-cell>
              <table:table-cell office:value-type="float" office:value="66.511111">
                <text:p>66.511111</text:p>
              </table:table-cell>
              <table:table-cell office:value-type="float" office:value="65.288889">
                <text:p>65.288889</text:p>
              </table:table-cell>
              <table:table-cell office:value-type="float" office:value="64.622222">
                <text:p>64.622222</text:p>
              </table:table-cell>
              <table:table-cell office:value-type="float" office:value="64.577778">
                <text:p>64.577778</text:p>
              </table:table-cell>
              <table:table-cell office:value-type="float" office:value="64.466667">
                <text:p>64.4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22222">
                <text:p>66.622222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511111">
                <text:p>66.511111</text:p>
              </table:table-cell>
              <table:table-cell office:value-type="float" office:value="66.444444">
                <text:p>66.444444</text:p>
              </table:table-cell>
              <table:table-cell office:value-type="float" office:value="64.933333">
                <text:p>64.933333</text:p>
              </table:table-cell>
              <table:table-cell office:value-type="float" office:value="63.688889">
                <text:p>63.688889</text:p>
              </table:table-cell>
              <table:table-cell office:value-type="float" office:value="63.266667">
                <text:p>63.266667</text:p>
              </table:table-cell>
              <table:table-cell office:value-type="float" office:value="62.355556">
                <text:p>62.355556</text:p>
              </table:table-cell>
              <table:table-cell office:value-type="float" office:value="61.577778">
                <text:p>61.577778</text:p>
              </table:table-cell>
              <table:table-cell office:value-type="float" office:value="61.666667">
                <text:p>61.666667</text:p>
              </table:table-cell>
              <table:table-cell office:value-type="float" office:value="62.444444">
                <text:p>62.444444</text:p>
              </table:table-cell>
              <table:table-cell office:value-type="float" office:value="59.844444">
                <text:p>59.844444</text:p>
              </table:table-cell>
              <table:table-cell office:value-type="float" office:value="61.444444">
                <text:p>61.444444</text:p>
              </table:table-cell>
            </table:table-row>
            <table:table-row>
              <table:table-cell office:value-type="string">
                <text:p>Hebb,unsupervised,forgetting,unilayer</text:p>
                <draw:g>
                  <svg:desc>Arkusz1.A7:Arkusz1.A7</svg:desc>
                </draw:g>
              </table:table-cell>
              <table:table-cell office:value-type="float" office:value="47.977778">
                <text:p>47.977778</text:p>
                <draw:g>
                  <svg:desc>Arkusz1.B7:Arkusz1.GS7</svg:desc>
                </draw:g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8:Arkusz1.A8</svg:desc>
                </draw:g>
              </table:table-cell>
              <table:table-cell office:value-type="float" office:value="66.666667">
                <text:p>66.666667</text:p>
                <draw:g>
                  <svg:desc>Arkusz1.B8:Arkusz1.GS8</svg:desc>
                </draw:g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  <table:table-cell office:value-type="float" office:value="66.666667">
                <text:p>66.666667</text:p>
              </table:table-cell>
            </table:table-row>
            <table:table-row>
              <table:table-cell office:value-type="string">
                <text:p>Hebb,supervised,forgetting,unilayer</text:p>
                <draw:g>
                  <svg:desc>Arkusz1.A9:Arkusz1.A9</svg:desc>
                </draw:g>
              </table:table-cell>
              <table:table-cell office:value-type="float" office:value="22.977778">
                <text:p>22.977778</text:p>
                <draw:g>
                  <svg:desc>Arkusz1.B9:Arkusz1.GS9</svg:desc>
                </draw:g>
              </table:table-cell>
              <table:table-cell office:value-type="float" office:value="55.8">
                <text:p>55.8</text:p>
              </table:table-cell>
              <table:table-cell office:value-type="float" office:value="57.533333">
                <text:p>57.533333</text:p>
              </table:table-cell>
              <table:table-cell office:value-type="float" office:value="22.933333">
                <text:p>22.933333</text:p>
              </table:table-cell>
              <table:table-cell office:value-type="float" office:value="22.977778">
                <text:p>22.977778</text:p>
              </table:table-cell>
              <table:table-cell office:value-type="float" office:value="19.044444">
                <text:p>19.044444</text:p>
              </table:table-cell>
              <table:table-cell office:value-type="float" office:value="77.244444">
                <text:p>77.244444</text:p>
              </table:table-cell>
              <table:table-cell office:value-type="float" office:value="22.311111">
                <text:p>22.311111</text:p>
              </table:table-cell>
              <table:table-cell office:value-type="float" office:value="52.733333">
                <text:p>52.733333</text:p>
              </table:table-cell>
              <table:table-cell office:value-type="float" office:value="38.577778">
                <text:p>38.577778</text:p>
              </table:table-cell>
              <table:table-cell office:value-type="float" office:value="16.866667">
                <text:p>16.866667</text:p>
              </table:table-cell>
              <table:table-cell office:value-type="float" office:value="62">
                <text:p>62</text:p>
              </table:table-cell>
              <table:table-cell office:value-type="float" office:value="13.733333">
                <text:p>13.733333</text:p>
              </table:table-cell>
              <table:table-cell office:value-type="float" office:value="36.444444">
                <text:p>36.444444</text:p>
              </table:table-cell>
              <table:table-cell office:value-type="float" office:value="27.488889">
                <text:p>27.488889</text:p>
              </table:table-cell>
              <table:table-cell office:value-type="float" office:value="22.733333">
                <text:p>22.733333</text:p>
              </table:table-cell>
              <table:table-cell office:value-type="float" office:value="53.888889">
                <text:p>53.888889</text:p>
              </table:table-cell>
              <table:table-cell office:value-type="float" office:value="22.266667">
                <text:p>22.266667</text:p>
              </table:table-cell>
              <table:table-cell office:value-type="float" office:value="21.511111">
                <text:p>21.511111</text:p>
              </table:table-cell>
              <table:table-cell office:value-type="float" office:value="54.244444">
                <text:p>54.244444</text:p>
              </table:table-cell>
              <table:table-cell office:value-type="float" office:value="37.644444">
                <text:p>37.644444</text:p>
              </table:table-cell>
              <table:table-cell office:value-type="float" office:value="22.822222">
                <text:p>22.822222</text:p>
              </table:table-cell>
              <table:table-cell office:value-type="float" office:value="28.644444">
                <text:p>28.644444</text:p>
              </table:table-cell>
              <table:table-cell office:value-type="float" office:value="58.577778">
                <text:p>58.577778</text:p>
              </table:table-cell>
              <table:table-cell office:value-type="float" office:value="14.711111">
                <text:p>14.711111</text:p>
              </table:table-cell>
              <table:table-cell office:value-type="float" office:value="22.755556">
                <text:p>22.755556</text:p>
              </table:table-cell>
              <table:table-cell office:value-type="float" office:value="49.311111">
                <text:p>49.311111</text:p>
              </table:table-cell>
              <table:table-cell office:value-type="float" office:value="76.755556">
                <text:p>76.755556</text:p>
              </table:table-cell>
              <table:table-cell office:value-type="float" office:value="21.911111">
                <text:p>21.911111</text:p>
              </table:table-cell>
              <table:table-cell office:value-type="float" office:value="76">
                <text:p>76</text:p>
              </table:table-cell>
              <table:table-cell office:value-type="float" office:value="26.333333">
                <text:p>26.333333</text:p>
              </table:table-cell>
              <table:table-cell office:value-type="float" office:value="57.511111">
                <text:p>57.511111</text:p>
              </table:table-cell>
              <table:table-cell office:value-type="float" office:value="50.555556">
                <text:p>50.555556</text:p>
              </table:table-cell>
              <table:table-cell office:value-type="float" office:value="51.488889">
                <text:p>51.488889</text:p>
              </table:table-cell>
              <table:table-cell office:value-type="float" office:value="21.777778">
                <text:p>21.777778</text:p>
              </table:table-cell>
              <table:table-cell office:value-type="float" office:value="19.311111">
                <text:p>19.311111</text:p>
              </table:table-cell>
              <table:table-cell office:value-type="float" office:value="20.155556">
                <text:p>20.155556</text:p>
              </table:table-cell>
              <table:table-cell office:value-type="float" office:value="18.488889">
                <text:p>18.488889</text:p>
              </table:table-cell>
              <table:table-cell office:value-type="float" office:value="21.911111">
                <text:p>21.911111</text:p>
              </table:table-cell>
              <table:table-cell office:value-type="float" office:value="48.933333">
                <text:p>48.933333</text:p>
              </table:table-cell>
              <table:table-cell office:value-type="float" office:value="22.6">
                <text:p>22.6</text:p>
              </table:table-cell>
              <table:table-cell office:value-type="float" office:value="22.377778">
                <text:p>22.377778</text:p>
              </table:table-cell>
              <table:table-cell office:value-type="float" office:value="15.4">
                <text:p>15.4</text:p>
              </table:table-cell>
              <table:table-cell office:value-type="float" office:value="21.8">
                <text:p>21.8</text:p>
              </table:table-cell>
              <table:table-cell office:value-type="float" office:value="22.644444">
                <text:p>22.644444</text:p>
              </table:table-cell>
              <table:table-cell office:value-type="float" office:value="22.333333">
                <text:p>22.333333</text:p>
              </table:table-cell>
              <table:table-cell office:value-type="float" office:value="19.022222">
                <text:p>19.022222</text:p>
              </table:table-cell>
              <table:table-cell office:value-type="float" office:value="54.511111">
                <text:p>54.511111</text:p>
              </table:table-cell>
              <table:table-cell office:value-type="float" office:value="19.555556">
                <text:p>19.555556</text:p>
              </table:table-cell>
              <table:table-cell office:value-type="float" office:value="22.244444">
                <text:p>22.244444</text:p>
              </table:table-cell>
              <table:table-cell office:value-type="float" office:value="22.644444">
                <text:p>22.644444</text:p>
              </table:table-cell>
              <table:table-cell office:value-type="float" office:value="22.088889">
                <text:p>22.088889</text:p>
              </table:table-cell>
              <table:table-cell office:value-type="float" office:value="49.688889">
                <text:p>49.688889</text:p>
              </table:table-cell>
              <table:table-cell office:value-type="float" office:value="49.511111">
                <text:p>49.511111</text:p>
              </table:table-cell>
              <table:table-cell office:value-type="float" office:value="22.733333">
                <text:p>22.733333</text:p>
              </table:table-cell>
              <table:table-cell office:value-type="float" office:value="21.911111">
                <text:p>21.911111</text:p>
              </table:table-cell>
              <table:table-cell office:value-type="float" office:value="25.755556">
                <text:p>25.755556</text:p>
              </table:table-cell>
              <table:table-cell office:value-type="float" office:value="27.177778">
                <text:p>27.177778</text:p>
              </table:table-cell>
              <table:table-cell office:value-type="float" office:value="16.155556">
                <text:p>16.155556</text:p>
              </table:table-cell>
              <table:table-cell office:value-type="float" office:value="19.977778">
                <text:p>19.977778</text:p>
              </table:table-cell>
              <table:table-cell office:value-type="float" office:value="13.244444">
                <text:p>13.244444</text:p>
              </table:table-cell>
              <table:table-cell office:value-type="float" office:value="20.733333">
                <text:p>20.733333</text:p>
              </table:table-cell>
              <table:table-cell office:value-type="float" office:value="22">
                <text:p>22</text:p>
              </table:table-cell>
              <table:table-cell office:value-type="float" office:value="54.4">
                <text:p>54.4</text:p>
              </table:table-cell>
              <table:table-cell office:value-type="float" office:value="46.711111">
                <text:p>46.711111</text:p>
              </table:table-cell>
              <table:table-cell office:value-type="float" office:value="18.4">
                <text:p>18.4</text:p>
              </table:table-cell>
              <table:table-cell office:value-type="float" office:value="48.911111">
                <text:p>48.911111</text:p>
              </table:table-cell>
              <table:table-cell office:value-type="float" office:value="24.444444">
                <text:p>24.444444</text:p>
              </table:table-cell>
              <table:table-cell office:value-type="float" office:value="57.511111">
                <text:p>57.511111</text:p>
              </table:table-cell>
              <table:table-cell office:value-type="float" office:value="58.311111">
                <text:p>58.311111</text:p>
              </table:table-cell>
              <table:table-cell office:value-type="float" office:value="54">
                <text:p>54</text:p>
              </table:table-cell>
              <table:table-cell office:value-type="float" office:value="17.466667">
                <text:p>17.466667</text:p>
              </table:table-cell>
              <table:table-cell office:value-type="float" office:value="22.977778">
                <text:p>22.977778</text:p>
              </table:table-cell>
              <table:table-cell office:value-type="float" office:value="76.4">
                <text:p>76.4</text:p>
              </table:table-cell>
              <table:table-cell office:value-type="float" office:value="21.911111">
                <text:p>21.911111</text:p>
              </table:table-cell>
              <table:table-cell office:value-type="float" office:value="22.244444">
                <text:p>22.244444</text:p>
              </table:table-cell>
              <table:table-cell office:value-type="float" office:value="20.466667">
                <text:p>20.466667</text:p>
              </table:table-cell>
              <table:table-cell office:value-type="float" office:value="56.911111">
                <text:p>56.911111</text:p>
              </table:table-cell>
              <table:table-cell office:value-type="float" office:value="18.133333">
                <text:p>18.133333</text:p>
              </table:table-cell>
              <table:table-cell office:value-type="float" office:value="16.288889">
                <text:p>16.288889</text:p>
              </table:table-cell>
              <table:table-cell office:value-type="float" office:value="64">
                <text:p>64</text:p>
              </table:table-cell>
              <table:table-cell office:value-type="float" office:value="18.288889">
                <text:p>18.288889</text:p>
              </table:table-cell>
              <table:table-cell office:value-type="float" office:value="15.6">
                <text:p>15.6</text:p>
              </table:table-cell>
              <table:table-cell office:value-type="float" office:value="22.466667">
                <text:p>22.466667</text:p>
              </table:table-cell>
              <table:table-cell office:value-type="float" office:value="60.311111">
                <text:p>60.311111</text:p>
              </table:table-cell>
              <table:table-cell office:value-type="float" office:value="22.066667">
                <text:p>22.066667</text:p>
              </table:table-cell>
              <table:table-cell office:value-type="float" office:value="64.088889">
                <text:p>64.088889</text:p>
              </table:table-cell>
              <table:table-cell office:value-type="float" office:value="19.8">
                <text:p>19.8</text:p>
              </table:table-cell>
              <table:table-cell office:value-type="float" office:value="18.711111">
                <text:p>18.711111</text:p>
              </table:table-cell>
              <table:table-cell office:value-type="float" office:value="57.2">
                <text:p>57.2</text:p>
              </table:table-cell>
              <table:table-cell office:value-type="float" office:value="48.088889">
                <text:p>48.088889</text:p>
              </table:table-cell>
              <table:table-cell office:value-type="float" office:value="14">
                <text:p>14</text:p>
              </table:table-cell>
              <table:table-cell office:value-type="float" office:value="16.377778">
                <text:p>16.377778</text:p>
              </table:table-cell>
              <table:table-cell office:value-type="float" office:value="27.022222">
                <text:p>27.022222</text:p>
              </table:table-cell>
              <table:table-cell office:value-type="float" office:value="15.111111">
                <text:p>15.111111</text:p>
              </table:table-cell>
              <table:table-cell office:value-type="float" office:value="21.8">
                <text:p>21.8</text:p>
              </table:table-cell>
              <table:table-cell office:value-type="float" office:value="20.955556">
                <text:p>20.955556</text:p>
              </table:table-cell>
              <table:table-cell office:value-type="float" office:value="27.266667">
                <text:p>27.266667</text:p>
              </table:table-cell>
              <table:table-cell office:value-type="float" office:value="27.377778">
                <text:p>27.377778</text:p>
              </table:table-cell>
              <table:table-cell office:value-type="float" office:value="58.933333">
                <text:p>58.933333</text:p>
              </table:table-cell>
              <table:table-cell office:value-type="float" office:value="54.533333">
                <text:p>54.533333</text:p>
              </table:table-cell>
              <table:table-cell office:value-type="float" office:value="18.511111">
                <text:p>18.511111</text:p>
              </table:table-cell>
              <table:table-cell office:value-type="float" office:value="63.377778">
                <text:p>63.377778</text:p>
              </table:table-cell>
              <table:table-cell office:value-type="float" office:value="54.911111">
                <text:p>54.911111</text:p>
              </table:table-cell>
              <table:table-cell office:value-type="float" office:value="19.533333">
                <text:p>19.533333</text:p>
              </table:table-cell>
              <table:table-cell office:value-type="float" office:value="21.4">
                <text:p>21.4</text:p>
              </table:table-cell>
              <table:table-cell office:value-type="float" office:value="84.8">
                <text:p>84.8</text:p>
              </table:table-cell>
              <table:table-cell office:value-type="float" office:value="15.4">
                <text:p>15.4</text:p>
              </table:table-cell>
              <table:table-cell office:value-type="float" office:value="52.8">
                <text:p>52.8</text:p>
              </table:table-cell>
              <table:table-cell office:value-type="float" office:value="60.666667">
                <text:p>60.666667</text:p>
              </table:table-cell>
              <table:table-cell office:value-type="float" office:value="21.622222">
                <text:p>21.622222</text:p>
              </table:table-cell>
              <table:table-cell office:value-type="float" office:value="18.555556">
                <text:p>18.555556</text:p>
              </table:table-cell>
              <table:table-cell office:value-type="float" office:value="19.022222">
                <text:p>19.022222</text:p>
              </table:table-cell>
              <table:table-cell office:value-type="float" office:value="26.755556">
                <text:p>26.755556</text:p>
              </table:table-cell>
              <table:table-cell office:value-type="float" office:value="21.222222">
                <text:p>21.222222</text:p>
              </table:table-cell>
              <table:table-cell office:value-type="float" office:value="54.2">
                <text:p>54.2</text:p>
              </table:table-cell>
              <table:table-cell office:value-type="float" office:value="53.844444">
                <text:p>53.844444</text:p>
              </table:table-cell>
              <table:table-cell office:value-type="float" office:value="54.733333">
                <text:p>54.733333</text:p>
              </table:table-cell>
              <table:table-cell office:value-type="float" office:value="72.533333">
                <text:p>72.533333</text:p>
              </table:table-cell>
              <table:table-cell office:value-type="float" office:value="12.266667">
                <text:p>12.266667</text:p>
              </table:table-cell>
              <table:table-cell office:value-type="float" office:value="19.333333">
                <text:p>19.333333</text:p>
              </table:table-cell>
              <table:table-cell office:value-type="float" office:value="51.533333">
                <text:p>51.533333</text:p>
              </table:table-cell>
              <table:table-cell office:value-type="float" office:value="27.066667">
                <text:p>27.066667</text:p>
              </table:table-cell>
              <table:table-cell office:value-type="float" office:value="62.444444">
                <text:p>62.444444</text:p>
              </table:table-cell>
              <table:table-cell office:value-type="float" office:value="31.933333">
                <text:p>31.933333</text:p>
              </table:table-cell>
              <table:table-cell office:value-type="float" office:value="50.177778">
                <text:p>50.177778</text:p>
              </table:table-cell>
              <table:table-cell office:value-type="float" office:value="53.888889">
                <text:p>53.888889</text:p>
              </table:table-cell>
              <table:table-cell office:value-type="float" office:value="53.333333">
                <text:p>53.333333</text:p>
              </table:table-cell>
              <table:table-cell office:value-type="float" office:value="22.533333">
                <text:p>22.533333</text:p>
              </table:table-cell>
              <table:table-cell office:value-type="float" office:value="21.533333">
                <text:p>21.533333</text:p>
              </table:table-cell>
              <table:table-cell office:value-type="float" office:value="21.555556">
                <text:p>21.555556</text:p>
              </table:table-cell>
              <table:table-cell office:value-type="float" office:value="19.622222">
                <text:p>19.622222</text:p>
              </table:table-cell>
              <table:table-cell office:value-type="float" office:value="57.066667">
                <text:p>57.066667</text:p>
              </table:table-cell>
              <table:table-cell office:value-type="float" office:value="16.933333">
                <text:p>16.933333</text:p>
              </table:table-cell>
              <table:table-cell office:value-type="float" office:value="17.466667">
                <text:p>17.466667</text:p>
              </table:table-cell>
              <table:table-cell office:value-type="float" office:value="63.755556">
                <text:p>63.755556</text:p>
              </table:table-cell>
              <table:table-cell office:value-type="float" office:value="22.266667">
                <text:p>22.266667</text:p>
              </table:table-cell>
              <table:table-cell office:value-type="float" office:value="54.177778">
                <text:p>54.177778</text:p>
              </table:table-cell>
              <table:table-cell office:value-type="float" office:value="70.133333">
                <text:p>70.133333</text:p>
              </table:table-cell>
              <table:table-cell office:value-type="float" office:value="22.533333">
                <text:p>22.533333</text:p>
              </table:table-cell>
              <table:table-cell office:value-type="float" office:value="22">
                <text:p>22</text:p>
              </table:table-cell>
              <table:table-cell office:value-type="float" office:value="53.688889">
                <text:p>53.688889</text:p>
              </table:table-cell>
              <table:table-cell office:value-type="float" office:value="70.311111">
                <text:p>70.311111</text:p>
              </table:table-cell>
              <table:table-cell office:value-type="float" office:value="22.466667">
                <text:p>22.466667</text:p>
              </table:table-cell>
              <table:table-cell office:value-type="float" office:value="21.666667">
                <text:p>21.666667</text:p>
              </table:table-cell>
              <table:table-cell office:value-type="float" office:value="25.733333">
                <text:p>25.733333</text:p>
              </table:table-cell>
              <table:table-cell office:value-type="float" office:value="69.333333">
                <text:p>69.333333</text:p>
              </table:table-cell>
              <table:table-cell office:value-type="float" office:value="34.755556">
                <text:p>34.755556</text:p>
              </table:table-cell>
              <table:table-cell office:value-type="float" office:value="17.444444">
                <text:p>17.444444</text:p>
              </table:table-cell>
              <table:table-cell office:value-type="float" office:value="21.222222">
                <text:p>21.222222</text:p>
              </table:table-cell>
              <table:table-cell office:value-type="float" office:value="22.066667">
                <text:p>22.066667</text:p>
              </table:table-cell>
              <table:table-cell office:value-type="float" office:value="21.422222">
                <text:p>21.422222</text:p>
              </table:table-cell>
              <table:table-cell office:value-type="float" office:value="72.622222">
                <text:p>72.622222</text:p>
              </table:table-cell>
              <table:table-cell office:value-type="float" office:value="49.555556">
                <text:p>49.555556</text:p>
              </table:table-cell>
              <table:table-cell office:value-type="float" office:value="59.933333">
                <text:p>59.933333</text:p>
              </table:table-cell>
              <table:table-cell office:value-type="float" office:value="64.444444">
                <text:p>64.444444</text:p>
              </table:table-cell>
              <table:table-cell office:value-type="float" office:value="47.022222">
                <text:p>47.022222</text:p>
              </table:table-cell>
              <table:table-cell office:value-type="float" office:value="58.333333">
                <text:p>58.333333</text:p>
              </table:table-cell>
              <table:table-cell office:value-type="float" office:value="44.488889">
                <text:p>44.488889</text:p>
              </table:table-cell>
              <table:table-cell office:value-type="float" office:value="21.755556">
                <text:p>21.755556</text:p>
              </table:table-cell>
              <table:table-cell office:value-type="float" office:value="54.622222">
                <text:p>54.622222</text:p>
              </table:table-cell>
              <table:table-cell office:value-type="float" office:value="19.288889">
                <text:p>19.288889</text:p>
              </table:table-cell>
              <table:table-cell office:value-type="float" office:value="61.577778">
                <text:p>61.577778</text:p>
              </table:table-cell>
              <table:table-cell office:value-type="float" office:value="64.622222">
                <text:p>64.622222</text:p>
              </table:table-cell>
              <table:table-cell office:value-type="float" office:value="26.644444">
                <text:p>26.644444</text:p>
              </table:table-cell>
              <table:table-cell office:value-type="float" office:value="19.755556">
                <text:p>19.755556</text:p>
              </table:table-cell>
              <table:table-cell office:value-type="float" office:value="28.288889">
                <text:p>28.288889</text:p>
              </table:table-cell>
              <table:table-cell office:value-type="float" office:value="64.444444">
                <text:p>64.444444</text:p>
              </table:table-cell>
              <table:table-cell office:value-type="float" office:value="22.555556">
                <text:p>22.555556</text:p>
              </table:table-cell>
              <table:table-cell office:value-type="float" office:value="55.755556">
                <text:p>55.755556</text:p>
              </table:table-cell>
              <table:table-cell office:value-type="float" office:value="53.155556">
                <text:p>53.155556</text:p>
              </table:table-cell>
              <table:table-cell office:value-type="float" office:value="54.8">
                <text:p>54.8</text:p>
              </table:table-cell>
              <table:table-cell office:value-type="float" office:value="21.6">
                <text:p>21.6</text:p>
              </table:table-cell>
              <table:table-cell office:value-type="float" office:value="59.666667">
                <text:p>59.666667</text:p>
              </table:table-cell>
              <table:table-cell office:value-type="float" office:value="52.044444">
                <text:p>52.044444</text:p>
              </table:table-cell>
              <table:table-cell office:value-type="float" office:value="26.377778">
                <text:p>26.377778</text:p>
              </table:table-cell>
              <table:table-cell office:value-type="float" office:value="21.933333">
                <text:p>21.933333</text:p>
              </table:table-cell>
              <table:table-cell office:value-type="float" office:value="22.355556">
                <text:p>22.355556</text:p>
              </table:table-cell>
              <table:table-cell office:value-type="float" office:value="21.377778">
                <text:p>21.377778</text:p>
              </table:table-cell>
              <table:table-cell office:value-type="float" office:value="22.4">
                <text:p>22.4</text:p>
              </table:table-cell>
              <table:table-cell office:value-type="float" office:value="73.644444">
                <text:p>73.644444</text:p>
              </table:table-cell>
              <table:table-cell office:value-type="float" office:value="59.155556">
                <text:p>59.155556</text:p>
              </table:table-cell>
              <table:table-cell office:value-type="float" office:value="15.622222">
                <text:p>15.622222</text:p>
              </table:table-cell>
              <table:table-cell office:value-type="float" office:value="50.422222">
                <text:p>50.422222</text:p>
              </table:table-cell>
              <table:table-cell office:value-type="float" office:value="21.844444">
                <text:p>21.844444</text:p>
              </table:table-cell>
              <table:table-cell office:value-type="float" office:value="41.844444">
                <text:p>41.844444</text:p>
              </table:table-cell>
              <table:table-cell office:value-type="float" office:value="23.177778">
                <text:p>23.177778</text:p>
              </table:table-cell>
              <table:table-cell office:value-type="float" office:value="16.044444">
                <text:p>16.044444</text:p>
              </table:table-cell>
              <table:table-cell office:value-type="float" office:value="22.577778">
                <text:p>22.577778</text:p>
              </table:table-cell>
              <table:table-cell office:value-type="float" office:value="57.866667">
                <text:p>57.866667</text:p>
              </table:table-cell>
              <table:table-cell office:value-type="float" office:value="51.377778">
                <text:p>51.377778</text:p>
              </table:table-cell>
              <table:table-cell office:value-type="float" office:value="74.177778">
                <text:p>74.177778</text:p>
              </table:table-cell>
              <table:table-cell office:value-type="float" office:value="21.777778">
                <text:p>21.777778</text:p>
              </table:table-cell>
              <table:table-cell office:value-type="float" office:value="22.244444">
                <text:p>22.244444</text:p>
              </table:table-cell>
              <table:table-cell office:value-type="float" office:value="22.244444">
                <text:p>22.244444</text:p>
              </table:table-cell>
              <table:table-cell office:value-type="float" office:value="21.488889">
                <text:p>21.488889</text:p>
              </table:table-cell>
              <table:table-cell office:value-type="float" office:value="58.444444">
                <text:p>58.444444</text:p>
              </table:table-cell>
              <table:table-cell office:value-type="float" office:value="21.355556">
                <text:p>21.355556</text:p>
              </table:table-cell>
              <table:table-cell office:value-type="float" office:value="59.155556">
                <text:p>59.155556</text:p>
              </table:table-cell>
              <table:table-cell office:value-type="float" office:value="13.533333">
                <text:p>13.533333</text:p>
              </table:table-cell>
            </table:table-row>
            <table:table-row>
              <table:table-cell office:value-type="string">
                <text:p>Hebb,unsupervised,not forgetting,unilayer</text:p>
                <draw:g>
                  <svg:desc>Arkusz1.A10:Arkusz1.A10</svg:desc>
                </draw:g>
              </table:table-cell>
              <table:table-cell office:value-type="float" office:value="58.511111">
                <text:p>58.511111</text:p>
                <draw:g>
                  <svg:desc>Arkusz1.B10:Arkusz1.GS10</svg:desc>
                </draw:g>
              </table:table-cell>
              <table:table-cell office:value-type="float" office:value="48.511111">
                <text:p>48.511111</text:p>
              </table:table-cell>
              <table:table-cell office:value-type="float" office:value="47.422222">
                <text:p>47.422222</text:p>
              </table:table-cell>
              <table:table-cell office:value-type="float" office:value="46.266667">
                <text:p>46.266667</text:p>
              </table:table-cell>
              <table:table-cell office:value-type="float" office:value="45.688889">
                <text:p>45.688889</text:p>
              </table:table-cell>
              <table:table-cell office:value-type="float" office:value="46.022222">
                <text:p>46.022222</text:p>
              </table:table-cell>
              <table:table-cell office:value-type="float" office:value="45.511111">
                <text:p>45.511111</text:p>
              </table:table-cell>
              <table:table-cell office:value-type="float" office:value="46.333333">
                <text:p>46.333333</text:p>
              </table:table-cell>
              <table:table-cell office:value-type="float" office:value="47.222222">
                <text:p>47.222222</text:p>
              </table:table-cell>
              <table:table-cell office:value-type="float" office:value="45.466667">
                <text:p>45.466667</text:p>
              </table:table-cell>
              <table:table-cell office:value-type="float" office:value="45.466667">
                <text:p>45.466667</text:p>
              </table:table-cell>
              <table:table-cell office:value-type="float" office:value="44.777778">
                <text:p>44.777778</text:p>
              </table:table-cell>
              <table:table-cell office:value-type="float" office:value="44.688889">
                <text:p>44.688889</text:p>
              </table:table-cell>
              <table:table-cell office:value-type="float" office:value="44.955556">
                <text:p>44.955556</text:p>
              </table:table-cell>
              <table:table-cell office:value-type="float" office:value="44.311111">
                <text:p>44.311111</text:p>
              </table:table-cell>
              <table:table-cell office:value-type="float" office:value="45.088889">
                <text:p>45.088889</text:p>
              </table:table-cell>
              <table:table-cell office:value-type="float" office:value="44.733333">
                <text:p>44.733333</text:p>
              </table:table-cell>
              <table:table-cell office:value-type="float" office:value="44.4">
                <text:p>44.4</text:p>
              </table:table-cell>
              <table:table-cell office:value-type="float" office:value="43.577778">
                <text:p>43.577778</text:p>
              </table:table-cell>
              <table:table-cell office:value-type="float" office:value="44.422222">
                <text:p>44.422222</text:p>
              </table:table-cell>
              <table:table-cell office:value-type="float" office:value="42.111111">
                <text:p>42.111111</text:p>
              </table:table-cell>
              <table:table-cell office:value-type="float" office:value="41.2">
                <text:p>41.2</text:p>
              </table:table-cell>
              <table:table-cell office:value-type="float" office:value="41.511111">
                <text:p>41.511111</text:p>
              </table:table-cell>
              <table:table-cell office:value-type="float" office:value="40.022222">
                <text:p>40.022222</text:p>
              </table:table-cell>
              <table:table-cell office:value-type="float" office:value="39.8">
                <text:p>39.8</text:p>
              </table:table-cell>
              <table:table-cell office:value-type="float" office:value="38.8">
                <text:p>38.8</text:p>
              </table:table-cell>
              <table:table-cell office:value-type="float" office:value="38.288889">
                <text:p>38.288889</text:p>
              </table:table-cell>
              <table:table-cell office:value-type="float" office:value="38.222222">
                <text:p>38.222222</text:p>
              </table:table-cell>
              <table:table-cell office:value-type="float" office:value="37.488889">
                <text:p>37.488889</text:p>
              </table:table-cell>
              <table:table-cell office:value-type="float" office:value="38.755556">
                <text:p>38.755556</text:p>
              </table:table-cell>
              <table:table-cell office:value-type="float" office:value="36.6">
                <text:p>36.6</text:p>
              </table:table-cell>
              <table:table-cell office:value-type="float" office:value="36.466667">
                <text:p>36.466667</text:p>
              </table:table-cell>
              <table:table-cell office:value-type="float" office:value="36.044444">
                <text:p>36.044444</text:p>
              </table:table-cell>
              <table:table-cell office:value-type="float" office:value="34.733333">
                <text:p>34.733333</text:p>
              </table:table-cell>
              <table:table-cell office:value-type="float" office:value="36.088889">
                <text:p>36.088889</text:p>
              </table:table-cell>
              <table:table-cell office:value-type="float" office:value="35.244444">
                <text:p>35.244444</text:p>
              </table:table-cell>
              <table:table-cell office:value-type="float" office:value="35.466667">
                <text:p>35.466667</text:p>
              </table:table-cell>
              <table:table-cell office:value-type="float" office:value="34.644444">
                <text:p>34.644444</text:p>
              </table:table-cell>
              <table:table-cell office:value-type="float" office:value="34.977778">
                <text:p>34.977778</text:p>
              </table:table-cell>
              <table:table-cell office:value-type="float" office:value="34.977778">
                <text:p>34.977778</text:p>
              </table:table-cell>
              <table:table-cell office:value-type="float" office:value="35">
                <text:p>35</text:p>
              </table:table-cell>
              <table:table-cell office:value-type="float" office:value="33.422222">
                <text:p>33.422222</text:p>
              </table:table-cell>
              <table:table-cell office:value-type="float" office:value="34.644444">
                <text:p>34.644444</text:p>
              </table:table-cell>
              <table:table-cell office:value-type="float" office:value="33.6">
                <text:p>33.6</text:p>
              </table:table-cell>
              <table:table-cell office:value-type="float" office:value="34.266667">
                <text:p>34.266667</text:p>
              </table:table-cell>
              <table:table-cell office:value-type="float" office:value="33.311111">
                <text:p>33.311111</text:p>
              </table:table-cell>
              <table:table-cell office:value-type="float" office:value="33.555556">
                <text:p>33.555556</text:p>
              </table:table-cell>
              <table:table-cell office:value-type="float" office:value="34.6">
                <text:p>34.6</text:p>
              </table:table-cell>
              <table:table-cell office:value-type="float" office:value="35.244444">
                <text:p>35.244444</text:p>
              </table:table-cell>
              <table:table-cell office:value-type="float" office:value="35.555556">
                <text:p>35.555556</text:p>
              </table:table-cell>
              <table:table-cell office:value-type="float" office:value="34.822222">
                <text:p>34.822222</text:p>
              </table:table-cell>
              <table:table-cell office:value-type="float" office:value="34.4">
                <text:p>34.4</text:p>
              </table:table-cell>
              <table:table-cell office:value-type="float" office:value="33.244444">
                <text:p>33.244444</text:p>
              </table:table-cell>
              <table:table-cell office:value-type="float" office:value="33.977778">
                <text:p>33.977778</text:p>
              </table:table-cell>
              <table:table-cell office:value-type="float" office:value="33.911111">
                <text:p>33.911111</text:p>
              </table:table-cell>
              <table:table-cell office:value-type="float" office:value="33.222222">
                <text:p>33.222222</text:p>
              </table:table-cell>
              <table:table-cell office:value-type="float" office:value="30.977778">
                <text:p>30.977778</text:p>
              </table:table-cell>
              <table:table-cell office:value-type="float" office:value="32.066667">
                <text:p>32.066667</text:p>
              </table:table-cell>
              <table:table-cell office:value-type="float" office:value="30.888889">
                <text:p>30.888889</text:p>
              </table:table-cell>
              <table:table-cell office:value-type="float" office:value="29.355556">
                <text:p>29.355556</text:p>
              </table:table-cell>
              <table:table-cell office:value-type="float" office:value="26.6">
                <text:p>26.6</text:p>
              </table:table-cell>
              <table:table-cell office:value-type="float" office:value="29.533333">
                <text:p>29.533333</text:p>
              </table:table-cell>
              <table:table-cell office:value-type="float" office:value="29.266667">
                <text:p>29.266667</text:p>
              </table:table-cell>
              <table:table-cell office:value-type="float" office:value="27.288889">
                <text:p>27.288889</text:p>
              </table:table-cell>
              <table:table-cell office:value-type="float" office:value="29.511111">
                <text:p>29.511111</text:p>
              </table:table-cell>
              <table:table-cell office:value-type="float" office:value="26.444444">
                <text:p>26.444444</text:p>
              </table:table-cell>
              <table:table-cell office:value-type="float" office:value="25.622222">
                <text:p>25.622222</text:p>
              </table:table-cell>
              <table:table-cell office:value-type="float" office:value="26.977778">
                <text:p>26.977778</text:p>
              </table:table-cell>
              <table:table-cell office:value-type="float" office:value="27.711111">
                <text:p>27.711111</text:p>
              </table:table-cell>
              <table:table-cell office:value-type="float" office:value="25.533333">
                <text:p>25.533333</text:p>
              </table:table-cell>
              <table:table-cell office:value-type="float" office:value="28.977778">
                <text:p>28.977778</text:p>
              </table:table-cell>
              <table:table-cell office:value-type="float" office:value="27.666667">
                <text:p>27.666667</text:p>
              </table:table-cell>
              <table:table-cell office:value-type="float" office:value="24.644444">
                <text:p>24.644444</text:p>
              </table:table-cell>
              <table:table-cell office:value-type="float" office:value="22.444444">
                <text:p>22.444444</text:p>
              </table:table-cell>
              <table:table-cell office:value-type="float" office:value="23.688889">
                <text:p>23.688889</text:p>
              </table:table-cell>
              <table:table-cell office:value-type="float" office:value="21.022222">
                <text:p>21.022222</text:p>
              </table:table-cell>
              <table:table-cell office:value-type="float" office:value="21.933333">
                <text:p>21.933333</text:p>
              </table:table-cell>
              <table:table-cell office:value-type="float" office:value="19.488889">
                <text:p>19.488889</text:p>
              </table:table-cell>
              <table:table-cell office:value-type="float" office:value="17.733333">
                <text:p>17.733333</text:p>
              </table:table-cell>
              <table:table-cell office:value-type="float" office:value="14.555556">
                <text:p>14.555556</text:p>
              </table:table-cell>
              <table:table-cell office:value-type="float" office:value="15.155556">
                <text:p>15.155556</text:p>
              </table:table-cell>
              <table:table-cell office:value-type="float" office:value="14.911111">
                <text:p>14.911111</text:p>
              </table:table-cell>
              <table:table-cell office:value-type="float" office:value="13.644444">
                <text:p>13.644444</text:p>
              </table:table-cell>
              <table:table-cell office:value-type="float" office:value="13.844444">
                <text:p>13.844444</text:p>
              </table:table-cell>
              <table:table-cell office:value-type="float" office:value="14">
                <text:p>14</text:p>
              </table:table-cell>
              <table:table-cell office:value-type="float" office:value="12.822222">
                <text:p>12.822222</text:p>
              </table:table-cell>
              <table:table-cell office:value-type="float" office:value="14.533333">
                <text:p>14.533333</text:p>
              </table:table-cell>
              <table:table-cell office:value-type="float" office:value="13.555556">
                <text:p>13.555556</text:p>
              </table:table-cell>
              <table:table-cell office:value-type="float" office:value="13">
                <text:p>13</text:p>
              </table:table-cell>
              <table:table-cell office:value-type="float" office:value="14.044444">
                <text:p>14.044444</text:p>
              </table:table-cell>
              <table:table-cell office:value-type="float" office:value="13.688889">
                <text:p>13.688889</text:p>
              </table:table-cell>
              <table:table-cell office:value-type="float" office:value="12.288889">
                <text:p>12.288889</text:p>
              </table:table-cell>
              <table:table-cell office:value-type="float" office:value="13.511111">
                <text:p>13.511111</text:p>
              </table:table-cell>
              <table:table-cell office:value-type="float" office:value="13.888889">
                <text:p>13.888889</text:p>
              </table:table-cell>
              <table:table-cell office:value-type="float" office:value="13.577778">
                <text:p>13.577778</text:p>
              </table:table-cell>
              <table:table-cell office:value-type="float" office:value="13.488889">
                <text:p>13.488889</text:p>
              </table:table-cell>
              <table:table-cell office:value-type="float" office:value="12.6">
                <text:p>12.6</text:p>
              </table:table-cell>
              <table:table-cell office:value-type="float" office:value="12.911111">
                <text:p>12.911111</text:p>
              </table:table-cell>
              <table:table-cell office:value-type="float" office:value="13.088889">
                <text:p>13.088889</text:p>
              </table:table-cell>
              <table:table-cell office:value-type="float" office:value="11.8">
                <text:p>11.8</text:p>
              </table:table-cell>
              <table:table-cell office:value-type="float" office:value="13.022222">
                <text:p>13.022222</text:p>
              </table:table-cell>
              <table:table-cell office:value-type="float" office:value="12.8">
                <text:p>12.8</text:p>
              </table:table-cell>
              <table:table-cell office:value-type="float" office:value="13.266667">
                <text:p>13.266667</text:p>
              </table:table-cell>
              <table:table-cell office:value-type="float" office:value="12.777778">
                <text:p>12.777778</text:p>
              </table:table-cell>
              <table:table-cell office:value-type="float" office:value="12.933333">
                <text:p>12.933333</text:p>
              </table:table-cell>
              <table:table-cell office:value-type="float" office:value="12.711111">
                <text:p>12.711111</text:p>
              </table:table-cell>
              <table:table-cell office:value-type="float" office:value="11.911111">
                <text:p>11.911111</text:p>
              </table:table-cell>
              <table:table-cell office:value-type="float" office:value="13.244444">
                <text:p>13.244444</text:p>
              </table:table-cell>
              <table:table-cell office:value-type="float" office:value="13.488889">
                <text:p>13.488889</text:p>
              </table:table-cell>
              <table:table-cell office:value-type="float" office:value="12.511111">
                <text:p>12.511111</text:p>
              </table:table-cell>
              <table:table-cell office:value-type="float" office:value="13.555556">
                <text:p>13.555556</text:p>
              </table:table-cell>
              <table:table-cell office:value-type="float" office:value="13.244444">
                <text:p>13.244444</text:p>
              </table:table-cell>
              <table:table-cell office:value-type="float" office:value="13.288889">
                <text:p>13.288889</text:p>
              </table:table-cell>
              <table:table-cell office:value-type="float" office:value="12.666667">
                <text:p>12.666667</text:p>
              </table:table-cell>
              <table:table-cell office:value-type="float" office:value="12.377778">
                <text:p>12.377778</text:p>
              </table:table-cell>
              <table:table-cell office:value-type="float" office:value="13.533333">
                <text:p>13.533333</text:p>
              </table:table-cell>
              <table:table-cell office:value-type="float" office:value="13.111111">
                <text:p>13.111111</text:p>
              </table:table-cell>
              <table:table-cell office:value-type="float" office:value="13.066667">
                <text:p>13.066667</text:p>
              </table:table-cell>
              <table:table-cell office:value-type="float" office:value="13.311111">
                <text:p>13.311111</text:p>
              </table:table-cell>
              <table:table-cell office:value-type="float" office:value="12.577778">
                <text:p>12.577778</text:p>
              </table:table-cell>
              <table:table-cell office:value-type="float" office:value="13.066667">
                <text:p>13.066667</text:p>
              </table:table-cell>
              <table:table-cell office:value-type="float" office:value="13.177778">
                <text:p>13.177778</text:p>
              </table:table-cell>
              <table:table-cell office:value-type="float" office:value="12.8">
                <text:p>12.8</text:p>
              </table:table-cell>
              <table:table-cell office:value-type="float" office:value="13.2">
                <text:p>13.2</text:p>
              </table:table-cell>
              <table:table-cell office:value-type="float" office:value="12.755556">
                <text:p>12.755556</text:p>
              </table:table-cell>
              <table:table-cell office:value-type="float" office:value="13.822222">
                <text:p>13.822222</text:p>
              </table:table-cell>
              <table:table-cell office:value-type="float" office:value="13">
                <text:p>13</text:p>
              </table:table-cell>
              <table:table-cell office:value-type="float" office:value="13.977778">
                <text:p>13.977778</text:p>
              </table:table-cell>
              <table:table-cell office:value-type="float" office:value="13.622222">
                <text:p>13.622222</text:p>
              </table:table-cell>
              <table:table-cell office:value-type="float" office:value="13.844444">
                <text:p>13.844444</text:p>
              </table:table-cell>
              <table:table-cell office:value-type="float" office:value="13.622222">
                <text:p>13.622222</text:p>
              </table:table-cell>
              <table:table-cell office:value-type="float" office:value="14.444444">
                <text:p>14.444444</text:p>
              </table:table-cell>
              <table:table-cell office:value-type="float" office:value="13.977778">
                <text:p>13.977778</text:p>
              </table:table-cell>
              <table:table-cell office:value-type="float" office:value="13.444444">
                <text:p>13.444444</text:p>
              </table:table-cell>
              <table:table-cell office:value-type="float" office:value="14.755556">
                <text:p>14.755556</text:p>
              </table:table-cell>
              <table:table-cell office:value-type="float" office:value="13.377778">
                <text:p>13.377778</text:p>
              </table:table-cell>
              <table:table-cell office:value-type="float" office:value="14.088889">
                <text:p>14.088889</text:p>
              </table:table-cell>
              <table:table-cell office:value-type="float" office:value="13.6">
                <text:p>13.6</text:p>
              </table:table-cell>
              <table:table-cell office:value-type="float" office:value="13.644444">
                <text:p>13.644444</text:p>
              </table:table-cell>
              <table:table-cell office:value-type="float" office:value="14.133333">
                <text:p>14.133333</text:p>
              </table:table-cell>
              <table:table-cell office:value-type="float" office:value="14.666667">
                <text:p>14.666667</text:p>
              </table:table-cell>
              <table:table-cell office:value-type="float" office:value="12.888889">
                <text:p>12.888889</text:p>
              </table:table-cell>
              <table:table-cell office:value-type="float" office:value="14">
                <text:p>14</text:p>
              </table:table-cell>
              <table:table-cell office:value-type="float" office:value="13.777778">
                <text:p>13.777778</text:p>
              </table:table-cell>
              <table:table-cell office:value-type="float" office:value="14.333333">
                <text:p>14.333333</text:p>
              </table:table-cell>
              <table:table-cell office:value-type="float" office:value="14.466667">
                <text:p>14.466667</text:p>
              </table:table-cell>
              <table:table-cell office:value-type="float" office:value="14">
                <text:p>14</text:p>
              </table:table-cell>
              <table:table-cell office:value-type="float" office:value="13.822222">
                <text:p>13.822222</text:p>
              </table:table-cell>
              <table:table-cell office:value-type="float" office:value="14.088889">
                <text:p>14.088889</text:p>
              </table:table-cell>
              <table:table-cell office:value-type="float" office:value="13.777778">
                <text:p>13.777778</text:p>
              </table:table-cell>
              <table:table-cell office:value-type="float" office:value="13.711111">
                <text:p>13.711111</text:p>
              </table:table-cell>
              <table:table-cell office:value-type="float" office:value="14.266667">
                <text:p>14.266667</text:p>
              </table:table-cell>
              <table:table-cell office:value-type="float" office:value="15.022222">
                <text:p>15.022222</text:p>
              </table:table-cell>
              <table:table-cell office:value-type="float" office:value="14.155556">
                <text:p>14.155556</text:p>
              </table:table-cell>
              <table:table-cell office:value-type="float" office:value="13.688889">
                <text:p>13.688889</text:p>
              </table:table-cell>
              <table:table-cell office:value-type="float" office:value="14.2">
                <text:p>14.2</text:p>
              </table:table-cell>
              <table:table-cell office:value-type="float" office:value="13.311111">
                <text:p>13.311111</text:p>
              </table:table-cell>
              <table:table-cell office:value-type="float" office:value="13.533333">
                <text:p>13.533333</text:p>
              </table:table-cell>
              <table:table-cell office:value-type="float" office:value="14.288889">
                <text:p>14.288889</text:p>
              </table:table-cell>
              <table:table-cell office:value-type="float" office:value="14.2">
                <text:p>14.2</text:p>
              </table:table-cell>
              <table:table-cell office:value-type="float" office:value="13.933333">
                <text:p>13.933333</text:p>
              </table:table-cell>
              <table:table-cell office:value-type="float" office:value="14.444444">
                <text:p>14.444444</text:p>
              </table:table-cell>
              <table:table-cell office:value-type="float" office:value="13.8">
                <text:p>13.8</text:p>
              </table:table-cell>
              <table:table-cell office:value-type="float" office:value="14.311111">
                <text:p>14.311111</text:p>
              </table:table-cell>
              <table:table-cell office:value-type="float" office:value="14.466667">
                <text:p>14.466667</text:p>
              </table:table-cell>
              <table:table-cell office:value-type="float" office:value="14.666667">
                <text:p>14.666667</text:p>
              </table:table-cell>
              <table:table-cell office:value-type="float" office:value="14.266667">
                <text:p>14.266667</text:p>
              </table:table-cell>
              <table:table-cell office:value-type="float" office:value="14.533333">
                <text:p>14.533333</text:p>
              </table:table-cell>
              <table:table-cell office:value-type="float" office:value="13.911111">
                <text:p>13.911111</text:p>
              </table:table-cell>
              <table:table-cell office:value-type="float" office:value="13.955556">
                <text:p>13.955556</text:p>
              </table:table-cell>
              <table:table-cell office:value-type="float" office:value="14.422222">
                <text:p>14.422222</text:p>
              </table:table-cell>
              <table:table-cell office:value-type="float" office:value="14.466667">
                <text:p>14.466667</text:p>
              </table:table-cell>
              <table:table-cell office:value-type="float" office:value="14.555556">
                <text:p>14.555556</text:p>
              </table:table-cell>
              <table:table-cell office:value-type="float" office:value="15.066667">
                <text:p>15.066667</text:p>
              </table:table-cell>
              <table:table-cell office:value-type="float" office:value="14.622222">
                <text:p>14.622222</text:p>
              </table:table-cell>
              <table:table-cell office:value-type="float" office:value="14.888889">
                <text:p>14.888889</text:p>
              </table:table-cell>
              <table:table-cell office:value-type="float" office:value="14.822222">
                <text:p>14.822222</text:p>
              </table:table-cell>
              <table:table-cell office:value-type="float" office:value="15.155556">
                <text:p>15.155556</text:p>
              </table:table-cell>
              <table:table-cell office:value-type="float" office:value="14.022222">
                <text:p>14.022222</text:p>
              </table:table-cell>
              <table:table-cell office:value-type="float" office:value="14.466667">
                <text:p>14.466667</text:p>
              </table:table-cell>
              <table:table-cell office:value-type="float" office:value="16.044444">
                <text:p>16.044444</text:p>
              </table:table-cell>
              <table:table-cell office:value-type="float" office:value="13.911111">
                <text:p>13.911111</text:p>
              </table:table-cell>
              <table:table-cell office:value-type="float" office:value="13.911111">
                <text:p>13.911111</text:p>
              </table:table-cell>
              <table:table-cell office:value-type="float" office:value="15.333333">
                <text:p>15.333333</text:p>
              </table:table-cell>
              <table:table-cell office:value-type="float" office:value="14.355556">
                <text:p>14.355556</text:p>
              </table:table-cell>
              <table:table-cell office:value-type="float" office:value="14.822222">
                <text:p>14.822222</text:p>
              </table:table-cell>
              <table:table-cell office:value-type="float" office:value="15.222222">
                <text:p>15.222222</text:p>
              </table:table-cell>
              <table:table-cell office:value-type="float" office:value="15.533333">
                <text:p>15.533333</text:p>
              </table:table-cell>
              <table:table-cell office:value-type="float" office:value="14.2">
                <text:p>14.2</text:p>
              </table:table-cell>
              <table:table-cell office:value-type="float" office:value="14.355556">
                <text:p>14.355556</text:p>
              </table:table-cell>
              <table:table-cell office:value-type="float" office:value="14.8">
                <text:p>14.8</text:p>
              </table:table-cell>
              <table:table-cell office:value-type="float" office:value="14.2">
                <text:p>14.2</text:p>
              </table:table-cell>
              <table:table-cell office:value-type="float" office:value="14.133333">
                <text:p>14.133333</text:p>
              </table:table-cell>
              <table:table-cell office:value-type="float" office:value="14.177778">
                <text:p>14.177778</text:p>
              </table:table-cell>
              <table:table-cell office:value-type="float" office:value="14.444444">
                <text:p>14.444444</text:p>
              </table:table-cell>
              <table:table-cell office:value-type="float" office:value="14.622222">
                <text:p>14.622222</text:p>
              </table:table-cell>
              <table:table-cell office:value-type="float" office:value="15.066667">
                <text:p>15.066667</text:p>
              </table:table-cell>
              <table:table-cell office:value-type="float" office:value="14.822222">
                <text:p>14.822222</text:p>
              </table:table-cell>
              <table:table-cell office:value-type="float" office:value="14.333333">
                <text:p>14.333333</text:p>
              </table:table-cell>
              <table:table-cell office:value-type="float" office:value="14.266667">
                <text:p>14.266667</text:p>
              </table:table-cell>
            </table:table-row>
            <table:table-row>
              <table:table-cell office:value-type="string">
                <text:p>Oji,unsupervised,unilayer</text:p>
                <draw:g>
                  <svg:desc>Arkusz1.A11:Arkusz1.A11</svg:desc>
                </draw:g>
              </table:table-cell>
              <table:table-cell office:value-type="float" office:value="100.555556">
                <text:p>100.555556</text:p>
                <draw:g>
                  <svg:desc>Arkusz1.B11:Arkusz1.GS11</svg:desc>
                </draw:g>
              </table:table-cell>
              <table:table-cell office:value-type="float" office:value="99.022222">
                <text:p>99.022222</text:p>
              </table:table-cell>
              <table:table-cell office:value-type="float" office:value="99.955556">
                <text:p>99.955556</text:p>
              </table:table-cell>
              <table:table-cell office:value-type="float" office:value="100.488889">
                <text:p>100.488889</text:p>
              </table:table-cell>
              <table:table-cell office:value-type="float" office:value="99.911111">
                <text:p>99.911111</text:p>
              </table:table-cell>
              <table:table-cell office:value-type="float" office:value="99.688889">
                <text:p>99.688889</text:p>
              </table:table-cell>
              <table:table-cell office:value-type="float" office:value="100.288889">
                <text:p>100.288889</text:p>
              </table:table-cell>
              <table:table-cell office:value-type="float" office:value="98.844444">
                <text:p>98.844444</text:p>
              </table:table-cell>
              <table:table-cell office:value-type="float" office:value="99.911111">
                <text:p>99.911111</text:p>
              </table:table-cell>
              <table:table-cell office:value-type="float" office:value="100.066667">
                <text:p>100.066667</text:p>
              </table:table-cell>
              <table:table-cell office:value-type="float" office:value="99.177778">
                <text:p>99.177778</text:p>
              </table:table-cell>
              <table:table-cell office:value-type="float" office:value="100.333333">
                <text:p>100.333333</text:p>
              </table:table-cell>
              <table:table-cell office:value-type="float" office:value="100.466667">
                <text:p>100.466667</text:p>
              </table:table-cell>
              <table:table-cell office:value-type="float" office:value="99.755556">
                <text:p>99.755556</text:p>
              </table:table-cell>
              <table:table-cell office:value-type="float" office:value="99.466667">
                <text:p>99.466667</text:p>
              </table:table-cell>
              <table:table-cell office:value-type="float" office:value="100.777778">
                <text:p>100.777778</text:p>
              </table:table-cell>
              <table:table-cell office:value-type="float" office:value="99.177778">
                <text:p>99.177778</text:p>
              </table:table-cell>
              <table:table-cell office:value-type="float" office:value="97.533333">
                <text:p>97.533333</text:p>
              </table:table-cell>
              <table:table-cell office:value-type="float" office:value="98.088889">
                <text:p>98.088889</text:p>
              </table:table-cell>
              <table:table-cell office:value-type="float" office:value="99.333333">
                <text:p>99.333333</text:p>
              </table:table-cell>
              <table:table-cell office:value-type="float" office:value="99.155556">
                <text:p>99.155556</text:p>
              </table:table-cell>
              <table:table-cell office:value-type="float" office:value="100.133333">
                <text:p>100.133333</text:p>
              </table:table-cell>
              <table:table-cell office:value-type="float" office:value="98.977778">
                <text:p>98.977778</text:p>
              </table:table-cell>
              <table:table-cell office:value-type="float" office:value="98.444444">
                <text:p>98.444444</text:p>
              </table:table-cell>
              <table:table-cell office:value-type="float" office:value="97.088889">
                <text:p>97.088889</text:p>
              </table:table-cell>
              <table:table-cell office:value-type="float" office:value="98.911111">
                <text:p>98.911111</text:p>
              </table:table-cell>
              <table:table-cell office:value-type="float" office:value="98.311111">
                <text:p>98.311111</text:p>
              </table:table-cell>
              <table:table-cell office:value-type="float" office:value="98.244444">
                <text:p>98.244444</text:p>
              </table:table-cell>
              <table:table-cell office:value-type="float" office:value="98.711111">
                <text:p>98.711111</text:p>
              </table:table-cell>
              <table:table-cell office:value-type="float" office:value="98.844444">
                <text:p>98.844444</text:p>
              </table:table-cell>
              <table:table-cell office:value-type="float" office:value="98.311111">
                <text:p>98.311111</text:p>
              </table:table-cell>
              <table:table-cell office:value-type="float" office:value="97.844444">
                <text:p>97.844444</text:p>
              </table:table-cell>
              <table:table-cell office:value-type="float" office:value="98.955556">
                <text:p>98.955556</text:p>
              </table:table-cell>
              <table:table-cell office:value-type="float" office:value="99">
                <text:p>99</text:p>
              </table:table-cell>
              <table:table-cell office:value-type="float" office:value="97.688889">
                <text:p>97.688889</text:p>
              </table:table-cell>
              <table:table-cell office:value-type="float" office:value="97.6">
                <text:p>97.6</text:p>
              </table:table-cell>
              <table:table-cell office:value-type="float" office:value="96.511111">
                <text:p>96.511111</text:p>
              </table:table-cell>
              <table:table-cell office:value-type="float" office:value="97.711111">
                <text:p>97.711111</text:p>
              </table:table-cell>
              <table:table-cell office:value-type="float" office:value="97.777778">
                <text:p>97.777778</text:p>
              </table:table-cell>
              <table:table-cell office:value-type="float" office:value="98.244444">
                <text:p>98.244444</text:p>
              </table:table-cell>
              <table:table-cell office:value-type="float" office:value="97.911111">
                <text:p>97.911111</text:p>
              </table:table-cell>
              <table:table-cell office:value-type="float" office:value="98.111111">
                <text:p>98.111111</text:p>
              </table:table-cell>
              <table:table-cell office:value-type="float" office:value="98.288889">
                <text:p>98.288889</text:p>
              </table:table-cell>
              <table:table-cell office:value-type="float" office:value="97.666667">
                <text:p>97.666667</text:p>
              </table:table-cell>
              <table:table-cell office:value-type="float" office:value="96.888889">
                <text:p>96.888889</text:p>
              </table:table-cell>
              <table:table-cell office:value-type="float" office:value="97.955556">
                <text:p>97.955556</text:p>
              </table:table-cell>
              <table:table-cell office:value-type="float" office:value="97.333333">
                <text:p>97.333333</text:p>
              </table:table-cell>
              <table:table-cell office:value-type="float" office:value="97.266667">
                <text:p>97.266667</text:p>
              </table:table-cell>
              <table:table-cell office:value-type="float" office:value="97.066667">
                <text:p>97.066667</text:p>
              </table:table-cell>
              <table:table-cell office:value-type="float" office:value="95.6">
                <text:p>95.6</text:p>
              </table:table-cell>
              <table:table-cell office:value-type="float" office:value="96.2">
                <text:p>96.2</text:p>
              </table:table-cell>
              <table:table-cell office:value-type="float" office:value="97.088889">
                <text:p>97.088889</text:p>
              </table:table-cell>
              <table:table-cell office:value-type="float" office:value="96.088889">
                <text:p>96.088889</text:p>
              </table:table-cell>
              <table:table-cell office:value-type="float" office:value="96.911111">
                <text:p>96.911111</text:p>
              </table:table-cell>
              <table:table-cell office:value-type="float" office:value="97.111111">
                <text:p>97.111111</text:p>
              </table:table-cell>
              <table:table-cell office:value-type="float" office:value="97.155556">
                <text:p>97.155556</text:p>
              </table:table-cell>
              <table:table-cell office:value-type="float" office:value="96.933333">
                <text:p>96.933333</text:p>
              </table:table-cell>
              <table:table-cell office:value-type="float" office:value="95.111111">
                <text:p>95.111111</text:p>
              </table:table-cell>
              <table:table-cell office:value-type="float" office:value="95.155556">
                <text:p>95.155556</text:p>
              </table:table-cell>
              <table:table-cell office:value-type="float" office:value="96.577778">
                <text:p>96.577778</text:p>
              </table:table-cell>
              <table:table-cell office:value-type="float" office:value="96.6">
                <text:p>96.6</text:p>
              </table:table-cell>
              <table:table-cell office:value-type="float" office:value="95.466667">
                <text:p>95.466667</text:p>
              </table:table-cell>
              <table:table-cell office:value-type="float" office:value="94.822222">
                <text:p>94.822222</text:p>
              </table:table-cell>
              <table:table-cell office:value-type="float" office:value="96.088889">
                <text:p>96.088889</text:p>
              </table:table-cell>
              <table:table-cell office:value-type="float" office:value="95.2">
                <text:p>95.2</text:p>
              </table:table-cell>
              <table:table-cell office:value-type="float" office:value="95.088889">
                <text:p>95.088889</text:p>
              </table:table-cell>
              <table:table-cell office:value-type="float" office:value="94.933333">
                <text:p>94.933333</text:p>
              </table:table-cell>
              <table:table-cell office:value-type="float" office:value="95">
                <text:p>95</text:p>
              </table:table-cell>
              <table:table-cell office:value-type="float" office:value="94.111111">
                <text:p>94.111111</text:p>
              </table:table-cell>
              <table:table-cell office:value-type="float" office:value="93.8">
                <text:p>93.8</text:p>
              </table:table-cell>
              <table:table-cell office:value-type="float" office:value="93.333333">
                <text:p>93.333333</text:p>
              </table:table-cell>
              <table:table-cell office:value-type="float" office:value="92.288889">
                <text:p>92.288889</text:p>
              </table:table-cell>
              <table:table-cell office:value-type="float" office:value="91.888889">
                <text:p>91.888889</text:p>
              </table:table-cell>
              <table:table-cell office:value-type="float" office:value="93.266667">
                <text:p>93.266667</text:p>
              </table:table-cell>
              <table:table-cell office:value-type="float" office:value="91.466667">
                <text:p>91.466667</text:p>
              </table:table-cell>
              <table:table-cell office:value-type="float" office:value="93.111111">
                <text:p>93.111111</text:p>
              </table:table-cell>
              <table:table-cell office:value-type="float" office:value="91.955556">
                <text:p>91.955556</text:p>
              </table:table-cell>
              <table:table-cell office:value-type="float" office:value="90.688889">
                <text:p>90.688889</text:p>
              </table:table-cell>
              <table:table-cell office:value-type="float" office:value="90.422222">
                <text:p>90.422222</text:p>
              </table:table-cell>
              <table:table-cell office:value-type="float" office:value="90.622222">
                <text:p>90.622222</text:p>
              </table:table-cell>
              <table:table-cell office:value-type="float" office:value="88.155556">
                <text:p>88.155556</text:p>
              </table:table-cell>
              <table:table-cell office:value-type="float" office:value="87.022222">
                <text:p>87.022222</text:p>
              </table:table-cell>
              <table:table-cell office:value-type="float" office:value="85.777778">
                <text:p>85.777778</text:p>
              </table:table-cell>
              <table:table-cell office:value-type="float" office:value="84.066667">
                <text:p>84.066667</text:p>
              </table:table-cell>
              <table:table-cell office:value-type="float" office:value="83.377778">
                <text:p>83.377778</text:p>
              </table:table-cell>
              <table:table-cell office:value-type="float" office:value="82.022222">
                <text:p>82.022222</text:p>
              </table:table-cell>
              <table:table-cell office:value-type="float" office:value="79.533333">
                <text:p>79.533333</text:p>
              </table:table-cell>
              <table:table-cell office:value-type="float" office:value="79.177778">
                <text:p>79.177778</text:p>
              </table:table-cell>
              <table:table-cell office:value-type="float" office:value="80.4">
                <text:p>80.4</text:p>
              </table:table-cell>
              <table:table-cell office:value-type="float" office:value="79.177778">
                <text:p>79.177778</text:p>
              </table:table-cell>
              <table:table-cell office:value-type="float" office:value="76.355556">
                <text:p>76.355556</text:p>
              </table:table-cell>
              <table:table-cell office:value-type="float" office:value="77.4">
                <text:p>77.4</text:p>
              </table:table-cell>
              <table:table-cell office:value-type="float" office:value="76.266667">
                <text:p>76.266667</text:p>
              </table:table-cell>
              <table:table-cell office:value-type="float" office:value="75.977778">
                <text:p>75.977778</text:p>
              </table:table-cell>
              <table:table-cell office:value-type="float" office:value="72.6">
                <text:p>72.6</text:p>
              </table:table-cell>
              <table:table-cell office:value-type="float" office:value="72.488889">
                <text:p>72.488889</text:p>
              </table:table-cell>
              <table:table-cell office:value-type="float" office:value="71.288889">
                <text:p>71.288889</text:p>
              </table:table-cell>
              <table:table-cell office:value-type="float" office:value="71.488889">
                <text:p>71.488889</text:p>
              </table:table-cell>
              <table:table-cell office:value-type="float" office:value="69.266667">
                <text:p>69.266667</text:p>
              </table:table-cell>
              <table:table-cell office:value-type="float" office:value="67.644444">
                <text:p>67.644444</text:p>
              </table:table-cell>
              <table:table-cell office:value-type="float" office:value="69.266667">
                <text:p>69.266667</text:p>
              </table:table-cell>
              <table:table-cell office:value-type="float" office:value="65.733333">
                <text:p>65.733333</text:p>
              </table:table-cell>
              <table:table-cell office:value-type="float" office:value="67.777778">
                <text:p>67.777778</text:p>
              </table:table-cell>
              <table:table-cell office:value-type="float" office:value="67.844444">
                <text:p>67.844444</text:p>
              </table:table-cell>
              <table:table-cell office:value-type="float" office:value="67.244444">
                <text:p>67.244444</text:p>
              </table:table-cell>
              <table:table-cell office:value-type="float" office:value="64.822222">
                <text:p>64.822222</text:p>
              </table:table-cell>
              <table:table-cell office:value-type="float" office:value="65.377778">
                <text:p>65.377778</text:p>
              </table:table-cell>
              <table:table-cell office:value-type="float" office:value="66.222222">
                <text:p>66.222222</text:p>
              </table:table-cell>
              <table:table-cell office:value-type="float" office:value="65.555556">
                <text:p>65.555556</text:p>
              </table:table-cell>
              <table:table-cell office:value-type="float" office:value="65.711111">
                <text:p>65.711111</text:p>
              </table:table-cell>
              <table:table-cell office:value-type="float" office:value="65.044444">
                <text:p>65.044444</text:p>
              </table:table-cell>
              <table:table-cell office:value-type="float" office:value="64.022222">
                <text:p>64.022222</text:p>
              </table:table-cell>
              <table:table-cell office:value-type="float" office:value="65.355556">
                <text:p>65.355556</text:p>
              </table:table-cell>
              <table:table-cell office:value-type="float" office:value="64.577778">
                <text:p>64.577778</text:p>
              </table:table-cell>
              <table:table-cell office:value-type="float" office:value="65.133333">
                <text:p>65.133333</text:p>
              </table:table-cell>
              <table:table-cell office:value-type="float" office:value="64.622222">
                <text:p>64.622222</text:p>
              </table:table-cell>
              <table:table-cell office:value-type="float" office:value="66.6">
                <text:p>66.6</text:p>
              </table:table-cell>
              <table:table-cell office:value-type="float" office:value="66.4">
                <text:p>66.4</text:p>
              </table:table-cell>
              <table:table-cell office:value-type="float" office:value="64.266667">
                <text:p>64.266667</text:p>
              </table:table-cell>
              <table:table-cell office:value-type="float" office:value="65.644444">
                <text:p>65.644444</text:p>
              </table:table-cell>
              <table:table-cell office:value-type="float" office:value="64.533333">
                <text:p>64.533333</text:p>
              </table:table-cell>
              <table:table-cell office:value-type="float" office:value="64.2">
                <text:p>64.2</text:p>
              </table:table-cell>
              <table:table-cell office:value-type="float" office:value="65.711111">
                <text:p>65.711111</text:p>
              </table:table-cell>
              <table:table-cell office:value-type="float" office:value="64.822222">
                <text:p>64.822222</text:p>
              </table:table-cell>
              <table:table-cell office:value-type="float" office:value="66.133333">
                <text:p>66.133333</text:p>
              </table:table-cell>
              <table:table-cell office:value-type="float" office:value="65.933333">
                <text:p>65.933333</text:p>
              </table:table-cell>
              <table:table-cell office:value-type="float" office:value="67.222222">
                <text:p>67.222222</text:p>
              </table:table-cell>
              <table:table-cell office:value-type="float" office:value="65.222222">
                <text:p>65.222222</text:p>
              </table:table-cell>
              <table:table-cell office:value-type="float" office:value="64.622222">
                <text:p>64.622222</text:p>
              </table:table-cell>
              <table:table-cell office:value-type="float" office:value="65.222222">
                <text:p>65.222222</text:p>
              </table:table-cell>
              <table:table-cell office:value-type="float" office:value="65.066667">
                <text:p>65.066667</text:p>
              </table:table-cell>
              <table:table-cell office:value-type="float" office:value="64.666667">
                <text:p>64.666667</text:p>
              </table:table-cell>
              <table:table-cell office:value-type="float" office:value="67.044444">
                <text:p>67.044444</text:p>
              </table:table-cell>
              <table:table-cell office:value-type="float" office:value="63.844444">
                <text:p>63.844444</text:p>
              </table:table-cell>
              <table:table-cell office:value-type="float" office:value="65.155556">
                <text:p>65.155556</text:p>
              </table:table-cell>
              <table:table-cell office:value-type="float" office:value="64.022222">
                <text:p>64.022222</text:p>
              </table:table-cell>
              <table:table-cell office:value-type="float" office:value="65">
                <text:p>65</text:p>
              </table:table-cell>
              <table:table-cell office:value-type="float" office:value="65.4">
                <text:p>65.4</text:p>
              </table:table-cell>
              <table:table-cell office:value-type="float" office:value="64.822222">
                <text:p>64.822222</text:p>
              </table:table-cell>
              <table:table-cell office:value-type="float" office:value="66.111111">
                <text:p>66.111111</text:p>
              </table:table-cell>
              <table:table-cell office:value-type="float" office:value="66.088889">
                <text:p>66.088889</text:p>
              </table:table-cell>
              <table:table-cell office:value-type="float" office:value="65.777778">
                <text:p>65.777778</text:p>
              </table:table-cell>
              <table:table-cell office:value-type="float" office:value="65.088889">
                <text:p>65.088889</text:p>
              </table:table-cell>
              <table:table-cell office:value-type="float" office:value="65.066667">
                <text:p>65.066667</text:p>
              </table:table-cell>
              <table:table-cell office:value-type="float" office:value="66.111111">
                <text:p>66.111111</text:p>
              </table:table-cell>
              <table:table-cell office:value-type="float" office:value="67.511111">
                <text:p>67.511111</text:p>
              </table:table-cell>
              <table:table-cell office:value-type="float" office:value="65.666667">
                <text:p>65.666667</text:p>
              </table:table-cell>
              <table:table-cell office:value-type="float" office:value="65.266667">
                <text:p>65.266667</text:p>
              </table:table-cell>
              <table:table-cell office:value-type="float" office:value="64.355556">
                <text:p>64.355556</text:p>
              </table:table-cell>
              <table:table-cell office:value-type="float" office:value="64.6">
                <text:p>64.6</text:p>
              </table:table-cell>
              <table:table-cell office:value-type="float" office:value="65.733333">
                <text:p>65.733333</text:p>
              </table:table-cell>
              <table:table-cell office:value-type="float" office:value="64.4">
                <text:p>64.4</text:p>
              </table:table-cell>
              <table:table-cell office:value-type="float" office:value="64.355556">
                <text:p>64.355556</text:p>
              </table:table-cell>
              <table:table-cell office:value-type="float" office:value="64.222222">
                <text:p>64.222222</text:p>
              </table:table-cell>
              <table:table-cell office:value-type="float" office:value="65.222222">
                <text:p>65.222222</text:p>
              </table:table-cell>
              <table:table-cell office:value-type="float" office:value="64.555556">
                <text:p>64.555556</text:p>
              </table:table-cell>
              <table:table-cell office:value-type="float" office:value="64.422222">
                <text:p>64.422222</text:p>
              </table:table-cell>
              <table:table-cell office:value-type="float" office:value="63.977778">
                <text:p>63.977778</text:p>
              </table:table-cell>
              <table:table-cell office:value-type="float" office:value="65.466667">
                <text:p>65.466667</text:p>
              </table:table-cell>
              <table:table-cell office:value-type="float" office:value="63.933333">
                <text:p>63.933333</text:p>
              </table:table-cell>
              <table:table-cell office:value-type="float" office:value="65.844444">
                <text:p>65.844444</text:p>
              </table:table-cell>
              <table:table-cell office:value-type="float" office:value="64.888889">
                <text:p>64.888889</text:p>
              </table:table-cell>
              <table:table-cell office:value-type="float" office:value="64">
                <text:p>64</text:p>
              </table:table-cell>
              <table:table-cell office:value-type="float" office:value="65.822222">
                <text:p>65.822222</text:p>
              </table:table-cell>
              <table:table-cell office:value-type="float" office:value="64.733333">
                <text:p>64.733333</text:p>
              </table:table-cell>
              <table:table-cell office:value-type="float" office:value="67">
                <text:p>67</text:p>
              </table:table-cell>
              <table:table-cell office:value-type="float" office:value="64.422222">
                <text:p>64.422222</text:p>
              </table:table-cell>
              <table:table-cell office:value-type="float" office:value="64.311111">
                <text:p>64.311111</text:p>
              </table:table-cell>
              <table:table-cell office:value-type="float" office:value="65.111111">
                <text:p>65.111111</text:p>
              </table:table-cell>
              <table:table-cell office:value-type="float" office:value="65.066667">
                <text:p>65.066667</text:p>
              </table:table-cell>
              <table:table-cell office:value-type="float" office:value="64.955556">
                <text:p>64.955556</text:p>
              </table:table-cell>
              <table:table-cell office:value-type="float" office:value="66.177778">
                <text:p>66.177778</text:p>
              </table:table-cell>
              <table:table-cell office:value-type="float" office:value="66.2">
                <text:p>66.2</text:p>
              </table:table-cell>
              <table:table-cell office:value-type="float" office:value="65.844444">
                <text:p>65.844444</text:p>
              </table:table-cell>
              <table:table-cell office:value-type="float" office:value="63.822222">
                <text:p>63.822222</text:p>
              </table:table-cell>
              <table:table-cell office:value-type="float" office:value="65.844444">
                <text:p>65.844444</text:p>
              </table:table-cell>
              <table:table-cell office:value-type="float" office:value="65">
                <text:p>65</text:p>
              </table:table-cell>
              <table:table-cell office:value-type="float" office:value="65.311111">
                <text:p>65.311111</text:p>
              </table:table-cell>
              <table:table-cell office:value-type="float" office:value="64.822222">
                <text:p>64.822222</text:p>
              </table:table-cell>
              <table:table-cell office:value-type="float" office:value="65.977778">
                <text:p>65.977778</text:p>
              </table:table-cell>
              <table:table-cell office:value-type="float" office:value="64.777778">
                <text:p>64.777778</text:p>
              </table:table-cell>
              <table:table-cell office:value-type="float" office:value="65.266667">
                <text:p>65.266667</text:p>
              </table:table-cell>
              <table:table-cell office:value-type="float" office:value="64.622222">
                <text:p>64.622222</text:p>
              </table:table-cell>
              <table:table-cell office:value-type="float" office:value="63.911111">
                <text:p>63.911111</text:p>
              </table:table-cell>
              <table:table-cell office:value-type="float" office:value="64.444444">
                <text:p>64.444444</text:p>
              </table:table-cell>
              <table:table-cell office:value-type="float" office:value="64.688889">
                <text:p>64.688889</text:p>
              </table:table-cell>
              <table:table-cell office:value-type="float" office:value="65">
                <text:p>65</text:p>
              </table:table-cell>
              <table:table-cell office:value-type="float" office:value="65.111111">
                <text:p>65.111111</text:p>
              </table:table-cell>
              <table:table-cell office:value-type="float" office:value="66.4">
                <text:p>66.4</text:p>
              </table:table-cell>
              <table:table-cell office:value-type="float" office:value="64.533333">
                <text:p>64.533333</text:p>
              </table:table-cell>
              <table:table-cell office:value-type="float" office:value="64.177778">
                <text:p>64.177778</text:p>
              </table:table-cell>
              <table:table-cell office:value-type="float" office:value="64.8">
                <text:p>64.8</text:p>
              </table:table-cell>
              <table:table-cell office:value-type="float" office:value="65.355556">
                <text:p>65.355556</text:p>
              </table:table-cell>
              <table:table-cell office:value-type="float" office:value="64.133333">
                <text:p>64.133333</text:p>
              </table:table-cell>
              <table:table-cell office:value-type="float" office:value="65.177778">
                <text:p>65.177778</text:p>
              </table:table-cell>
              <table:table-cell office:value-type="float" office:value="64.4">
                <text:p>64.4</text:p>
              </table:table-cell>
              <table:table-cell office:value-type="float" office:value="64.6">
                <text:p>64.6</text:p>
              </table:table-cell>
              <table:table-cell office:value-type="float" office:value="64.911111">
                <text:p>64.911111</text:p>
              </table:table-cell>
              <table:table-cell office:value-type="float" office:value="65.6">
                <text:p>65.6</text:p>
              </table:table-cell>
              <table:table-cell office:value-type="float" office:value="65.866667">
                <text:p>65.866667</text:p>
              </table:table-cell>
            </table:table-row>
            <table:table-row>
              <table:table-cell office:value-type="string">
                <text:p>Oji,supervised,unilayer</text:p>
                <draw:g>
                  <svg:desc>Arkusz1.A12:Arkusz1.A12</svg:desc>
                </draw:g>
              </table:table-cell>
              <table:table-cell office:value-type="float" office:value="101.044444">
                <text:p>101.044444</text:p>
                <draw:g>
                  <svg:desc>Arkusz1.B12:Arkusz1.GS12</svg:desc>
                </draw:g>
              </table:table-cell>
              <table:table-cell office:value-type="float" office:value="97.466667">
                <text:p>97.466667</text:p>
              </table:table-cell>
              <table:table-cell office:value-type="float" office:value="93.022222">
                <text:p>93.022222</text:p>
              </table:table-cell>
              <table:table-cell office:value-type="float" office:value="93.844444">
                <text:p>93.844444</text:p>
              </table:table-cell>
              <table:table-cell office:value-type="float" office:value="91.533333">
                <text:p>91.533333</text:p>
              </table:table-cell>
              <table:table-cell office:value-type="float" office:value="85.333333">
                <text:p>85.333333</text:p>
              </table:table-cell>
              <table:table-cell office:value-type="float" office:value="82.844444">
                <text:p>82.844444</text:p>
              </table:table-cell>
              <table:table-cell office:value-type="float" office:value="81.377778">
                <text:p>81.377778</text:p>
              </table:table-cell>
              <table:table-cell office:value-type="float" office:value="77.777778">
                <text:p>77.777778</text:p>
              </table:table-cell>
              <table:table-cell office:value-type="float" office:value="77.977778">
                <text:p>77.977778</text:p>
              </table:table-cell>
              <table:table-cell office:value-type="float" office:value="78.133333">
                <text:p>78.133333</text:p>
              </table:table-cell>
              <table:table-cell office:value-type="float" office:value="74.911111">
                <text:p>74.911111</text:p>
              </table:table-cell>
              <table:table-cell office:value-type="float" office:value="75.511111">
                <text:p>75.511111</text:p>
              </table:table-cell>
              <table:table-cell office:value-type="float" office:value="74.733333">
                <text:p>74.733333</text:p>
              </table:table-cell>
              <table:table-cell office:value-type="float" office:value="75.288889">
                <text:p>75.288889</text:p>
              </table:table-cell>
              <table:table-cell office:value-type="float" office:value="75.111111">
                <text:p>75.111111</text:p>
              </table:table-cell>
              <table:table-cell office:value-type="float" office:value="76.511111">
                <text:p>76.511111</text:p>
              </table:table-cell>
              <table:table-cell office:value-type="float" office:value="74.977778">
                <text:p>74.977778</text:p>
              </table:table-cell>
              <table:table-cell office:value-type="float" office:value="73.844444">
                <text:p>73.844444</text:p>
              </table:table-cell>
              <table:table-cell office:value-type="float" office:value="74.377778">
                <text:p>74.377778</text:p>
              </table:table-cell>
              <table:table-cell office:value-type="float" office:value="73.977778">
                <text:p>73.977778</text:p>
              </table:table-cell>
              <table:table-cell office:value-type="float" office:value="73.2">
                <text:p>73.2</text:p>
              </table:table-cell>
              <table:table-cell office:value-type="float" office:value="76.266667">
                <text:p>76.266667</text:p>
              </table:table-cell>
              <table:table-cell office:value-type="float" office:value="73.288889">
                <text:p>73.288889</text:p>
              </table:table-cell>
              <table:table-cell office:value-type="float" office:value="73.777778">
                <text:p>73.777778</text:p>
              </table:table-cell>
              <table:table-cell office:value-type="float" office:value="73">
                <text:p>73</text:p>
              </table:table-cell>
              <table:table-cell office:value-type="float" office:value="74.422222">
                <text:p>74.422222</text:p>
              </table:table-cell>
              <table:table-cell office:value-type="float" office:value="73.288889">
                <text:p>73.288889</text:p>
              </table:table-cell>
              <table:table-cell office:value-type="float" office:value="74.177778">
                <text:p>74.177778</text:p>
              </table:table-cell>
              <table:table-cell office:value-type="float" office:value="72.644444">
                <text:p>72.644444</text:p>
              </table:table-cell>
              <table:table-cell office:value-type="float" office:value="72.866667">
                <text:p>72.866667</text:p>
              </table:table-cell>
              <table:table-cell office:value-type="float" office:value="73.2">
                <text:p>73.2</text:p>
              </table:table-cell>
              <table:table-cell office:value-type="float" office:value="72.511111">
                <text:p>72.511111</text:p>
              </table:table-cell>
              <table:table-cell office:value-type="float" office:value="74.844444">
                <text:p>74.844444</text:p>
              </table:table-cell>
              <table:table-cell office:value-type="float" office:value="70.466667">
                <text:p>70.466667</text:p>
              </table:table-cell>
              <table:table-cell office:value-type="float" office:value="71.066667">
                <text:p>71.066667</text:p>
              </table:table-cell>
              <table:table-cell office:value-type="float" office:value="70.311111">
                <text:p>70.311111</text:p>
              </table:table-cell>
              <table:table-cell office:value-type="float" office:value="69.777778">
                <text:p>69.777778</text:p>
              </table:table-cell>
              <table:table-cell office:value-type="float" office:value="68.977778">
                <text:p>68.977778</text:p>
              </table:table-cell>
              <table:table-cell office:value-type="float" office:value="67.933333">
                <text:p>67.933333</text:p>
              </table:table-cell>
              <table:table-cell office:value-type="float" office:value="66.466667">
                <text:p>66.466667</text:p>
              </table:table-cell>
              <table:table-cell office:value-type="float" office:value="64.311111">
                <text:p>64.311111</text:p>
              </table:table-cell>
              <table:table-cell office:value-type="float" office:value="64.044444">
                <text:p>64.044444</text:p>
              </table:table-cell>
              <table:table-cell office:value-type="float" office:value="63.311111">
                <text:p>63.311111</text:p>
              </table:table-cell>
              <table:table-cell office:value-type="float" office:value="61.911111">
                <text:p>61.911111</text:p>
              </table:table-cell>
              <table:table-cell office:value-type="float" office:value="60.2">
                <text:p>60.2</text:p>
              </table:table-cell>
              <table:table-cell office:value-type="float" office:value="57.888889">
                <text:p>57.888889</text:p>
              </table:table-cell>
              <table:table-cell office:value-type="float" office:value="56.866667">
                <text:p>56.866667</text:p>
              </table:table-cell>
              <table:table-cell office:value-type="float" office:value="55.733333">
                <text:p>55.733333</text:p>
              </table:table-cell>
              <table:table-cell office:value-type="float" office:value="54.355556">
                <text:p>54.355556</text:p>
              </table:table-cell>
              <table:table-cell office:value-type="float" office:value="53.4">
                <text:p>53.4</text:p>
              </table:table-cell>
              <table:table-cell office:value-type="float" office:value="51.8">
                <text:p>51.8</text:p>
              </table:table-cell>
              <table:table-cell office:value-type="float" office:value="51.822222">
                <text:p>51.822222</text:p>
              </table:table-cell>
              <table:table-cell office:value-type="float" office:value="52.111111">
                <text:p>52.111111</text:p>
              </table:table-cell>
              <table:table-cell office:value-type="float" office:value="51.688889">
                <text:p>51.688889</text:p>
              </table:table-cell>
              <table:table-cell office:value-type="float" office:value="51.6">
                <text:p>51.6</text:p>
              </table:table-cell>
              <table:table-cell office:value-type="float" office:value="50.2">
                <text:p>50.2</text:p>
              </table:table-cell>
              <table:table-cell office:value-type="float" office:value="51.444444">
                <text:p>51.444444</text:p>
              </table:table-cell>
              <table:table-cell office:value-type="float" office:value="49.666667">
                <text:p>49.666667</text:p>
              </table:table-cell>
              <table:table-cell office:value-type="float" office:value="51.155556">
                <text:p>51.155556</text:p>
              </table:table-cell>
              <table:table-cell office:value-type="float" office:value="49.422222">
                <text:p>49.422222</text:p>
              </table:table-cell>
              <table:table-cell office:value-type="float" office:value="51.2">
                <text:p>51.2</text:p>
              </table:table-cell>
              <table:table-cell office:value-type="float" office:value="51.355556">
                <text:p>51.355556</text:p>
              </table:table-cell>
              <table:table-cell office:value-type="float" office:value="51.8">
                <text:p>51.8</text:p>
              </table:table-cell>
              <table:table-cell office:value-type="float" office:value="51.422222">
                <text:p>51.422222</text:p>
              </table:table-cell>
              <table:table-cell office:value-type="float" office:value="50.911111">
                <text:p>50.911111</text:p>
              </table:table-cell>
              <table:table-cell office:value-type="float" office:value="50.888889">
                <text:p>50.888889</text:p>
              </table:table-cell>
              <table:table-cell office:value-type="float" office:value="50.644444">
                <text:p>50.644444</text:p>
              </table:table-cell>
              <table:table-cell office:value-type="float" office:value="49.733333">
                <text:p>49.733333</text:p>
              </table:table-cell>
              <table:table-cell office:value-type="float" office:value="50.155556">
                <text:p>50.155556</text:p>
              </table:table-cell>
              <table:table-cell office:value-type="float" office:value="50.111111">
                <text:p>50.111111</text:p>
              </table:table-cell>
              <table:table-cell office:value-type="float" office:value="50.755556">
                <text:p>50.755556</text:p>
              </table:table-cell>
              <table:table-cell office:value-type="float" office:value="50.733333">
                <text:p>50.733333</text:p>
              </table:table-cell>
              <table:table-cell office:value-type="float" office:value="50.355556">
                <text:p>50.355556</text:p>
              </table:table-cell>
              <table:table-cell office:value-type="float" office:value="50.333333">
                <text:p>50.333333</text:p>
              </table:table-cell>
              <table:table-cell office:value-type="float" office:value="48.466667">
                <text:p>48.466667</text:p>
              </table:table-cell>
              <table:table-cell office:value-type="float" office:value="49.377778">
                <text:p>49.377778</text:p>
              </table:table-cell>
              <table:table-cell office:value-type="float" office:value="49.866667">
                <text:p>49.866667</text:p>
              </table:table-cell>
              <table:table-cell office:value-type="float" office:value="48.888889">
                <text:p>48.888889</text:p>
              </table:table-cell>
              <table:table-cell office:value-type="float" office:value="49.977778">
                <text:p>49.977778</text:p>
              </table:table-cell>
              <table:table-cell office:value-type="float" office:value="51">
                <text:p>51</text:p>
              </table:table-cell>
              <table:table-cell office:value-type="float" office:value="50.488889">
                <text:p>50.488889</text:p>
              </table:table-cell>
              <table:table-cell office:value-type="float" office:value="49.4">
                <text:p>49.4</text:p>
              </table:table-cell>
              <table:table-cell office:value-type="float" office:value="49.244444">
                <text:p>49.244444</text:p>
              </table:table-cell>
              <table:table-cell office:value-type="float" office:value="49.044444">
                <text:p>49.044444</text:p>
              </table:table-cell>
              <table:table-cell office:value-type="float" office:value="49.644444">
                <text:p>49.644444</text:p>
              </table:table-cell>
              <table:table-cell office:value-type="float" office:value="49.177778">
                <text:p>49.177778</text:p>
              </table:table-cell>
              <table:table-cell office:value-type="float" office:value="49.333333">
                <text:p>49.333333</text:p>
              </table:table-cell>
              <table:table-cell office:value-type="float" office:value="48.444444">
                <text:p>48.444444</text:p>
              </table:table-cell>
              <table:table-cell office:value-type="float" office:value="49.555556">
                <text:p>49.555556</text:p>
              </table:table-cell>
              <table:table-cell office:value-type="float" office:value="49.111111">
                <text:p>49.111111</text:p>
              </table:table-cell>
              <table:table-cell office:value-type="float" office:value="49.022222">
                <text:p>49.022222</text:p>
              </table:table-cell>
              <table:table-cell office:value-type="float" office:value="49.133333">
                <text:p>49.133333</text:p>
              </table:table-cell>
              <table:table-cell office:value-type="float" office:value="49.888889">
                <text:p>49.888889</text:p>
              </table:table-cell>
              <table:table-cell office:value-type="float" office:value="49.955556">
                <text:p>49.955556</text:p>
              </table:table-cell>
              <table:table-cell office:value-type="float" office:value="47.155556">
                <text:p>47.155556</text:p>
              </table:table-cell>
              <table:table-cell office:value-type="float" office:value="47.333333">
                <text:p>47.333333</text:p>
              </table:table-cell>
              <table:table-cell office:value-type="float" office:value="47.488889">
                <text:p>47.488889</text:p>
              </table:table-cell>
              <table:table-cell office:value-type="float" office:value="47.511111">
                <text:p>47.511111</text:p>
              </table:table-cell>
              <table:table-cell office:value-type="float" office:value="47.266667">
                <text:p>47.266667</text:p>
              </table:table-cell>
              <table:table-cell office:value-type="float" office:value="46.977778">
                <text:p>46.977778</text:p>
              </table:table-cell>
              <table:table-cell office:value-type="float" office:value="46.644444">
                <text:p>46.644444</text:p>
              </table:table-cell>
              <table:table-cell office:value-type="float" office:value="46.155556">
                <text:p>46.155556</text:p>
              </table:table-cell>
              <table:table-cell office:value-type="float" office:value="45.488889">
                <text:p>45.488889</text:p>
              </table:table-cell>
              <table:table-cell office:value-type="float" office:value="47">
                <text:p>47</text:p>
              </table:table-cell>
              <table:table-cell office:value-type="float" office:value="46.4">
                <text:p>46.4</text:p>
              </table:table-cell>
              <table:table-cell office:value-type="float" office:value="46.2">
                <text:p>46.2</text:p>
              </table:table-cell>
              <table:table-cell office:value-type="float" office:value="46">
                <text:p>46</text:p>
              </table:table-cell>
              <table:table-cell office:value-type="float" office:value="44.866667">
                <text:p>44.866667</text:p>
              </table:table-cell>
              <table:table-cell office:value-type="float" office:value="46.066667">
                <text:p>46.066667</text:p>
              </table:table-cell>
              <table:table-cell office:value-type="float" office:value="45.466667">
                <text:p>45.466667</text:p>
              </table:table-cell>
              <table:table-cell office:value-type="float" office:value="44.933333">
                <text:p>44.933333</text:p>
              </table:table-cell>
              <table:table-cell office:value-type="float" office:value="44.4">
                <text:p>44.4</text:p>
              </table:table-cell>
              <table:table-cell office:value-type="float" office:value="43.955556">
                <text:p>43.955556</text:p>
              </table:table-cell>
              <table:table-cell office:value-type="float" office:value="43.177778">
                <text:p>43.177778</text:p>
              </table:table-cell>
              <table:table-cell office:value-type="float" office:value="43.688889">
                <text:p>43.688889</text:p>
              </table:table-cell>
              <table:table-cell office:value-type="float" office:value="42.333333">
                <text:p>42.333333</text:p>
              </table:table-cell>
              <table:table-cell office:value-type="float" office:value="41.644444">
                <text:p>41.644444</text:p>
              </table:table-cell>
              <table:table-cell office:value-type="float" office:value="42.577778">
                <text:p>42.577778</text:p>
              </table:table-cell>
              <table:table-cell office:value-type="float" office:value="41.644444">
                <text:p>41.644444</text:p>
              </table:table-cell>
              <table:table-cell office:value-type="float" office:value="41.444444">
                <text:p>41.444444</text:p>
              </table:table-cell>
              <table:table-cell office:value-type="float" office:value="42.711111">
                <text:p>42.711111</text:p>
              </table:table-cell>
              <table:table-cell office:value-type="float" office:value="41.466667">
                <text:p>41.466667</text:p>
              </table:table-cell>
              <table:table-cell office:value-type="float" office:value="41.777778">
                <text:p>41.777778</text:p>
              </table:table-cell>
              <table:table-cell office:value-type="float" office:value="41.088889">
                <text:p>41.088889</text:p>
              </table:table-cell>
              <table:table-cell office:value-type="float" office:value="40.2">
                <text:p>40.2</text:p>
              </table:table-cell>
              <table:table-cell office:value-type="float" office:value="39.911111">
                <text:p>39.911111</text:p>
              </table:table-cell>
              <table:table-cell office:value-type="float" office:value="39.822222">
                <text:p>39.822222</text:p>
              </table:table-cell>
              <table:table-cell office:value-type="float" office:value="40.111111">
                <text:p>40.111111</text:p>
              </table:table-cell>
              <table:table-cell office:value-type="float" office:value="37.466667">
                <text:p>37.466667</text:p>
              </table:table-cell>
              <table:table-cell office:value-type="float" office:value="36.844444">
                <text:p>36.844444</text:p>
              </table:table-cell>
              <table:table-cell office:value-type="float" office:value="37.088889">
                <text:p>37.088889</text:p>
              </table:table-cell>
              <table:table-cell office:value-type="float" office:value="37.866667">
                <text:p>37.866667</text:p>
              </table:table-cell>
              <table:table-cell office:value-type="float" office:value="38.688889">
                <text:p>38.688889</text:p>
              </table:table-cell>
              <table:table-cell office:value-type="float" office:value="36.044444">
                <text:p>36.044444</text:p>
              </table:table-cell>
              <table:table-cell office:value-type="float" office:value="38.355556">
                <text:p>38.355556</text:p>
              </table:table-cell>
              <table:table-cell office:value-type="float" office:value="36.755556">
                <text:p>36.755556</text:p>
              </table:table-cell>
              <table:table-cell office:value-type="float" office:value="36.466667">
                <text:p>36.466667</text:p>
              </table:table-cell>
              <table:table-cell office:value-type="float" office:value="34.311111">
                <text:p>34.311111</text:p>
              </table:table-cell>
              <table:table-cell office:value-type="float" office:value="33.466667">
                <text:p>33.466667</text:p>
              </table:table-cell>
              <table:table-cell office:value-type="float" office:value="34.2">
                <text:p>34.2</text:p>
              </table:table-cell>
              <table:table-cell office:value-type="float" office:value="31.911111">
                <text:p>31.911111</text:p>
              </table:table-cell>
              <table:table-cell office:value-type="float" office:value="33.355556">
                <text:p>33.355556</text:p>
              </table:table-cell>
              <table:table-cell office:value-type="float" office:value="34.577778">
                <text:p>34.577778</text:p>
              </table:table-cell>
              <table:table-cell office:value-type="float" office:value="32.466667">
                <text:p>32.466667</text:p>
              </table:table-cell>
              <table:table-cell office:value-type="float" office:value="33.377778">
                <text:p>33.377778</text:p>
              </table:table-cell>
              <table:table-cell office:value-type="float" office:value="32.2">
                <text:p>32.2</text:p>
              </table:table-cell>
              <table:table-cell office:value-type="float" office:value="30.666667">
                <text:p>30.666667</text:p>
              </table:table-cell>
              <table:table-cell office:value-type="float" office:value="27.466667">
                <text:p>27.466667</text:p>
              </table:table-cell>
              <table:table-cell office:value-type="float" office:value="26.8">
                <text:p>26.8</text:p>
              </table:table-cell>
              <table:table-cell office:value-type="float" office:value="28.066667">
                <text:p>28.066667</text:p>
              </table:table-cell>
              <table:table-cell office:value-type="float" office:value="24.777778">
                <text:p>24.777778</text:p>
              </table:table-cell>
              <table:table-cell office:value-type="float" office:value="23.777778">
                <text:p>23.777778</text:p>
              </table:table-cell>
              <table:table-cell office:value-type="float" office:value="20.8">
                <text:p>20.8</text:p>
              </table:table-cell>
              <table:table-cell office:value-type="float" office:value="19.266667">
                <text:p>19.266667</text:p>
              </table:table-cell>
              <table:table-cell office:value-type="float" office:value="15.666667">
                <text:p>15.666667</text:p>
              </table:table-cell>
              <table:table-cell office:value-type="float" office:value="14.488889">
                <text:p>14.488889</text:p>
              </table:table-cell>
              <table:table-cell office:value-type="float" office:value="14.333333">
                <text:p>14.333333</text:p>
              </table:table-cell>
              <table:table-cell office:value-type="float" office:value="12.933333">
                <text:p>12.933333</text:p>
              </table:table-cell>
              <table:table-cell office:value-type="float" office:value="12.888889">
                <text:p>12.888889</text:p>
              </table:table-cell>
              <table:table-cell office:value-type="float" office:value="13.066667">
                <text:p>13.066667</text:p>
              </table:table-cell>
              <table:table-cell office:value-type="float" office:value="14.111111">
                <text:p>14.111111</text:p>
              </table:table-cell>
              <table:table-cell office:value-type="float" office:value="14.288889">
                <text:p>14.288889</text:p>
              </table:table-cell>
              <table:table-cell office:value-type="float" office:value="14.377778">
                <text:p>14.377778</text:p>
              </table:table-cell>
              <table:table-cell office:value-type="float" office:value="13.844444">
                <text:p>13.844444</text:p>
              </table:table-cell>
              <table:table-cell office:value-type="float" office:value="13.644444">
                <text:p>13.644444</text:p>
              </table:table-cell>
              <table:table-cell office:value-type="float" office:value="14.377778">
                <text:p>14.377778</text:p>
              </table:table-cell>
              <table:table-cell office:value-type="float" office:value="14.733333">
                <text:p>14.733333</text:p>
              </table:table-cell>
              <table:table-cell office:value-type="float" office:value="15.422222">
                <text:p>15.422222</text:p>
              </table:table-cell>
              <table:table-cell office:value-type="float" office:value="14.555556">
                <text:p>14.555556</text:p>
              </table:table-cell>
              <table:table-cell office:value-type="float" office:value="14.711111">
                <text:p>14.711111</text:p>
              </table:table-cell>
              <table:table-cell office:value-type="float" office:value="15.222222">
                <text:p>15.222222</text:p>
              </table:table-cell>
              <table:table-cell office:value-type="float" office:value="15.6">
                <text:p>15.6</text:p>
              </table:table-cell>
              <table:table-cell office:value-type="float" office:value="15">
                <text:p>15</text:p>
              </table:table-cell>
              <table:table-cell office:value-type="float" office:value="14.911111">
                <text:p>14.911111</text:p>
              </table:table-cell>
              <table:table-cell office:value-type="float" office:value="16.088889">
                <text:p>16.088889</text:p>
              </table:table-cell>
              <table:table-cell office:value-type="float" office:value="14.133333">
                <text:p>14.133333</text:p>
              </table:table-cell>
              <table:table-cell office:value-type="float" office:value="16.2">
                <text:p>16.2</text:p>
              </table:table-cell>
              <table:table-cell office:value-type="float" office:value="15.222222">
                <text:p>15.222222</text:p>
              </table:table-cell>
              <table:table-cell office:value-type="float" office:value="15.111111">
                <text:p>15.111111</text:p>
              </table:table-cell>
              <table:table-cell office:value-type="float" office:value="15.222222">
                <text:p>15.222222</text:p>
              </table:table-cell>
              <table:table-cell office:value-type="float" office:value="15.333333">
                <text:p>15.333333</text:p>
              </table:table-cell>
              <table:table-cell office:value-type="float" office:value="16.688889">
                <text:p>16.688889</text:p>
              </table:table-cell>
              <table:table-cell office:value-type="float" office:value="14.822222">
                <text:p>14.822222</text:p>
              </table:table-cell>
              <table:table-cell office:value-type="float" office:value="15.444444">
                <text:p>15.444444</text:p>
              </table:table-cell>
              <table:table-cell office:value-type="float" office:value="15.622222">
                <text:p>15.622222</text:p>
              </table:table-cell>
              <table:table-cell office:value-type="float" office:value="15.266667">
                <text:p>15.266667</text:p>
              </table:table-cell>
              <table:table-cell office:value-type="float" office:value="15.333333">
                <text:p>15.333333</text:p>
              </table:table-cell>
              <table:table-cell office:value-type="float" office:value="16.066667">
                <text:p>16.066667</text:p>
              </table:table-cell>
              <table:table-cell office:value-type="float" office:value="15.466667">
                <text:p>15.466667</text:p>
              </table:table-cell>
              <table:table-cell office:value-type="float" office:value="15.577778">
                <text:p>15.577778</text:p>
              </table:table-cell>
              <table:table-cell office:value-type="float" office:value="15.244444">
                <text:p>15.244444</text:p>
              </table:table-cell>
              <table:table-cell office:value-type="float" office:value="15.466667">
                <text:p>15.466667</text:p>
              </table:table-cell>
              <table:table-cell office:value-type="float" office:value="15.266667">
                <text:p>15.266667</text:p>
              </table:table-cell>
              <table:table-cell office:value-type="float" office:value="15.755556">
                <text:p>15.755556</text:p>
              </table:table-cell>
              <table:table-cell office:value-type="float" office:value="15.666667">
                <text:p>15.666667</text:p>
              </table:table-cell>
              <table:table-cell office:value-type="float" office:value="15.422222">
                <text:p>15.422222</text:p>
              </table:table-cell>
              <table:table-cell office:value-type="float" office:value="16.577778">
                <text:p>16.577778</text:p>
              </table:table-cell>
              <table:table-cell office:value-type="float" office:value="15.266667">
                <text:p>15.266667</text:p>
              </table:table-cell>
              <table:table-cell office:value-type="float" office:value="15.444444">
                <text:p>15.4444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